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8DC000005605B144783971D56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acifico" svg:font-family="Pacific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09pt"/>
    </style:style>
    <style:style style:name="co2" style:family="table-column">
      <style:table-column-properties fo:break-before="auto" style:column-width="210.44pt"/>
    </style:style>
    <style:style style:name="co3" style:family="table-column">
      <style:table-column-properties fo:break-before="auto" style:column-width="205.54pt"/>
    </style:style>
    <style:style style:name="co4" style:family="table-column">
      <style:table-column-properties fo:break-before="auto" style:column-width="96.55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102.81pt"/>
    </style:style>
    <style:style style:name="co7" style:family="table-column">
      <style:table-column-properties fo:break-before="auto" style:column-width="266.71pt"/>
    </style:style>
    <style:style style:name="co8" style:family="table-column">
      <style:table-column-properties fo:break-before="auto" style:column-width="227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1.49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40.51pt" fo:break-before="auto" style:use-optimal-row-height="false"/>
    </style:style>
    <style:style style:name="ro6" style:family="table-row">
      <style:table-row-properties style:row-height="29.99pt" fo:break-before="auto" style:use-optimal-row-height="false"/>
    </style:style>
    <style:style style:name="ta1" style:family="table" style:master-page-name="PageStyle_5f_Basic_20_Assessment">
      <style:table-properties table:display="true" style:writing-mode="lr-tb"/>
    </style:style>
    <style:style style:name="ta2" style:family="table" style:master-page-name="PageStyle_5f_Advanced_20_Assessment">
      <style:table-properties table:display="true" style:writing-mode="lr-tb"/>
    </style:style>
    <style:style style:name="ta3" style:family="table" style:master-page-name="PageStyle_5f_Ratios">
      <style:table-properties table:display="false" style:writing-mode="lr-tb"/>
    </style:style>
    <style:style style:name="ta4" style:family="table" style:master-page-name="PageStyle_5f_Advanced_20_Business_20_Idea_20_Assessment_20_Tool_20_Indicators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fo:border-left="0.74pt solid #ffffff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fo:border-bottom="0.74pt solid #0000ff" style:diagonal-bl-tr="none" style:diagonal-tl-br="none" fo:border-left="0.74pt solid #0000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Basic Assessment'.A7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Basic Assessment'.A7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Basic Assessment'.A7"/>
    </style:style>
    <style:style style:name="ce9" style:family="table-cell" style:parent-style-name="Default">
      <style:table-cell-properties fo:background-color="#e8f0f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acifico" fo:font-size="16pt" fo:font-style="normal" fo:text-shadow="none" style:text-underline-style="none" fo:font-weight="normal" style:font-size-asian="16pt" style:font-style-asian="normal" style:font-weight-asian="normal" style:font-name-complex="Pacifico" style:font-size-complex="16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19pt" fo:font-style="normal" fo:text-shadow="none" style:text-underline-style="none" fo:font-weight="normal" style:font-size-asian="19pt" style:font-style-asian="normal" style:font-weight-asian="normal" style:font-name-complex="Pacifico" style:font-size-complex="19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ff" style:rotation-align="none" fo:border-top="0.74pt solid #0000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ff" style:diagonal-bl-tr="none" style:diagonal-tl-br="none" fo:border-left="none" fo:border-right="0.74pt solid #0000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Pacifico" fo:font-size="15pt" fo:font-style="normal" fo:text-shadow="none" style:text-underline-style="none" fo:font-weight="normal" style:font-size-asian="15pt" style:font-style-asian="normal" style:font-weight-asian="normal" style:font-name-complex="Pacifico" style:font-size-complex="15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3" style:family="table-cell" style:parent-style-name="Default">
      <style:table-cell-properties fo:border-bottom="0.74pt solid #ffffff" fo:background-color="#0000ff" style:diagonal-bl-tr="none" style:diagonal-tl-br="none" style:text-align-source="fix" style:repeat-content="false" fo:wrap-option="no-wrap" fo:border-left="0.74pt solid #0000ff" style:direction="ltr" fo:border-right="0.74pt solid #0000ff" style:rotation-angle="0" style:rotation-align="none" style:shrink-to-fit="false" fo:border-top="0.74pt solid #0000ff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order-bottom="0.74pt solid #0000ff" fo:background-color="#0000ff" style:diagonal-bl-tr="none" style:diagonal-tl-br="none" style:text-align-source="fix" style:repeat-content="false" fo:wrap-option="wrap" fo:border-left="0.74pt solid #0000ff" style:direction="ltr" fo:border-right="0.74pt solid #0000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lder than 5 years&quot;" style:apply-style-name="ConditionalStyle_5f_8" style:base-cell-address="'Basic Assessment'.C10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eady Market&quot;" style:apply-style-name="ConditionalStyle_5f_3" style:base-cell-address="'Basic Assessment'.C11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Essential Product/ Service&quot;" style:apply-style-name="ConditionalStyle_5f_3" style:base-cell-address="'Basic Assessment'.C12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Unique Product/ Service&quot;" style:apply-style-name="ConditionalStyle_5f_7" style:base-cell-address="'Basic Assessment'.C13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Extensive Product Research&quot;" style:apply-style-name="ConditionalStyle_5f_1" style:base-cell-address="'Basic Assessment'.C14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lose to 90%&quot;" style:apply-style-name="ConditionalStyle_5f_1" style:base-cell-address="'Basic Assessment'.C18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elated&quot;" style:apply-style-name="ConditionalStyle_5f_3" style:base-cell-address="'Basic Assessment'.C19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Great Margin Low Volume&quot;" style:apply-style-name="ConditionalStyle_5f_4" style:base-cell-address="'Basic Assessment'.C20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CAPEX Intensive&quot;" style:apply-style-name="ConditionalStyle_5f_1" style:base-cell-address="'Basic Assessment'.C21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High Initial Fee + Reccuring Rev&quot;" style:apply-style-name="ConditionalStyle_5f_7" style:base-cell-address="'Basic Assessment'.C22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100% Bankable&quot;" style:apply-style-name="ConditionalStyle_5f_3" style:base-cell-address="'Basic Assessment'.C23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ess than 6 months&quot;" style:apply-style-name="ConditionalStyle_5f_8" style:base-cell-address="'Basic Assessment'.C24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cell-content()&gt;140" style:apply-style-name="ConditionalStyle_5f_10" style:base-cell-address="'Basic Assessment'.C26"/>
    </style:style>
    <style:style style:name="ce50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38761d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CAPEX Intensive&quot;" style:apply-style-name="ConditionalStyle_5f_1" style:base-cell-address="'Basic Assessment'.C21"/>
    </style:style>
    <style:style style:name="ce60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e8f0f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74pt solid #ffffff" fo:border-right="none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ffffff" fo:background-color="#0000ff" style:diagonal-bl-tr="none" style:diagonal-tl-br="none" style:text-align-source="fix" style:repeat-content="false" fo:wrap-option="no-wrap" fo:border-left="0.74pt solid #0000ff" style:direction="ltr" fo:border-right="none" style:rotation-angle="0" style:rotation-align="none" style:shrink-to-fit="false" fo:border-top="0.74pt solid #0000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fo:border-bottom="0.74pt solid #0000ff" fo:background-color="#0000ff" style:diagonal-bl-tr="none" style:diagonal-tl-br="none" style:text-align-source="fix" style:repeat-content="false" fo:wrap-option="no-wrap" fo:border-left="0.74pt solid #0000ff" style:direction="ltr" fo:border-right="0.74pt solid #0000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e8f0f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74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76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78" style:family="table-cell" style:parent-style-name="Default">
      <style:table-cell-properties fo:background-color="#e8f0f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oundation &amp; Legal&quot;" style:apply-style-name="ConditionalStyle_5f_12" style:base-cell-address="'Advanced Assessment'.A7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Older than 5 years&quot;" style:apply-style-name="ConditionalStyle_5f_8" style:base-cell-address="'Advanced Assessment'.C10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egistered with AOA AND a signed SHA in place.&quot;" style:apply-style-name="ConditionalStyle_5f_7" style:base-cell-address="'Advanced Assessment'.C11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ew or no special permits required (e.g., retail).&quot;" style:apply-style-name="ConditionalStyle_5f_7" style:base-cell-address="'Advanced Assessment'.C12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eady Market&quot;" style:apply-style-name="ConditionalStyle_5f_3" style:base-cell-address="'Advanced Assessment'.C13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Essential Product/ Service&quot;" style:apply-style-name="ConditionalStyle_5f_3" style:base-cell-address="'Advanced Assessment'.C14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Unique Product/ Service&quot;" style:apply-style-name="ConditionalStyle_5f_7" style:base-cell-address="'Advanced Assessment'.C15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Extensive Product Research&quot;" style:apply-style-name="ConditionalStyle_5f_1" style:base-cell-address="'Advanced Assessment'.C16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&gt; 25% of Target Demographic&quot;" style:apply-style-name="ConditionalStyle_5f_7" style:base-cell-address="'Advanced Assessment'.C17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ew (0-1) direct rivals; Market is growing.&quot;" style:apply-style-name="ConditionalStyle_5f_7" style:base-cell-address="'Advanced Assessment'.C18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egistered Trademark AND Proprietary Process/Tech (e.g., unique formula).&quot;" style:apply-style-name="ConditionalStyle_5f_7" style:base-cell-address="'Advanced Assessment'.C19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lose to 90%&quot;" style:apply-style-name="ConditionalStyle_5f_1" style:base-cell-address="'Advanced Assessment'.C23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Related&quot;" style:apply-style-name="ConditionalStyle_5f_3" style:base-cell-address="'Advanced Assessment'.C24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A. Product Replication: (e.g., Franchising, Licensing).&quot;" style:apply-style-name="ConditionalStyle_5f_7" style:base-cell-address="'Advanced Assessment'.C25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Great Margin Low Volume&quot;" style:apply-style-name="ConditionalStyle_5f_4" style:base-cell-address="'Advanced Assessment'.C26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CAPEX Intensive&quot;" style:apply-style-name="ConditionalStyle_5f_1" style:base-cell-address="'Advanced Assessment'.C27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High Initial Fee + Reccuring Rev&quot;" style:apply-style-name="ConditionalStyle_5f_7" style:base-cell-address="'Advanced Assessment'.C28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AC is &lt; 1/3 of LTV.&quot;" style:apply-style-name="ConditionalStyle_5f_7" style:base-cell-address="'Advanced Assessment'.C29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TV is &gt;5× the Average Transaction Value.&quot;" style:apply-style-name="ConditionalStyle_5f_7" style:base-cell-address="'Advanced Assessment'.C30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&gt;25% Net Profit Margin.&quot;" style:apply-style-name="ConditionalStyle_5f_7" style:base-cell-address="'Advanced Assessment'.C31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100% Bankable&quot;" style:apply-style-name="ConditionalStyle_5f_3" style:base-cell-address="'Advanced Assessment'.C32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≤6 Months.&quot;" style:apply-style-name="ConditionalStyle_5f_7" style:base-cell-address="'Advanced Assessment'.C33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ull Pitch Deck AND Conservative 5-Year Financials (detailed assumptions).&quot;" style:apply-style-name="ConditionalStyle_5f_7" style:base-cell-address="'Advanced Assessment'.C34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A. Trade Sale (Acquisition): (Selling the company to a larger competitor).&quot;" style:apply-style-name="ConditionalStyle_5f_7" style:base-cell-address="'Advanced Assessment'.C35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Less than 6 months&quot;" style:apply-style-name="ConditionalStyle_5f_8" style:base-cell-address="'Advanced Assessment'.C36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  <style:map style:condition="cell-content()&gt;321" style:apply-style-name="ConditionalStyle_5f_10" style:base-cell-address="'Advanced Assessment'.C38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17]))&gt;0)" style:apply-style-name="ConditionalStyle_5f_20" style:base-cell-address="'Advanced Assessment'.D17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CAPEX Intensive&quot;" style:apply-style-name="ConditionalStyle_5f_1" style:base-cell-address="'Advanced Assessment'.C27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0.74pt solid #0000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Manufacturing&quot;;&quot;Services&quot;;&quot;Wholesaling&quot;;&quot;Retailing&quot;)" table:allow-empty-cell="true" table:display-list="unsorted" table:base-cell-address="'Basic Assessment'.C8">
          <table:error-message table:message-type="stop" table:display="true"/>
        </table:content-validation>
        <table:content-validation table:name="val2" table:condition="of:cell-content-is-in-list(&quot;Business to Business (B2B)&quot;;&quot;Busines to Consumer (B2C)&quot;;&quot;Consumer to Consumer&quot;;&quot;Consumer to Business&quot;)" table:allow-empty-cell="true" table:display-list="unsorted" table:base-cell-address="'Basic Assessment'.C9">
          <table:error-message table:message-type="stop" table:display="true"/>
        </table:content-validation>
        <table:content-validation table:name="val3" table:condition="of:cell-content-is-in-list(&quot;Older than 5 years&quot;;&quot;Between 3 and 5 years&quot;;&quot;Less than 6 months&quot;;&quot;Greater than 6 months less than 3 yrs&quot;)" table:allow-empty-cell="true" table:display-list="unsorted" table:base-cell-address="'Basic Assessment'.C10">
          <table:error-message table:message-type="stop" table:display="true"/>
        </table:content-validation>
        <table:content-validation table:name="val4" table:condition="of:cell-content-is-in-list(&quot;Ready Market&quot;;&quot;No Ready Market&quot;;&quot;Market Averagely Developed&quot;)" table:allow-empty-cell="true" table:display-list="unsorted" table:base-cell-address="'Basic Assessment'.C11">
          <table:error-message table:message-type="stop" table:display="true"/>
        </table:content-validation>
        <table:content-validation table:name="val5" table:condition="of:cell-content-is-in-list(&quot;Essential Product/ Service&quot;;&quot;Good - willing to pay&quot;;&quot;Nice to have&quot;)" table:allow-empty-cell="true" table:display-list="unsorted" table:base-cell-address="'Basic Assessment'.C12">
          <table:error-message table:message-type="stop" table:display="true"/>
        </table:content-validation>
        <table:content-validation table:name="val6" table:condition="of:cell-content-is-in-list(&quot;Unique Product/ Service&quot;;&quot;Highly Differentiated Product/ Service&quot;;&quot;Moderately Differentiated Product/ Service&quot;;&quot;Common Product/ Service&quot;)" table:allow-empty-cell="true" table:display-list="unsorted" table:base-cell-address="'Basic Assessment'.C13">
          <table:error-message table:message-type="stop" table:display="true"/>
        </table:content-validation>
        <table:content-validation table:name="val7" table:condition="of:cell-content-is-in-list(&quot;Extensive Product Research&quot;;&quot;Standard Market Research&quot;;&quot;Established &amp; Ready Product&quot;)" table:allow-empty-cell="true" table:display-list="unsorted" table:base-cell-address="'Basic Assessment'.C14">
          <table:error-message table:message-type="stop" table:display="true"/>
        </table:content-validation>
        <table:content-validation table:name="val8" table:condition="of:cell-content-is-in-list(&quot;1&quot;;&quot;2 to 5&quot;;&quot;6 to 10&quot;;&quot;More than 10&quot;)" table:allow-empty-cell="true" table:display-list="unsorted" table:base-cell-address="'Basic Assessment'.C15">
          <table:error-message table:message-type="stop" table:display="true"/>
        </table:content-validation>
        <table:content-validation table:name="val9" table:condition="of:cell-content-is-in-list(&quot;Close to 90%&quot;;&quot;Close to 50%&quot;;&quot;Close to 10%&quot;)" table:allow-empty-cell="true" table:display-list="unsorted" table:base-cell-address="'Basic Assessment'.C18">
          <table:error-message table:message-type="stop" table:display="true"/>
        </table:content-validation>
        <table:content-validation table:name="val10" table:condition="of:cell-content-is-in-list(&quot;Related&quot;;&quot;Unrelated&quot;)" table:allow-empty-cell="true" table:display-list="unsorted" table:base-cell-address="'Basic Assessment'.C19">
          <table:error-message table:message-type="stop" table:display="true"/>
        </table:content-validation>
        <table:content-validation table:name="val11" table:condition="of:cell-content-is-in-list(&quot;Great Margin Low Volume&quot;;&quot;Good Margin Average Volume&quot;;&quot;Average Margin Good Volume&quot;;&quot;Low Margin Great Volume&quot;;&quot;Great Volume Great Margin&quot;;&quot;Average Volume Average Margin&quot;;&quot;Low Volume Low Margin&quot;;&quot;Good Volume Good Margin&quot;)" table:allow-empty-cell="true" table:display-list="unsorted" table:base-cell-address="'Basic Assessment'.C20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2" table:condition="of:cell-content-is-in-list(&quot;CAPEX Intensive&quot;;&quot;Medium CAPEX&quot;;&quot;Low CAPEX&quot;;&quot;No CAPEX&quot;)" table:allow-empty-cell="true" table:display-list="unsorted" table:base-cell-address="'Basic Assessment'.C21">
          <table:error-message table:message-type="stop" table:display="true"/>
        </table:content-validation>
        <table:content-validation table:name="val13" table:condition="of:cell-content-is-in-list(&quot;High Initial Fee + Reccuring Rev&quot;;&quot;Moderate Initial Fee + Recurring Rev&quot;;&quot;Low Initial Fee + Recurring Rev&quot;;&quot;Once Off Fee&quot;)" table:allow-empty-cell="true" table:display-list="unsorted" table:base-cell-address="'Basic Assessment'.C22">
          <table:error-message table:message-type="stop" table:display="true"/>
        </table:content-validation>
        <table:content-validation table:name="val14" table:condition="of:cell-content-is-in-list(&quot;Independent&quot;;&quot;Currently Sponsored&quot;;&quot;Part Sponsored&quot;;&quot;100% Bankable&quot;)" table:allow-empty-cell="true" table:display-list="unsorted" table:base-cell-address="'Basic Assessment'.C23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15" table:condition="of:cell-content-is-in-list(&quot;After 1.5 yrs&quot;;&quot;Between 1 yr and 1.5 yrs&quot;;&quot;Less than 6 months&quot;;&quot;From 6 months to 1 yr&quot;)" table:allow-empty-cell="true" table:display-list="unsorted" table:base-cell-address="'Basic Assessment'.C24">
          <table:error-message table:message-type="stop" table:display="true"/>
        </table:content-validation>
        <table:content-validation table:name="val16" table:condition="of:cell-content-is-in-list(&quot;Business to Business (B2B)&quot;;&quot;Busines to Consumer (B2C)&quot;)" table:allow-empty-cell="true" table:display-list="unsorted" table:base-cell-address="'Basic Assessment'.E9">
          <table:error-message table:message-type="stop" table:display="true"/>
        </table:content-validation>
        <table:content-validation table:name="val17" table:condition="of:cell-content-is-in-list(&quot;Manufacturing&quot;;&quot;Services&quot;;&quot;Wholesaling&quot;;&quot;Retailing&quot;)" table:allow-empty-cell="true" table:display-list="unsorted" table:base-cell-address="'Advanced Assessment'.C8">
          <table:error-message table:message-type="stop" table:display="true"/>
        </table:content-validation>
        <table:content-validation table:name="val18" table:condition="of:cell-content-is-in-list(&quot;Business to Business (B2B)&quot;;&quot;Busines to Consumer (B2C)&quot;;&quot;Consumer to Consumer&quot;;&quot;Consumer to Business&quot;)" table:allow-empty-cell="true" table:display-list="unsorted" table:base-cell-address="'Advanced Assessment'.C9">
          <table:error-message table:message-type="stop" table:display="true"/>
        </table:content-validation>
        <table:content-validation table:name="val19" table:condition="of:cell-content-is-in-list(&quot;Older than 5 years&quot;;&quot;Between 3 and 5 years&quot;;&quot;Less than 6 months&quot;;&quot;Greater than 6 months less than 3 yrs&quot;)" table:allow-empty-cell="true" table:display-list="unsorted" table:base-cell-address="'Advanced Assessment'.C10">
          <table:error-message table:message-type="stop" table:display="true"/>
        </table:content-validation>
        <table:content-validation table:name="val20" table:condition="of:cell-content-is-in-list(&quot;Registered with AOA AND a signed SHA in place.&quot;;&quot;Registered with AOA only.&quot;;&quot;Fully operational but only registered as a Sole Proprietorship/Partnership (not a limited entity).&quot;;&quot;Informal (non-registered) business.&quot;)" table:allow-empty-cell="true" table:display-list="unsorted" table:base-cell-address="'Advanced Assessment'.C11">
          <table:error-message table:message-type="stop" table:display="true"/>
        </table:content-validation>
        <table:content-validation table:name="val21" table:condition="of:cell-content-is-in-list(&quot;Few or no special permits required (e.g.&quot;;&quot;retail).&quot;;&quot;Standard business licensing required; process is clear.&quot;;&quot;Multiple&quot;;&quot;specialised&quot;;&quot;or annual licenses required (e.g.&quot;;&quot;finance&quot;;&quot;specific manufacturing).&quot;;&quot;High ongoing compliance costs&quot;;&quot;frequent changes in regulations&quot;;&quot;or licenses are hard to obtain.&quot;)" table:allow-empty-cell="true" table:display-list="unsorted" table:base-cell-address="'Advanced Assessment'.C12">
          <table:error-message table:message-type="stop" table:display="true"/>
        </table:content-validation>
        <table:content-validation table:name="val22" table:condition="of:cell-content-is-in-list(&quot;Ready Market&quot;;&quot;No Ready Market&quot;;&quot;Market Averagely Developed&quot;)" table:allow-empty-cell="true" table:display-list="unsorted" table:base-cell-address="'Advanced Assessment'.C13">
          <table:error-message table:message-type="stop" table:display="true"/>
        </table:content-validation>
        <table:content-validation table:name="val23" table:condition="of:cell-content-is-in-list(&quot;Essential Product/ Service&quot;;&quot;Good - willing to pay&quot;;&quot;Nice to have&quot;)" table:allow-empty-cell="true" table:display-list="unsorted" table:base-cell-address="'Advanced Assessment'.C14">
          <table:error-message table:message-type="stop" table:display="true"/>
        </table:content-validation>
        <table:content-validation table:name="val24" table:condition="of:cell-content-is-in-list(&quot;Unique Product/ Service&quot;;&quot;Highly Differentiated Product/ Service&quot;;&quot;Moderately Differentiated Product/ Service&quot;;&quot;Common Product/ Service&quot;)" table:allow-empty-cell="true" table:display-list="unsorted" table:base-cell-address="'Advanced Assessment'.C15">
          <table:error-message table:message-type="stop" table:display="true"/>
        </table:content-validation>
        <table:content-validation table:name="val25" table:condition="of:cell-content-is-in-list(&quot;Extensive Product Research&quot;;&quot;Standard Market Research&quot;;&quot;Established &amp; Ready Product&quot;)" table:allow-empty-cell="true" table:display-list="unsorted" table:base-cell-address="'Advanced Assessment'.C16">
          <table:error-message table:message-type="stop" table:display="true"/>
        </table:content-validation>
        <table:content-validation table:name="val26" table:condition="of:cell-content-is-in-list(&quot;&gt; 25% of Target Demographic&quot;;&quot;10% - 25%&quot;;&quot;5% - 10%&quot;;&quot;&lt; 5%&quot;)" table:allow-empty-cell="true" table:display-list="unsorted" table:base-cell-address="'Advanced Assessment'.C17">
          <table:error-message table:message-type="stop" table:display="true"/>
        </table:content-validation>
        <table:content-validation table:name="val27" table:condition="of:cell-content-is-in-list(&quot;Few (0-1) direct rivals; Market is growing.&quot;;&quot;Moderate (2-3) rivals; High growth possible.&quot;;&quot;Several strong rivals (4+); High entry barrier.&quot;;&quot;Market dominated by 1-2 giants; Stagnant or shrinking.&quot;)" table:allow-empty-cell="true" table:display-list="unsorted" table:base-cell-address="'Advanced Assessment'.E11">
          <table:error-message table:message-type="stop" table:display="true"/>
        </table:content-validation>
        <table:content-validation table:name="val28" table:condition="of:cell-content-is-in-list(&quot;Registered Trademark AND Proprietary Process/Tech (e.g.&quot;;&quot;unique formula).&quot;;&quot;Registered Trademark OR Proprietary Process.&quot;;&quot;Only a secret recipe/process (non-registered).&quot;;&quot;No unique advantage or IP.&quot;)" table:allow-empty-cell="true" table:display-list="unsorted" table:base-cell-address="'Advanced Assessment'.C19">
          <table:error-message table:message-type="stop" table:display="true"/>
        </table:content-validation>
        <table:content-validation table:name="val29" table:condition="of:cell-content-is-in-list(&quot;1&quot;;&quot;2 to 5&quot;;&quot;6 to 10&quot;;&quot;More than 10&quot;)" table:allow-empty-cell="true" table:display-list="unsorted" table:base-cell-address="'Advanced Assessment'.C20">
          <table:error-message table:message-type="stop" table:display="true"/>
        </table:content-validation>
        <table:content-validation table:name="val30" table:condition="of:cell-content-is-in-list(&quot;Close to 90%&quot;;&quot;Close to 50%&quot;;&quot;Close to 10%&quot;)" table:allow-empty-cell="true" table:display-list="unsorted" table:base-cell-address="'Advanced Assessment'.C23">
          <table:error-message table:message-type="stop" table:display="true"/>
        </table:content-validation>
        <table:content-validation table:name="val31" table:condition="of:cell-content-is-in-list(&quot;Related&quot;;&quot;Unrelated&quot;)" table:allow-empty-cell="true" table:display-list="unsorted" table:base-cell-address="'Advanced Assessment'.C24">
          <table:error-message table:message-type="stop" table:display="true"/>
        </table:content-validation>
        <table:content-validation table:name="val32" table:condition="of:cell-content-is-in-list(&quot;A. Product Replication: (e.g.&quot;;&quot;Franchising&quot;;&quot;Licensing).&quot;;&quot;B. Digital Adoption: (e.g.&quot;;&quot;E-commerce/Subscription Model).&quot;;&quot;C. Partnership Expansion: (e.g.&quot;;&quot;Strategic Alliances&quot;;&quot;Joint Ventures).&quot;;&quot;D. Direct Expansion: (e.g.&quot;;&quot;Opening new branch locations).&quot;)" table:allow-empty-cell="true" table:display-list="unsorted" table:base-cell-address="'Advanced Assessment'.C25">
          <table:error-message table:message-type="stop" table:display="true"/>
        </table:content-validation>
        <table:content-validation table:name="val33" table:condition="of:cell-content-is-in-list(&quot;Great Margin Low Volume&quot;;&quot;Good Margin Average Volume&quot;;&quot;Average Margin Good Volume&quot;;&quot;Low Margin Great Volume&quot;;&quot;Great Volume Great Margin&quot;;&quot;Average Volume Average Margin&quot;;&quot;Low Volume Low Margin&quot;;&quot;Good Volume Good Margin&quot;)" table:allow-empty-cell="true" table:display-list="unsorted" table:base-cell-address="'Advanced Assessment'.C26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34" table:condition="of:cell-content-is-in-list(&quot;CAPEX Intensive&quot;;&quot;Medium CAPEX&quot;;&quot;Low CAPEX&quot;;&quot;No CAPEX&quot;)" table:allow-empty-cell="true" table:display-list="unsorted" table:base-cell-address="'Advanced Assessment'.C27">
          <table:error-message table:message-type="stop" table:display="true"/>
        </table:content-validation>
        <table:content-validation table:name="val35" table:condition="of:cell-content-is-in-list(&quot;High Initial Fee + Reccuring Rev&quot;;&quot;Moderate Initial Fee + Recurring Rev&quot;;&quot;Low Initial Fee + Recurring Rev&quot;;&quot;Once Off Fee&quot;)" table:allow-empty-cell="true" table:display-list="unsorted" table:base-cell-address="'Advanced Assessment'.C28">
          <table:error-message table:message-type="stop" table:display="true"/>
        </table:content-validation>
        <table:content-validation table:name="val36" table:condition="of:cell-content-is-in-list(&quot;CAC is &lt; 1/3 of LTV.&quot;;&quot;CAC is &lt; 1/2 of LTV.&quot;;&quot;CAC is approx. equal to LTV.&quot;;&quot;CAC is &gt; LTV.&quot;)" table:allow-empty-cell="true" table:display-list="unsorted" table:base-cell-address="'Advanced Assessment'.C29">
          <table:error-message table:message-type="stop" table:display="true"/>
        </table:content-validation>
        <table:content-validation table:name="val37" table:condition="of:cell-content-is-in-list(&quot;LTV is &gt;5× the Average Transaction Value.&quot;;&quot;LTV is 3−5× the Average Transaction Value.&quot;;&quot;LTV is 2−3× the Average Transaction Value.&quot;;&quot;LTV is ≈1× the Average Transaction Value (no repeat business).&quot;)" table:allow-empty-cell="true" table:display-list="unsorted" table:base-cell-address="'Advanced Assessment'.C30">
          <table:error-message table:message-type="stop" table:display="true"/>
        </table:content-validation>
        <table:content-validation table:name="val38" table:condition="of:cell-content-is-in-list(&quot;&gt;25% Net Profit Margin.&quot;;&quot;15% - 25%.&quot;;&quot;5% - 15%.&quot;;&quot;&lt;5% or Negative Net Profit Margin.&quot;)" table:allow-empty-cell="true" table:display-list="unsorted" table:base-cell-address="'Advanced Assessment'.C31">
          <table:error-message table:message-type="stop" table:display="true"/>
        </table:content-validation>
        <table:content-validation table:name="val39" table:condition="of:cell-content-is-in-list(&quot;Independent&quot;;&quot;Currently Sponsored&quot;;&quot;Part Sponsored&quot;;&quot;100% Bankable&quot;)" table:allow-empty-cell="true" table:display-list="unsorted" table:base-cell-address="'Advanced Assessment'.C32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  <table:content-validation table:name="val40" table:condition="of:cell-content-is-in-list(&quot;≤6 Months.&quot;;&quot;7 - 12 Months.&quot;;&quot;13 - 24 Months.&quot;;&quot;&gt;24 Months.&quot;)" table:allow-empty-cell="true" table:display-list="unsorted" table:base-cell-address="'Advanced Assessment'.C33">
          <table:error-message table:message-type="stop" table:display="true"/>
        </table:content-validation>
        <table:content-validation table:name="val41" table:condition="of:cell-content-is-in-list(&quot;Full Pitch Deck AND Conservative 5-Year Financials (detailed assumptions).&quot;;&quot;Full Pitch Deck AND 3-Year Projections.&quot;;&quot;Basic 1-Page Summary (Lean Canvas) AND limited financials.&quot;;&quot;Only a verbal idea or rough figures.&quot;)" table:allow-empty-cell="true" table:display-list="unsorted" table:base-cell-address="'Advanced Assessment'.C34">
          <table:error-message table:message-type="stop" table:display="true"/>
        </table:content-validation>
        <table:content-validation table:name="val42" table:condition="of:cell-content-is-in-list(&quot;A. Trade Sale (Acquisition): (Selling the company to a larger competitor).&quot;;&quot;B. Financial Buyout: (Selling equity back to the founders/management team).&quot;;&quot;C. Initial Public Offering (IPO): (Listing shares on a stock exchange - High bar for MSMEs).&quot;;&quot;D. Recapitalisation/Dividend Payout: (Taking profits/debt to pay out investors).&quot;)" table:allow-empty-cell="true" table:display-list="unsorted" table:base-cell-address="'Advanced Assessment'.C35">
          <table:error-message table:message-type="stop" table:display="true"/>
        </table:content-validation>
        <table:content-validation table:name="val43" table:condition="of:cell-content-is-in-list(&quot;After 1.5 yrs&quot;;&quot;Between 1 yr and 1.5 yrs&quot;;&quot;Less than 6 months&quot;;&quot;From 6 months to 1 yr&quot;)" table:allow-empty-cell="true" table:display-list="unsorted" table:base-cell-address="'Advanced Assessment'.C36">
          <table:error-message table:message-type="stop" table:display="true"/>
        </table:content-validation>
        <table:content-validation table:name="val44" table:condition="of:cell-content-is-in-list(&quot;Business to Business (B2B)&quot;;&quot;Busines to Consumer (B2C)&quot;)" table:allow-empty-cell="true" table:display-list="unsorted" table:base-cell-address="'Advanced Assessment'.E9">
          <table:error-message table:message-type="stop" table:display="true"/>
        </table:content-validation>
      </table:content-validations>
      <table:table table:name="Basic Assessme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12" table:default-cell-style-name="Default"/>
        <table:table-column table:style-name="co5" table:number-columns-repeated="1006" table:default-cell-style-name="Default"/>
        <table:table-row table:style-name="ro1">
          <table:table-cell table:style-name="ce1" table:number-columns-spanned="1" table:number-rows-spanned="4">
            <draw:frame table:end-cell-address="'Basic Assessment'.A1" table:end-x="25.48pt" table:end-y="15.73pt" draw:z-index="0" draw:name="image1.png" draw:style-name="gr1" draw:text-style-name="P1" svg:width="25.48pt" svg:height="15.73pt" svg:x="0pt" svg:y="0pt">
              <draw:image xlink:href="Pictures/10000201000008DC000005605B144783971D5657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 table:number-columns-spanned="1" table:number-rows-spanned="4">
            <office:annotation draw:style-name="gr2" draw:text-style-name="P3" svg:width="512.56pt" svg:height="61.68pt" svg:x="332.79pt" svg:y="13.78pt" draw:caption-point-x="-11.54pt" draw:caption-point-y="-13.49pt">
              <dc:date>2026-01-03T00:00:00</dc:date>
              <text:p text:style-name="P2">DISCLAIMER: Every scale item in the five foundational categories assesses a business based on the conventional/ theoretic principles that help form a firm footing. If the entrepreneur has justification why his low score on a scale item is from deliberate engineering and does not prejudice his business, they are encouraged to stand their ground and justify how they benefit from the unconventional business model.</text:p>
              <text:p text:style-name="P2"><text:tab/>-Robust365 Social Marketing Centre</text:p>
            </office:annotation>
            <text:p>Business Assessment Tool</text:p>
          </table:table-cell>
          <table:table-cell table:style-name="ce32" office:value-type="string" calcext:value-type="string" table:number-columns-spanned="1" table:number-rows-spanned="4">
            <text:p>KEY</text:p>
          </table:table-cell>
          <table:table-cell/>
          <table:table-cell table:style-name="ce55"/>
          <table:table-cell/>
          <table:table-cell table:style-name="ce29" office:value-type="string" calcext:value-type="string">
            <text:p>GREAT</text:p>
          </table:table-cell>
          <table:table-cell table:style-name="ce29"/>
          <table:table-cell table:style-name="ce66" office:value-type="float" office:value="15" calcext:value-type="float">
            <text:p>15</text:p>
          </table:table-cell>
          <table:table-cell table:style-name="ce29"/>
          <table:table-cell table:style-name="ce23"/>
          <table:table-cell table:style-name="ce64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covered-table-cell table:number-columns-repeated="2" table:style-name="ce2"/>
          <table:covered-table-cell table:style-name="ce13"/>
          <table:table-cell/>
          <table:table-cell table:style-name="ce56"/>
          <table:table-cell/>
          <table:table-cell table:style-name="ce29" office:value-type="string" calcext:value-type="string">
            <text:p>GOOD</text:p>
          </table:table-cell>
          <table:table-cell table:style-name="ce29"/>
          <table:table-cell table:style-name="ce66" office:value-type="float" office:value="10" calcext:value-type="float">
            <text:p>10</text:p>
          </table:table-cell>
          <table:table-cell table:style-name="ce29"/>
          <table:table-cell table:style-name="ce23"/>
          <table:table-cell table:style-name="ce64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covered-table-cell table:number-columns-repeated="2" table:style-name="ce2"/>
          <table:covered-table-cell table:style-name="ce13"/>
          <table:table-cell/>
          <table:table-cell table:style-name="ce57"/>
          <table:table-cell/>
          <table:table-cell table:style-name="ce29" office:value-type="string" calcext:value-type="string">
            <text:p>BORDERLINE </text:p>
          </table:table-cell>
          <table:table-cell table:style-name="ce29"/>
          <table:table-cell table:style-name="ce66" office:value-type="float" office:value="5" calcext:value-type="float">
            <text:p>5</text:p>
          </table:table-cell>
          <table:table-cell table:style-name="ce29"/>
          <table:table-cell table:style-name="ce23"/>
          <table:table-cell table:style-name="ce64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covered-table-cell table:number-columns-repeated="2" table:style-name="ce3"/>
          <table:covered-table-cell table:style-name="ce14"/>
          <table:table-cell/>
          <table:table-cell table:style-name="ce58"/>
          <table:table-cell/>
          <table:table-cell table:style-name="ce63" office:value-type="string" calcext:value-type="string">
            <text:p>FLAG</text:p>
          </table:table-cell>
          <table:table-cell table:style-name="ce63"/>
          <table:table-cell table:style-name="ce63" office:value-type="float" office:value="-5" calcext:value-type="float">
            <text:p>-5</text:p>
          </table:table-cell>
          <table:table-cell table:style-name="ce63"/>
          <table:table-cell table:style-name="ce50"/>
          <table:table-cell table:style-name="ce67"/>
          <table:table-cell table:style-name="ce68"/>
          <table:table-cell table:style-name="ce63"/>
          <table:table-cell table:style-name="ce50" table:number-columns-repeated="3"/>
          <table:table-cell table:style-name="ce70"/>
          <table:table-cell table:style-name="ce23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2" table:number-rows-spanned="2">
            <text:p>Stage</text:p>
          </table:table-cell>
          <table:covered-table-cell table:style-name="ce16"/>
          <table:table-cell table:style-name="ce33" office:value-type="string" calcext:value-type="string">
            <text:p>Idea/ Company 1</text:p>
          </table:table-cell>
          <table:table-cell table:style-name="ce33"/>
          <table:table-cell table:style-name="ce33" office:value-type="string" calcext:value-type="string">
            <text:p>Idea/ Company 2</text:p>
          </table:table-cell>
          <table:table-cell table:style-name="ce33"/>
          <table:table-cell table:style-name="ce33" office:value-type="string" calcext:value-type="string">
            <text:p>Idea/ Company 3</text:p>
          </table:table-cell>
          <table:table-cell table:style-name="ce33"/>
          <table:table-cell table:style-name="ce33" office:value-type="string" calcext:value-type="string">
            <text:p>Idea/ Company 4</text:p>
          </table:table-cell>
          <table:table-cell table:style-name="ce33"/>
          <table:table-cell table:style-name="ce33" office:value-type="string" calcext:value-type="string">
            <text:p>Idea/ Company 5</text:p>
          </table:table-cell>
          <table:table-cell table:style-name="ce33"/>
          <table:table-cell table:style-name="ce33" office:value-type="string" calcext:value-type="string">
            <text:p>Idea/ Company 6</text:p>
          </table:table-cell>
          <table:table-cell table:style-name="ce33"/>
          <table:table-cell table:style-name="ce33" office:value-type="string" calcext:value-type="string">
            <text:p>Idea/ Company 7</text:p>
          </table:table-cell>
          <table:table-cell table:style-name="ce33"/>
          <table:table-cell table:style-name="ce33" office:value-type="string" calcext:value-type="string">
            <text:p>Idea/ Company 8</text:p>
          </table:table-cell>
          <table:table-cell table:style-name="ce71"/>
          <table:table-cell table:style-name="ce23"/>
          <table:table-cell table:number-columns-repeated="1005"/>
        </table:table-row>
        <table:table-row table:style-name="ro2">
          <table:covered-table-cell table:style-name="ce5"/>
          <table:covered-table-cell table:style-name="ce17"/>
          <table:table-cell table:number-columns-repeated="15" table:style-name="ce34" office:value-type="string" calcext:value-type="string">
            <text:p>Lorem ipsum dolor sit amet, consectetur adipiscing elit</text:p>
          </table:table-cell>
          <table:table-cell table:style-name="ce72"/>
          <table:table-cell table:style-name="ce23"/>
          <table:table-cell table:number-columns-repeated="1005"/>
        </table:table-row>
        <table:table-row table:style-name="ro2">
          <table:table-cell table:style-name="ce6" office:value-type="string" calcext:value-type="string">
            <text:p>Foundation &amp; Legal</text:p>
          </table:table-cell>
          <table:table-cell table:style-name="ce18" office:value-type="string" calcext:value-type="string">
            <text:p>Nature of Business (Type it in)</text:p>
          </table:table-cell>
          <table:table-cell table:number-columns-repeated="15" table:style-name="ce35" office:value-type="string" calcext:value-type="string">
            <text:p>Lorem ipsum dolor sit amet, consectetur adipiscing elit</text:p>
          </table:table-cell>
          <table:table-cell table:style-name="ce53"/>
          <table:table-cell table:style-name="ce23"/>
          <table:table-cell table:number-columns-repeated="1005"/>
        </table:table-row>
        <table:table-row table:style-name="ro2">
          <table:table-cell table:style-name="ce6" office:value-type="string" calcext:value-type="string">
            <text:p>Foundation &amp; Legal</text:p>
          </table:table-cell>
          <table:table-cell table:style-name="ce19" office:value-type="string" calcext:value-type="string">
            <text:p>Type of Business (Choose Option)</text:p>
          </table:table-cell>
          <table:table-cell table:style-name="ce36" table:content-validation-name="val1" office:value-type="string" calcext:value-type="string">
            <text:p>Services</text:p>
          </table:table-cell>
          <table:table-cell table:style-name="ce29"/>
          <table:table-cell table:style-name="ce36" table:content-validation-name="val1"/>
          <table:table-cell table:style-name="ce29"/>
          <table:table-cell table:style-name="ce36" table:content-validation-name="val1"/>
          <table:table-cell table:style-name="ce29"/>
          <table:table-cell table:style-name="ce36" table:content-validation-name="val1"/>
          <table:table-cell table:style-name="ce29"/>
          <table:table-cell table:style-name="ce36" table:content-validation-name="val1"/>
          <table:table-cell table:style-name="ce29"/>
          <table:table-cell table:style-name="ce36" table:content-validation-name="val1"/>
          <table:table-cell table:style-name="ce29"/>
          <table:table-cell table:style-name="ce36" table:content-validation-name="val1"/>
          <table:table-cell table:style-name="ce29"/>
          <table:table-cell table:style-name="ce36" table:content-validation-name="val1"/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6" office:value-type="string" calcext:value-type="string">
            <text:p>Foundation &amp; Legal</text:p>
          </table:table-cell>
          <table:table-cell table:style-name="ce19" office:value-type="string" calcext:value-type="string">
            <text:p>Business Model (Choose option)</text:p>
          </table:table-cell>
          <table:table-cell table:style-name="ce36" table:content-validation-name="val2" office:value-type="string" calcext:value-type="string">
            <text:p>Consumer to Consumer</text:p>
          </table:table-cell>
          <table:table-cell table:style-name="ce29"/>
          <table:table-cell table:style-name="ce36" table:content-validation-name="val16"/>
          <table:table-cell table:style-name="ce29"/>
          <table:table-cell table:style-name="ce36" table:content-validation-name="val16"/>
          <table:table-cell table:style-name="ce29"/>
          <table:table-cell table:style-name="ce36" table:content-validation-name="val16"/>
          <table:table-cell table:style-name="ce29"/>
          <table:table-cell table:style-name="ce36" table:content-validation-name="val16"/>
          <table:table-cell table:style-name="ce29"/>
          <table:table-cell table:style-name="ce36" table:content-validation-name="val16"/>
          <table:table-cell table:style-name="ce29"/>
          <table:table-cell table:style-name="ce36" table:content-validation-name="val16"/>
          <table:table-cell table:style-name="ce29"/>
          <table:table-cell table:style-name="ce36" table:content-validation-name="val16"/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6" office:value-type="string" calcext:value-type="string">
            <text:p>Foundation &amp; Legal</text:p>
          </table:table-cell>
          <table:table-cell table:style-name="ce19" office:value-type="string" calcext:value-type="string">
            <text:p>Date Commenced (Double click to add date)</text:p>
          </table:table-cell>
          <table:table-cell table:style-name="ce37" table:content-validation-name="val3" office:value-type="string" calcext:value-type="string">
            <text:p>Less than 6 months</text:p>
          </table:table-cell>
          <table:table-cell table:style-name="ce36" table:formula="of:=IF([.C10]=&quot;Older than 5 years&quot;;[.$I$1];IF([.C10]=&quot;Between 3 and 5 years&quot;;[.$I$2];IF([.C10]=&quot;Less than 6 months&quot;;[.$I$4];IF([.C10]=&quot;Greater than 6 months less than 3 yrs&quot;;[.$I$3];&quot; &quot;))))" office:value-type="float" office:value="-5" calcext:value-type="float">
            <text:p>-5</text:p>
          </table:table-cell>
          <table:table-cell table:style-name="ce37" table:content-validation-name="val3"/>
          <table:table-cell table:style-name="ce36" table:formula="of:=IF([.E10]=&quot;Older than 5 years&quot;;[.$I$1];IF([.E10]=&quot;Between 3 and 5 years&quot;;[.$I$2];IF([.E10]=&quot;Less than 6 months&quot;;[.$I$4];IF([.E10]=&quot;Greater than 6 months less than 3 yrs&quot;;[.$I$3];&quot; &quot;))))" office:value-type="string" office:string-value=" " calcext:value-type="string">
            <text:p><text:s/></text:p>
          </table:table-cell>
          <table:table-cell table:style-name="ce37" table:content-validation-name="val3"/>
          <table:table-cell table:style-name="ce36" table:formula="of:=IF([.G10]=&quot;Older than 5 years&quot;;[.$I$1];IF([.G10]=&quot;Between 3 and 5 years&quot;;[.$I$2];IF([.G10]=&quot;Less than 6 months&quot;;[.$I$4];IF([.G10]=&quot;Greater than 6 months less than 3 yrs&quot;;[.$I$3];&quot; &quot;))))" office:value-type="string" office:string-value=" " calcext:value-type="string">
            <text:p><text:s/></text:p>
          </table:table-cell>
          <table:table-cell table:style-name="ce37" table:content-validation-name="val3"/>
          <table:table-cell table:style-name="ce36" table:formula="of:=IF([.I10]=&quot;Older than 5 years&quot;;[.$I$1];IF([.I10]=&quot;Between 3 and 5 years&quot;;[.$I$2];IF([.I10]=&quot;Less than 6 months&quot;;[.$I$4];IF([.I10]=&quot;Greater than 6 months less than 3 yrs&quot;;[.$I$3];&quot; &quot;))))" office:value-type="string" office:string-value=" " calcext:value-type="string">
            <text:p><text:s/></text:p>
          </table:table-cell>
          <table:table-cell table:style-name="ce37" table:content-validation-name="val3"/>
          <table:table-cell table:style-name="ce36" table:formula="of:=IF([.K10]=&quot;Older than 5 years&quot;;[.$I$1];IF([.K10]=&quot;Between 3 and 5 years&quot;;[.$I$2];IF([.K10]=&quot;Less than 6 months&quot;;[.$I$4];IF([.K10]=&quot;Greater than 6 months less than 3 yrs&quot;;[.$I$3];&quot; &quot;))))" office:value-type="string" office:string-value=" " calcext:value-type="string">
            <text:p><text:s/></text:p>
          </table:table-cell>
          <table:table-cell table:style-name="ce37" table:content-validation-name="val3"/>
          <table:table-cell table:style-name="ce36" table:formula="of:=IF([.M10]=&quot;Older than 5 years&quot;;[.$I$1];IF([.M10]=&quot;Between 3 and 5 years&quot;;[.$I$2];IF([.M10]=&quot;Less than 6 months&quot;;[.$I$4];IF([.M10]=&quot;Greater than 6 months less than 3 yrs&quot;;[.$I$3];&quot; &quot;))))" office:value-type="string" office:string-value=" " calcext:value-type="string">
            <text:p><text:s/></text:p>
          </table:table-cell>
          <table:table-cell table:style-name="ce37" table:content-validation-name="val3"/>
          <table:table-cell table:style-name="ce36" table:formula="of:=IF([.O10]=&quot;Older than 5 years&quot;;[.$I$1];IF([.O10]=&quot;Between 3 and 5 years&quot;;[.$I$2];IF([.O10]=&quot;Less than 6 months&quot;;[.$I$4];IF([.O10]=&quot;Greater than 6 months less than 3 yrs&quot;;[.$I$3];&quot; &quot;))))" office:value-type="string" office:string-value=" " calcext:value-type="string">
            <text:p><text:s/></text:p>
          </table:table-cell>
          <table:table-cell table:style-name="ce37" table:content-validation-name="val3"/>
          <table:table-cell table:style-name="ce36" table:formula="of:=IF([.Q10]=&quot;Older than 5 years&quot;;[.$I$1];IF([.Q10]=&quot;Between 3 and 5 years&quot;;[.$I$2];IF([.Q10]=&quot;Less than 6 months&quot;;[.$I$4];IF([.Q10]=&quot;Greater than 6 months less than 3 yrs&quot;;[.$I$3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" office:value-type="string" calcext:value-type="string">
            <text:p>Market &amp; Offering</text:p>
          </table:table-cell>
          <table:table-cell table:style-name="ce19" office:value-type="string" calcext:value-type="string">
            <text:p>Ready Market (vs market dev requirements)</text:p>
          </table:table-cell>
          <table:table-cell table:style-name="ce38" table:content-validation-name="val4" office:value-type="string" calcext:value-type="string">
            <text:p>No Ready Market</text:p>
          </table:table-cell>
          <table:table-cell table:style-name="ce36" table:formula="of:=IF([.C11]=&quot;Ready Market&quot;;[.$I$2];IF([.C11]=&quot;Market Averagely Developed&quot;;[.$I$3];IF([.C11]=&quot;No Ready Market&quot;;[.$I$4];&quot; &quot;)))" office:value-type="float" office:value="-5" calcext:value-type="float">
            <text:p>-5</text:p>
          </table:table-cell>
          <table:table-cell table:style-name="ce38" table:content-validation-name="val4"/>
          <table:table-cell table:style-name="ce36" table:formula="of:=IF([.E11]=&quot;Ready Market&quot;;[.$I$2];IF([.E11]=&quot;Market Averagely Developed&quot;;[.$I$3];IF([.E11]=&quot;No Ready Market&quot;;[.$I$4];&quot; &quot;)))" office:value-type="string" office:string-value=" " calcext:value-type="string">
            <text:p><text:s/></text:p>
          </table:table-cell>
          <table:table-cell table:style-name="ce38" table:content-validation-name="val4"/>
          <table:table-cell table:style-name="ce36" table:formula="of:=IF([.G11]=&quot;Ready Market&quot;;[.$I$2];IF([.G11]=&quot;Market Averagely Developed&quot;;[.$I$3];IF([.G11]=&quot;No Ready Market&quot;;[.$I$4];&quot; &quot;)))" office:value-type="string" office:string-value=" " calcext:value-type="string">
            <text:p><text:s/></text:p>
          </table:table-cell>
          <table:table-cell table:style-name="ce38" table:content-validation-name="val4"/>
          <table:table-cell table:style-name="ce36" table:formula="of:=IF([.I11]=&quot;Ready Market&quot;;[.$I$2];IF([.I11]=&quot;Market Averagely Developed&quot;;[.$I$3];IF([.I11]=&quot;No Ready Market&quot;;[.$I$4];&quot; &quot;)))" office:value-type="string" office:string-value=" " calcext:value-type="string">
            <text:p><text:s/></text:p>
          </table:table-cell>
          <table:table-cell table:style-name="ce38" table:content-validation-name="val4"/>
          <table:table-cell table:style-name="ce36" table:formula="of:=IF([.K11]=&quot;Ready Market&quot;;[.$I$2];IF([.K11]=&quot;Market Averagely Developed&quot;;[.$I$3];IF([.K11]=&quot;No Ready Market&quot;;[.$I$4];&quot; &quot;)))" office:value-type="string" office:string-value=" " calcext:value-type="string">
            <text:p><text:s/></text:p>
          </table:table-cell>
          <table:table-cell table:style-name="ce38" table:content-validation-name="val4"/>
          <table:table-cell table:style-name="ce36" table:formula="of:=IF([.M11]=&quot;Ready Market&quot;;[.$I$2];IF([.M11]=&quot;Market Averagely Developed&quot;;[.$I$3];IF([.M11]=&quot;No Ready Market&quot;;[.$I$4];&quot; &quot;)))" office:value-type="string" office:string-value=" " calcext:value-type="string">
            <text:p><text:s/></text:p>
          </table:table-cell>
          <table:table-cell table:style-name="ce38" table:content-validation-name="val4"/>
          <table:table-cell table:style-name="ce36" table:formula="of:=IF([.O11]=&quot;Ready Market&quot;;[.$I$2];IF([.O11]=&quot;Market Averagely Developed&quot;;[.$I$3];IF([.O11]=&quot;No Ready Market&quot;;[.$I$4];&quot; &quot;)))" office:value-type="string" office:string-value=" " calcext:value-type="string">
            <text:p><text:s/></text:p>
          </table:table-cell>
          <table:table-cell table:style-name="ce38" table:content-validation-name="val4"/>
          <table:table-cell table:style-name="ce36" table:formula="of:=IF([.Q11]=&quot;Ready Market&quot;;[.$I$2];IF([.Q11]=&quot;Market Averagely Developed&quot;;[.$I$3];IF([.Q11]=&quot;No Ready Market&quot;;[.$I$4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" office:value-type="string" calcext:value-type="string">
            <text:p>Market &amp; Offering</text:p>
          </table:table-cell>
          <table:table-cell table:style-name="ce19" office:value-type="string" calcext:value-type="string">
            <text:p>Willingness to pay/ essential (vs nice to have)</text:p>
          </table:table-cell>
          <table:table-cell table:style-name="ce39" table:content-validation-name="val5" office:value-type="string" calcext:value-type="string">
            <text:p>Essential Product/ Service</text:p>
          </table:table-cell>
          <table:table-cell table:style-name="ce36" table:formula="of:=IF([.C12]=&quot;Essential Product/ Service&quot;;[.$I$2];IF([.C12]=&quot;Good - willing to pay&quot;;[.$I$3];IF([.C12]=&quot;Nice to have&quot;;[.$I$4];&quot; &quot;)))" office:value-type="float" office:value="10" calcext:value-type="float">
            <text:p>10</text:p>
          </table:table-cell>
          <table:table-cell table:style-name="ce39" table:content-validation-name="val5"/>
          <table:table-cell table:style-name="ce36" table:formula="of:=IF([.E12]=&quot;Essential Product/ Service&quot;;[.$I$2];IF([.E12]=&quot;Good - willing to pay&quot;;[.$I$3];IF([.E12]=&quot;Nice to have&quot;;[.$I$4];&quot; &quot;)))" office:value-type="string" office:string-value=" " calcext:value-type="string">
            <text:p><text:s/></text:p>
          </table:table-cell>
          <table:table-cell table:style-name="ce39" table:content-validation-name="val5"/>
          <table:table-cell table:style-name="ce36" table:formula="of:=IF([.G12]=&quot;Essential Product/ Service&quot;;[.$I$2];IF([.G12]=&quot;Good - willing to pay&quot;;[.$I$3];IF([.G12]=&quot;Nice to have&quot;;[.$I$4];&quot; &quot;)))" office:value-type="string" office:string-value=" " calcext:value-type="string">
            <text:p><text:s/></text:p>
          </table:table-cell>
          <table:table-cell table:style-name="ce39" table:content-validation-name="val5"/>
          <table:table-cell table:style-name="ce36" table:formula="of:=IF([.I12]=&quot;Essential Product/ Service&quot;;[.$I$2];IF([.I12]=&quot;Good - willing to pay&quot;;[.$I$3];IF([.I12]=&quot;Nice to have&quot;;[.$I$4];&quot; &quot;)))" office:value-type="string" office:string-value=" " calcext:value-type="string">
            <text:p><text:s/></text:p>
          </table:table-cell>
          <table:table-cell table:style-name="ce39" table:content-validation-name="val5"/>
          <table:table-cell table:style-name="ce36" table:formula="of:=IF([.K12]=&quot;Essential Product/ Service&quot;;[.$I$2];IF([.K12]=&quot;Good - willing to pay&quot;;[.$I$3];IF([.K12]=&quot;Nice to have&quot;;[.$I$4];&quot; &quot;)))" office:value-type="string" office:string-value=" " calcext:value-type="string">
            <text:p><text:s/></text:p>
          </table:table-cell>
          <table:table-cell table:style-name="ce39" table:content-validation-name="val5"/>
          <table:table-cell table:style-name="ce36" table:formula="of:=IF([.M12]=&quot;Essential Product/ Service&quot;;[.$I$2];IF([.M12]=&quot;Good - willing to pay&quot;;[.$I$3];IF([.M12]=&quot;Nice to have&quot;;[.$I$4];&quot; &quot;)))" office:value-type="string" office:string-value=" " calcext:value-type="string">
            <text:p><text:s/></text:p>
          </table:table-cell>
          <table:table-cell table:style-name="ce39" table:content-validation-name="val5"/>
          <table:table-cell table:style-name="ce36" table:formula="of:=IF([.O12]=&quot;Essential Product/ Service&quot;;[.$I$2];IF([.O12]=&quot;Good - willing to pay&quot;;[.$I$3];IF([.O12]=&quot;Nice to have&quot;;[.$I$4];&quot; &quot;)))" office:value-type="string" office:string-value=" " calcext:value-type="string">
            <text:p><text:s/></text:p>
          </table:table-cell>
          <table:table-cell table:style-name="ce39" table:content-validation-name="val5"/>
          <table:table-cell table:style-name="ce36" table:formula="of:=IF([.Q12]=&quot;Essential Product/ Service&quot;;[.$I$2];IF([.Q12]=&quot;Good - willing to pay&quot;;[.$I$3];IF([.Q12]=&quot;Nice to have&quot;;[.$I$4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" office:value-type="string" calcext:value-type="string">
            <text:p>Market &amp; Offering</text:p>
          </table:table-cell>
          <table:table-cell table:style-name="ce19" office:value-type="string" calcext:value-type="string">
            <text:p>Uniqueness of offering (outstanding service)</text:p>
          </table:table-cell>
          <table:table-cell table:style-name="ce40" table:content-validation-name="val6" office:value-type="string" calcext:value-type="string">
            <text:p>Unique Product/ Service</text:p>
          </table:table-cell>
          <table:table-cell table:style-name="ce36" table:formula="of:=IF([.C13]=&quot;Unique Product/ Service&quot;;[.$I$1];IF([.C13]=&quot;Highly Differentiated Product/ Service&quot;;[.$I$2];IF([.C13]=&quot;Moderately Differentiated Product/ Service&quot;;[.$I$3];IF([.C13]=&quot;Common Product/ Service&quot;;[.$I$4];&quot; &quot;))))" office:value-type="float" office:value="15" calcext:value-type="float">
            <text:p>15</text:p>
          </table:table-cell>
          <table:table-cell table:style-name="ce40" table:content-validation-name="val6"/>
          <table:table-cell table:style-name="ce36" table:formula="of:=IF([.E13]=&quot;Unique Product/ Service&quot;;[.$I$1];IF([.E13]=&quot;Highly Differentiated Product/ Service&quot;;[.$I$2];IF([.E13]=&quot;Moderately Differentiated Product/ Service&quot;;[.$I$3];IF([.E13]=&quot;Common Product/ Service&quot;;[.$I$4];&quot; &quot;))))" office:value-type="string" office:string-value=" " calcext:value-type="string">
            <text:p><text:s/></text:p>
          </table:table-cell>
          <table:table-cell table:style-name="ce40" table:content-validation-name="val6"/>
          <table:table-cell table:style-name="ce36"/>
          <table:table-cell table:style-name="ce40" table:content-validation-name="val6"/>
          <table:table-cell table:style-name="ce36"/>
          <table:table-cell table:style-name="ce40" table:content-validation-name="val6"/>
          <table:table-cell table:style-name="ce36" table:formula="of:=IF([.K13]=&quot;Unique Product/ Service&quot;;[.$I$1];IF([.K13]=&quot;Highly Differentiated Product/ Service&quot;;[.$I$2];IF([.K13]=&quot;Moderately Differentiated Product/ Service&quot;;[.$I$3];IF([.K13]=&quot;Common Product/ Service&quot;;[.$I$4];&quot; &quot;))))" office:value-type="string" office:string-value=" " calcext:value-type="string">
            <text:p><text:s/></text:p>
          </table:table-cell>
          <table:table-cell table:style-name="ce40" table:content-validation-name="val6"/>
          <table:table-cell table:style-name="ce36" table:formula="of:=IF([.M13]=&quot;Unique Product/ Service&quot;;[.$I$1];IF([.M13]=&quot;Highly Differentiated Product/ Service&quot;;[.$I$2];IF([.M13]=&quot;Moderately Differentiated Product/ Service&quot;;[.$I$3];IF([.M13]=&quot;Common Product/ Service&quot;;[.$I$4];&quot; &quot;))))" office:value-type="string" office:string-value=" " calcext:value-type="string">
            <text:p><text:s/></text:p>
          </table:table-cell>
          <table:table-cell table:style-name="ce40" table:content-validation-name="val6"/>
          <table:table-cell table:style-name="ce36" table:formula="of:=IF([.O13]=&quot;Unique Product/ Service&quot;;[.$I$1];IF([.O13]=&quot;Highly Differentiated Product/ Service&quot;;[.$I$2];IF([.O13]=&quot;Moderately Differentiated Product/ Service&quot;;[.$I$3];IF([.O13]=&quot;Common Product/ Service&quot;;[.$I$4];&quot; &quot;))))" office:value-type="string" office:string-value=" " calcext:value-type="string">
            <text:p><text:s/></text:p>
          </table:table-cell>
          <table:table-cell table:style-name="ce40" table:content-validation-name="val6"/>
          <table:table-cell table:style-name="ce36" table:formula="of:=IF([.Q13]=&quot;Unique Product/ Service&quot;;[.$I$1];IF([.Q13]=&quot;Highly Differentiated Product/ Service&quot;;[.$I$2];IF([.Q13]=&quot;Moderately Differentiated Product/ Service&quot;;[.$I$3];IF([.Q13]=&quot;Common Product/ Service&quot;;[.$I$4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" office:value-type="string" calcext:value-type="string">
            <text:p>Market &amp; Offering</text:p>
          </table:table-cell>
          <table:table-cell table:style-name="ce19" office:value-type="string" calcext:value-type="string">
            <text:p>Completeness vs requires heavy research</text:p>
          </table:table-cell>
          <table:table-cell table:style-name="ce41" table:content-validation-name="val7" office:value-type="string" calcext:value-type="string">
            <text:p>Established &amp; Ready Product</text:p>
          </table:table-cell>
          <table:table-cell table:style-name="ce36" table:formula="of:=IF([.C14]=&quot;Extensive Product Research&quot;;[.$I$4];IF([.C14]=&quot;Standard Market Research&quot;;[.$I$3];IF([.C14]=&quot;Established &amp; Ready Product&quot;;[.$I$2];&quot; &quot;)))" office:value-type="float" office:value="10" calcext:value-type="float">
            <text:p>10</text:p>
          </table:table-cell>
          <table:table-cell table:style-name="ce41" table:content-validation-name="val7"/>
          <table:table-cell table:style-name="ce36" table:formula="of:=IF([.E14]=&quot;Extensive Product Research&quot;;[.$I$4];IF([.E14]=&quot;Standard Market Research&quot;;[.$I$3];IF([.E14]=&quot;Established &amp; Ready Product&quot;;[.$I$2];&quot; &quot;)))" office:value-type="string" office:string-value=" " calcext:value-type="string">
            <text:p><text:s/></text:p>
          </table:table-cell>
          <table:table-cell table:style-name="ce41" table:content-validation-name="val7"/>
          <table:table-cell table:style-name="ce36" table:formula="of:=IF([.G14]=&quot;Extensive Product Research&quot;;[.$I$4];IF([.G14]=&quot;Standard Market Research&quot;;[.$I$3];IF([.G14]=&quot;Established &amp; Ready Product&quot;;[.$I$2];&quot; &quot;)))" office:value-type="string" office:string-value=" " calcext:value-type="string">
            <text:p><text:s/></text:p>
          </table:table-cell>
          <table:table-cell table:style-name="ce41" table:content-validation-name="val7"/>
          <table:table-cell table:style-name="ce36" table:formula="of:=IF([.I14]=&quot;Extensive Product Research&quot;;[.$I$4];IF([.I14]=&quot;Standard Market Research&quot;;[.$I$3];IF([.I14]=&quot;Established &amp; Ready Product&quot;;[.$I$2];&quot; &quot;)))" office:value-type="string" office:string-value=" " calcext:value-type="string">
            <text:p><text:s/></text:p>
          </table:table-cell>
          <table:table-cell table:style-name="ce41" table:content-validation-name="val7"/>
          <table:table-cell table:style-name="ce36" table:formula="of:=IF([.K14]=&quot;Extensive Product Research&quot;;[.$I$4];IF([.K14]=&quot;Standard Market Research&quot;;[.$I$3];IF([.K14]=&quot;Established &amp; Ready Product&quot;;[.$I$2];&quot; &quot;)))" office:value-type="string" office:string-value=" " calcext:value-type="string">
            <text:p><text:s/></text:p>
          </table:table-cell>
          <table:table-cell table:style-name="ce41" table:content-validation-name="val7"/>
          <table:table-cell table:style-name="ce36" table:formula="of:=IF([.M14]=&quot;Extensive Product Research&quot;;[.$I$4];IF([.M14]=&quot;Standard Market Research&quot;;[.$I$3];IF([.M14]=&quot;Established &amp; Ready Product&quot;;[.$I$2];&quot; &quot;)))" office:value-type="string" office:string-value=" " calcext:value-type="string">
            <text:p><text:s/></text:p>
          </table:table-cell>
          <table:table-cell table:style-name="ce41" table:content-validation-name="val7"/>
          <table:table-cell table:style-name="ce36" table:formula="of:=IF([.O14]=&quot;Extensive Product Research&quot;;[.$I$4];IF([.O14]=&quot;Standard Market Research&quot;;[.$I$3];IF([.O14]=&quot;Established &amp; Ready Product&quot;;[.$I$2];&quot; &quot;)))" office:value-type="string" office:string-value=" " calcext:value-type="string">
            <text:p><text:s/></text:p>
          </table:table-cell>
          <table:table-cell table:style-name="ce41" table:content-validation-name="val7"/>
          <table:table-cell table:style-name="ce36" table:formula="of:=IF([.Q14]=&quot;Extensive Product Research&quot;;[.$I$4];IF([.Q14]=&quot;Standard Market Research&quot;;[.$I$3];IF([.Q14]=&quot;Established &amp; Ready Product&quot;;[.$I$2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Staff Compliment (Choose option)</text:p>
          </table:table-cell>
          <table:table-cell table:style-name="ce36" table:content-validation-name="val8" office:value-type="string" calcext:value-type="string">
            <text:p>2 to 5</text:p>
          </table:table-cell>
          <table:table-cell table:style-name="ce29"/>
          <table:table-cell table:style-name="ce36" table:content-validation-name="val8"/>
          <table:table-cell table:style-name="ce29"/>
          <table:table-cell table:style-name="ce36" table:content-validation-name="val8"/>
          <table:table-cell table:style-name="ce29"/>
          <table:table-cell table:style-name="ce36" table:content-validation-name="val8"/>
          <table:table-cell table:style-name="ce29"/>
          <table:table-cell table:style-name="ce36" table:content-validation-name="val8"/>
          <table:table-cell table:style-name="ce29"/>
          <table:table-cell table:style-name="ce36" table:content-validation-name="val8"/>
          <table:table-cell table:style-name="ce29"/>
          <table:table-cell table:style-name="ce36" table:content-validation-name="val8"/>
          <table:table-cell table:style-name="ce29"/>
          <table:table-cell table:style-name="ce36" table:content-validation-name="val8"/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Current Partners (Type it in)</text:p>
          </table:table-cell>
          <table:table-cell table:number-columns-repeated="15" table:style-name="ce35" office:value-type="string" calcext:value-type="string">
            <text:p>Lorem ipsum dolor sit amet, consectetur adipiscing elit</text:p>
          </table:table-cell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Potential/ Strategic Partners (Type it in)</text:p>
          </table:table-cell>
          <table:table-cell table:number-columns-repeated="15" table:style-name="ce35" office:value-type="string" calcext:value-type="string">
            <text:p>Lorem ipsum dolor sit amet, consectetur adipiscing elit</text:p>
          </table:table-cell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Level of Outsourcing</text:p>
          </table:table-cell>
          <table:table-cell table:style-name="ce42" table:content-validation-name="val9" office:value-type="string" calcext:value-type="string">
            <text:p>Close to 10%</text:p>
          </table:table-cell>
          <table:table-cell table:style-name="ce36" table:formula="of:=IF([.C18]=&quot;Close to 90%&quot;;[.$I$4];IF([.C18]=&quot;Close to 50%&quot;;[.$I$3];IF([.C18]=&quot;Close to 10%&quot;;[.$I$2];&quot; &quot;)))" office:value-type="float" office:value="10" calcext:value-type="float">
            <text:p>10</text:p>
          </table:table-cell>
          <table:table-cell table:style-name="ce42" table:content-validation-name="val9"/>
          <table:table-cell table:style-name="ce36" table:formula="of:=IF([.E18]=&quot;Close to 90%&quot;;[.$I$4];IF([.E18]=&quot;Close to 50%&quot;;[.$I$3];IF([.E18]=&quot;Close to 10%&quot;;[.$I$2];&quot; &quot;)))" office:value-type="string" office:string-value=" " calcext:value-type="string">
            <text:p><text:s/></text:p>
          </table:table-cell>
          <table:table-cell table:style-name="ce42" table:content-validation-name="val9"/>
          <table:table-cell table:style-name="ce36" table:formula="of:=IF([.G18]=&quot;Close to 90%&quot;;[.$I$4];IF([.G18]=&quot;Close to 50%&quot;;[.$I$3];IF([.G18]=&quot;Close to 10%&quot;;[.$I$2];&quot; &quot;)))" office:value-type="string" office:string-value=" " calcext:value-type="string">
            <text:p><text:s/></text:p>
          </table:table-cell>
          <table:table-cell table:style-name="ce42" table:content-validation-name="val9"/>
          <table:table-cell table:style-name="ce36" table:formula="of:=IF([.I18]=&quot;Close to 90%&quot;;[.$I$4];IF([.I18]=&quot;Close to 50%&quot;;[.$I$3];IF([.I18]=&quot;Close to 10%&quot;;[.$I$2];&quot; &quot;)))" office:value-type="string" office:string-value=" " calcext:value-type="string">
            <text:p><text:s/></text:p>
          </table:table-cell>
          <table:table-cell table:style-name="ce42" table:content-validation-name="val9"/>
          <table:table-cell table:style-name="ce36" table:formula="of:=IF([.K18]=&quot;Close to 90%&quot;;[.$I$4];IF([.K18]=&quot;Close to 50%&quot;;[.$I$3];IF([.K18]=&quot;Close to 10%&quot;;[.$I$2];&quot; &quot;)))" office:value-type="string" office:string-value=" " calcext:value-type="string">
            <text:p><text:s/></text:p>
          </table:table-cell>
          <table:table-cell table:style-name="ce42" table:content-validation-name="val9"/>
          <table:table-cell table:style-name="ce36" table:formula="of:=IF([.M18]=&quot;Close to 90%&quot;;[.$I$4];IF([.M18]=&quot;Close to 50%&quot;;[.$I$3];IF([.M18]=&quot;Close to 10%&quot;;[.$I$2];&quot; &quot;)))" office:value-type="string" office:string-value=" " calcext:value-type="string">
            <text:p><text:s/></text:p>
          </table:table-cell>
          <table:table-cell table:style-name="ce42" table:content-validation-name="val9"/>
          <table:table-cell table:style-name="ce36" table:formula="of:=IF([.O18]=&quot;Close to 90%&quot;;[.$I$4];IF([.O18]=&quot;Close to 50%&quot;;[.$I$3];IF([.O18]=&quot;Close to 10%&quot;;[.$I$2];&quot; &quot;)))" office:value-type="string" office:string-value=" " calcext:value-type="string">
            <text:p><text:s/></text:p>
          </table:table-cell>
          <table:table-cell table:style-name="ce42" table:content-validation-name="val9"/>
          <table:table-cell table:style-name="ce36" table:formula="of:=IF([.Q18]=&quot;Close to 90%&quot;;[.$I$4];IF([.Q18]=&quot;Close to 50%&quot;;[.$I$3];IF([.Q18]=&quot;Close to 10%&quot;;[.$I$2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Level of Relatedness to main business (vs 3rd tier innovation)</text:p>
          </table:table-cell>
          <table:table-cell table:style-name="ce43" table:content-validation-name="val10" office:value-type="string" calcext:value-type="string">
            <text:p>Related</text:p>
          </table:table-cell>
          <table:table-cell table:style-name="ce36" table:formula="of:=IF([.C19]=&quot;Related&quot;;[.$I$2];IF([.C19]=&quot;Unrelated&quot;;[.$I$4];&quot; &quot;))" office:value-type="float" office:value="10" calcext:value-type="float">
            <text:p>10</text:p>
          </table:table-cell>
          <table:table-cell table:style-name="ce43" table:content-validation-name="val10"/>
          <table:table-cell table:style-name="ce36" table:formula="of:=IF([.E19]=&quot;Related&quot;;[.$I$2];IF([.E19]=&quot;Unrelated&quot;;[.$I$4];&quot; &quot;))" office:value-type="string" office:string-value=" " calcext:value-type="string">
            <text:p><text:s/></text:p>
          </table:table-cell>
          <table:table-cell table:style-name="ce43" table:content-validation-name="val10"/>
          <table:table-cell table:style-name="ce36" table:formula="of:=IF([.G19]=&quot;Related&quot;;[.$I$2];IF([.G19]=&quot;Unrelated&quot;;[.$I$4];&quot; &quot;))" office:value-type="string" office:string-value=" " calcext:value-type="string">
            <text:p><text:s/></text:p>
          </table:table-cell>
          <table:table-cell table:style-name="ce43" table:content-validation-name="val10"/>
          <table:table-cell table:style-name="ce36" table:formula="of:=IF([.I19]=&quot;Related&quot;;[.$I$2];IF([.I19]=&quot;Unrelated&quot;;[.$I$4];&quot; &quot;))" office:value-type="string" office:string-value=" " calcext:value-type="string">
            <text:p><text:s/></text:p>
          </table:table-cell>
          <table:table-cell table:style-name="ce43" table:content-validation-name="val10"/>
          <table:table-cell table:style-name="ce36" table:formula="of:=IF([.K19]=&quot;Related&quot;;[.$I$2];IF([.K19]=&quot;Unrelated&quot;;[.$I$4];&quot; &quot;))" office:value-type="string" office:string-value=" " calcext:value-type="string">
            <text:p><text:s/></text:p>
          </table:table-cell>
          <table:table-cell table:style-name="ce43" table:content-validation-name="val10"/>
          <table:table-cell table:style-name="ce36" table:formula="of:=IF([.M19]=&quot;Related&quot;;[.$I$2];IF([.M19]=&quot;Unrelated&quot;;[.$I$4];&quot; &quot;))" office:value-type="string" office:string-value=" " calcext:value-type="string">
            <text:p><text:s/></text:p>
          </table:table-cell>
          <table:table-cell table:style-name="ce43" table:content-validation-name="val10"/>
          <table:table-cell table:style-name="ce36" table:formula="of:=IF([.O19]=&quot;Related&quot;;[.$I$2];IF([.O19]=&quot;Unrelated&quot;;[.$I$4];&quot; &quot;))" office:value-type="string" office:string-value=" " calcext:value-type="string">
            <text:p><text:s/></text:p>
          </table:table-cell>
          <table:table-cell table:style-name="ce43" table:content-validation-name="val10"/>
          <table:table-cell table:style-name="ce36" table:formula="of:=IF([.Q19]=&quot;Related&quot;;[.$I$2];IF([.Q19]=&quot;Unrelated&quot;;[.$I$4];&quot; &quot;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Financial Health &amp; Economics</text:p>
          </table:table-cell>
          <table:table-cell table:style-name="ce19" office:value-type="string" calcext:value-type="string">
            <text:p>Good Margins or good volumes (has to be either of the 2 to get positive rating)</text:p>
          </table:table-cell>
          <table:table-cell table:style-name="ce44" table:content-validation-name="val11" office:value-type="string" calcext:value-type="string">
            <text:p>Great Volume Great Margin</text:p>
          </table:table-cell>
          <table:table-cell table:style-name="ce54" table:formula="of:=IF([.C20]=&quot;Great Margin Low Volume&quot;;[.$I$2];IF([.C20]=&quot;Good Margin Average Volume&quot;;[.$I$3];IF([.C20]=&quot;Average Margin Good Volume&quot;;[.$I$3];IF([.C20]=&quot;Low Margin Great Volume&quot;;[.$I$2];IF([.C20]=&quot;Great Volume Great Margin&quot;;[.$I$1];IF([.C20]=&quot;Good Volume Good Margin&quot;;[.$I$2];IF([.C20]=&quot;Average Volume Average Margin&quot;;[.$I$3];IF([.C20]=&quot;Low Volume Low Margin&quot;;[.$I$4];&quot; &quot;))))))))" office:value-type="float" office:value="15" calcext:value-type="float">
            <text:p>15</text:p>
          </table:table-cell>
          <table:table-cell table:style-name="ce44" table:content-validation-name="val11"/>
          <table:table-cell table:style-name="ce54" table:formula="of:=IF([.E20]=&quot;Great Margin Low Volume&quot;;[.$I$2];IF([.E20]=&quot;Good Margin Average Volume&quot;;[.$I$3];IF([.E20]=&quot;Average Margin Good Volume&quot;;[.$I$3];IF([.E20]=&quot;Low Margin Great Volume&quot;;[.$I$2];IF([.E20]=&quot;Great Volume Great Margin&quot;;[.$I$1];IF([.E20]=&quot;Good Volume Good Margin&quot;;[.$I$2];IF([.E20]=&quot;Average Volume Average Margin&quot;;[.$I$3];IF([.E20]=&quot;Low Volume Low Margin&quot;;[.$I$4];&quot; &quot;))))))))" office:value-type="string" office:string-value=" " calcext:value-type="string">
            <text:p><text:s/></text:p>
          </table:table-cell>
          <table:table-cell table:style-name="ce44" table:content-validation-name="val11"/>
          <table:table-cell table:style-name="ce54" table:formula="of:=IF([.G20]=&quot;Great Margin Low Volume&quot;;[.$I$2];IF([.G20]=&quot;Good Margin Average Volume&quot;;[.$I$3];IF([.G20]=&quot;Average Margin Good Volume&quot;;[.$I$3];IF([.G20]=&quot;Low Margin Great Volume&quot;;[.$I$2];IF([.G20]=&quot;Great Volume Great Margin&quot;;[.$I$1];IF([.G20]=&quot;Good Volume Good Margin&quot;;[.$I$2];IF([.G20]=&quot;Average Volume Average Margin&quot;;[.$I$3];IF([.G20]=&quot;Low Volume Low Margin&quot;;[.$I$4];&quot; &quot;))))))))" office:value-type="string" office:string-value=" " calcext:value-type="string">
            <text:p><text:s/></text:p>
          </table:table-cell>
          <table:table-cell table:style-name="ce44" table:content-validation-name="val11"/>
          <table:table-cell table:style-name="ce54" table:formula="of:=IF([.I20]=&quot;Great Margin Low Volume&quot;;[.$I$2];IF([.I20]=&quot;Good Margin Average Volume&quot;;[.$I$3];IF([.I20]=&quot;Average Margin Good Volume&quot;;[.$I$3];IF([.I20]=&quot;Low Margin Great Volume&quot;;[.$I$2];IF([.I20]=&quot;Great Volume Great Margin&quot;;[.$I$1];IF([.I20]=&quot;Good Volume Good Margin&quot;;[.$I$2];IF([.I20]=&quot;Average Volume Average Margin&quot;;[.$I$3];IF([.I20]=&quot;Low Volume Low Margin&quot;;[.$I$4];&quot; &quot;))))))))" office:value-type="string" office:string-value=" " calcext:value-type="string">
            <text:p><text:s/></text:p>
          </table:table-cell>
          <table:table-cell table:style-name="ce44" table:content-validation-name="val11"/>
          <table:table-cell table:style-name="ce54" table:formula="of:=IF([.K20]=&quot;Great Margin Low Volume&quot;;[.$I$2];IF([.K20]=&quot;Good Margin Average Volume&quot;;[.$I$3];IF([.K20]=&quot;Average Margin Good Volume&quot;;[.$I$3];IF([.K20]=&quot;Low Margin Great Volume&quot;;[.$I$2];IF([.K20]=&quot;Great Volume Great Margin&quot;;[.$I$1];IF([.K20]=&quot;Good Volume Good Margin&quot;;[.$I$2];IF([.K20]=&quot;Average Volume Average Margin&quot;;[.$I$3];IF([.K20]=&quot;Low Volume Low Margin&quot;;[.$I$4];&quot; &quot;))))))))" office:value-type="string" office:string-value=" " calcext:value-type="string">
            <text:p><text:s/></text:p>
          </table:table-cell>
          <table:table-cell table:style-name="ce44" table:content-validation-name="val11"/>
          <table:table-cell table:style-name="ce54" table:formula="of:=IF([.M20]=&quot;Great Margin Low Volume&quot;;[.$I$2];IF([.M20]=&quot;Good Margin Average Volume&quot;;[.$I$3];IF([.M20]=&quot;Average Margin Good Volume&quot;;[.$I$3];IF([.M20]=&quot;Low Margin Great Volume&quot;;[.$I$2];IF([.M20]=&quot;Great Volume Great Margin&quot;;[.$I$1];IF([.M20]=&quot;Good Volume Good Margin&quot;;[.$I$2];IF([.M20]=&quot;Average Volume Average Margin&quot;;[.$I$3];IF([.M20]=&quot;Low Volume Low Margin&quot;;[.$I$4];&quot; &quot;))))))))" office:value-type="string" office:string-value=" " calcext:value-type="string">
            <text:p><text:s/></text:p>
          </table:table-cell>
          <table:table-cell table:style-name="ce44" table:content-validation-name="val11"/>
          <table:table-cell table:style-name="ce54" table:formula="of:=IF([.O20]=&quot;Great Margin Low Volume&quot;;[.$I$2];IF([.O20]=&quot;Good Margin Average Volume&quot;;[.$I$3];IF([.O20]=&quot;Average Margin Good Volume&quot;;[.$I$3];IF([.O20]=&quot;Low Margin Great Volume&quot;;[.$I$2];IF([.O20]=&quot;Great Volume Great Margin&quot;;[.$I$1];IF([.O20]=&quot;Good Volume Good Margin&quot;;[.$I$2];IF([.O20]=&quot;Average Volume Average Margin&quot;;[.$I$3];IF([.O20]=&quot;Low Volume Low Margin&quot;;[.$I$4];&quot; &quot;))))))))" office:value-type="string" office:string-value=" " calcext:value-type="string">
            <text:p><text:s/></text:p>
          </table:table-cell>
          <table:table-cell table:style-name="ce44" table:content-validation-name="val11"/>
          <table:table-cell table:style-name="ce54" table:formula="of:=IF([.Q20]=&quot;Great Margin Low Volume&quot;;[.$I$2];IF([.Q20]=&quot;Good Margin Average Volume&quot;;[.$I$3];IF([.Q20]=&quot;Average Margin Good Volume&quot;;[.$I$3];IF([.Q20]=&quot;Low Margin Great Volume&quot;;[.$I$2];IF([.Q20]=&quot;Great Volume Great Margin&quot;;[.$I$1];IF([.Q20]=&quot;Good Volume Good Margin&quot;;[.$I$2];IF([.Q20]=&quot;Average Volume Average Margin&quot;;[.$I$3];IF([.Q20]=&quot;Low Volume Low Margin&quot;;[.$I$4];&quot; &quot;))))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Financial Health &amp; Economics</text:p>
          </table:table-cell>
          <table:table-cell table:style-name="ce19" office:value-type="string" calcext:value-type="string">
            <text:p>Capex intensive (vs low entry barriers)</text:p>
          </table:table-cell>
          <table:table-cell table:style-name="ce45" table:content-validation-name="val12" office:value-type="string" calcext:value-type="string">
            <text:p>No CAPEX</text:p>
          </table:table-cell>
          <table:table-cell table:style-name="ce36" table:formula="of:=IF([.C21]=&quot;CAPEX Intensive&quot;;[.$I$4];IF([.C21]=&quot;Medium CAPEX&quot;;[.$I$3];IF([.C21]=&quot;Low CAPEX&quot;;[.$I$2];IF([.C21]=&quot;No CAPEX&quot;;[.$I$1];&quot; &quot;))))" office:value-type="float" office:value="15" calcext:value-type="float">
            <text:p>15</text:p>
          </table:table-cell>
          <table:table-cell table:style-name="ce59" table:content-validation-name="val12"/>
          <table:table-cell table:style-name="ce36" table:formula="of:=IF([.E21]=&quot;CAPEX Intensive&quot;;[.$I$4];IF([.E21]=&quot;Medium CAPEX&quot;;[.$I$3];IF([.E21]=&quot;Low CAPEX&quot;;[.$I$2];&quot; &quot;)))" office:value-type="string" office:string-value=" " calcext:value-type="string">
            <text:p><text:s/></text:p>
          </table:table-cell>
          <table:table-cell table:style-name="ce59" table:content-validation-name="val12"/>
          <table:table-cell table:style-name="ce36" table:formula="of:=IF([.G21]=&quot;CAPEX Intensive&quot;;[.$I$4];IF([.G21]=&quot;Medium CAPEX&quot;;[.$I$3];IF([.G21]=&quot;Low CAPEX&quot;;[.$I$2];&quot; &quot;)))" office:value-type="string" office:string-value=" " calcext:value-type="string">
            <text:p><text:s/></text:p>
          </table:table-cell>
          <table:table-cell table:style-name="ce59" table:content-validation-name="val12"/>
          <table:table-cell table:style-name="ce36" table:formula="of:=IF([.I21]=&quot;CAPEX Intensive&quot;;[.$I$4];IF([.I21]=&quot;Medium CAPEX&quot;;[.$I$3];IF([.I21]=&quot;Low CAPEX&quot;;[.$I$2];&quot; &quot;)))" office:value-type="string" office:string-value=" " calcext:value-type="string">
            <text:p><text:s/></text:p>
          </table:table-cell>
          <table:table-cell table:style-name="ce59" table:content-validation-name="val12"/>
          <table:table-cell table:style-name="ce36" table:formula="of:=IF([.K21]=&quot;CAPEX Intensive&quot;;[.$I$4];IF([.K21]=&quot;Medium CAPEX&quot;;[.$I$3];IF([.K21]=&quot;Low CAPEX&quot;;[.$I$2];&quot; &quot;)))" office:value-type="string" office:string-value=" " calcext:value-type="string">
            <text:p><text:s/></text:p>
          </table:table-cell>
          <table:table-cell table:style-name="ce59" table:content-validation-name="val12"/>
          <table:table-cell table:style-name="ce36" table:formula="of:=IF([.M21]=&quot;CAPEX Intensive&quot;;[.$I$4];IF([.M21]=&quot;Medium CAPEX&quot;;[.$I$3];IF([.M21]=&quot;Low CAPEX&quot;;[.$I$2];&quot; &quot;)))" office:value-type="string" office:string-value=" " calcext:value-type="string">
            <text:p><text:s/></text:p>
          </table:table-cell>
          <table:table-cell table:style-name="ce59" table:content-validation-name="val12"/>
          <table:table-cell table:style-name="ce36" table:formula="of:=IF([.O21]=&quot;CAPEX Intensive&quot;;[.$I$4];IF([.O21]=&quot;Medium CAPEX&quot;;[.$I$3];IF([.O21]=&quot;Low CAPEX&quot;;[.$I$2];&quot; &quot;)))" office:value-type="string" office:string-value=" " calcext:value-type="string">
            <text:p><text:s/></text:p>
          </table:table-cell>
          <table:table-cell table:style-name="ce59" table:content-validation-name="val12"/>
          <table:table-cell table:style-name="ce36" table:formula="of:=IF([.Q21]=&quot;CAPEX Intensive&quot;;[.$I$4];IF([.Q21]=&quot;Medium CAPEX&quot;;[.$I$3];IF([.Q21]=&quot;Low CAPEX&quot;;[.$I$2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Financial Health &amp; Economics</text:p>
          </table:table-cell>
          <table:table-cell table:style-name="ce19" office:value-type="string" calcext:value-type="string">
            <text:p>Recurring revenue (vs once off)</text:p>
          </table:table-cell>
          <table:table-cell table:style-name="ce46" table:content-validation-name="val13" office:value-type="string" calcext:value-type="string">
            <text:p>High Initial Fee + Reccuring Rev</text:p>
          </table:table-cell>
          <table:table-cell table:style-name="ce36" table:formula="of:=IF([.C22]=&quot;High Initial Fee + Reccuring Rev&quot;;[.$I$1];IF([.C22]=&quot;Moderate Initial Fee + Recurring Rev&quot;;[.$I$2];IF([.C22]=&quot;Low Initial Fee + Recurring Rev&quot;;[.$I$3];IF([.C22]=&quot;Once Off Fee&quot;;[.$I$4];&quot; &quot;))))" office:value-type="float" office:value="15" calcext:value-type="float">
            <text:p>15</text:p>
          </table:table-cell>
          <table:table-cell table:style-name="ce46" table:content-validation-name="val13"/>
          <table:table-cell table:style-name="ce36" table:formula="of:=IF([.E22]=&quot;High Initial Fee + Reccuring Rev&quot;;[.$I$1];IF([.E22]=&quot;Moderate Initial Fee + Recurring Rev&quot;;[.$I$2];IF([.E22]=&quot;Low Initial Fee + Recurring Rev&quot;;[.$I$3];IF([.E22]=&quot;Once Off Fee&quot;;[.$I$4];&quot; &quot;))))" office:value-type="string" office:string-value=" " calcext:value-type="string">
            <text:p><text:s/></text:p>
          </table:table-cell>
          <table:table-cell table:style-name="ce46" table:content-validation-name="val13"/>
          <table:table-cell table:style-name="ce36" table:formula="of:=IF([.G22]=&quot;High Initial Fee + Reccuring Rev&quot;;[.$I$1];IF([.G22]=&quot;Moderate Initial Fee + Recurring Rev&quot;;[.$I$2];IF([.G22]=&quot;Low Initial Fee + Recurring Rev&quot;;[.$I$3];IF([.G22]=&quot;Once Off Fee&quot;;[.$I$4];&quot; &quot;))))" office:value-type="string" office:string-value=" " calcext:value-type="string">
            <text:p><text:s/></text:p>
          </table:table-cell>
          <table:table-cell table:style-name="ce46" table:content-validation-name="val13"/>
          <table:table-cell table:style-name="ce36" table:formula="of:=IF([.I22]=&quot;High Initial Fee + Reccuring Rev&quot;;[.$I$1];IF([.I22]=&quot;Moderate Initial Fee + Recurring Rev&quot;;[.$I$2];IF([.I22]=&quot;Low Initial Fee + Recurring Rev&quot;;[.$I$3];IF([.I22]=&quot;Once Off Fee&quot;;[.$I$4];&quot; &quot;))))" office:value-type="string" office:string-value=" " calcext:value-type="string">
            <text:p><text:s/></text:p>
          </table:table-cell>
          <table:table-cell table:style-name="ce46" table:content-validation-name="val13"/>
          <table:table-cell table:style-name="ce36" table:formula="of:=IF([.K22]=&quot;High Initial Fee + Reccuring Rev&quot;;[.$I$1];IF([.K22]=&quot;Moderate Initial Fee + Recurring Rev&quot;;[.$I$2];IF([.K22]=&quot;Low Initial Fee + Recurring Rev&quot;;[.$I$3];IF([.K22]=&quot;Once Off Fee&quot;;[.$I$4];&quot; &quot;))))" office:value-type="string" office:string-value=" " calcext:value-type="string">
            <text:p><text:s/></text:p>
          </table:table-cell>
          <table:table-cell table:style-name="ce46" table:content-validation-name="val13"/>
          <table:table-cell table:style-name="ce36" table:formula="of:=IF([.M22]=&quot;High Initial Fee + Reccuring Rev&quot;;[.$I$1];IF([.M22]=&quot;Moderate Initial Fee + Recurring Rev&quot;;[.$I$2];IF([.M22]=&quot;Low Initial Fee + Recurring Rev&quot;;[.$I$3];IF([.M22]=&quot;Once Off Fee&quot;;[.$I$4];&quot; &quot;))))" office:value-type="string" office:string-value=" " calcext:value-type="string">
            <text:p><text:s/></text:p>
          </table:table-cell>
          <table:table-cell table:style-name="ce46" table:content-validation-name="val13"/>
          <table:table-cell table:style-name="ce36" table:formula="of:=IF([.O22]=&quot;High Initial Fee + Reccuring Rev&quot;;[.$I$1];IF([.O22]=&quot;Moderate Initial Fee + Recurring Rev&quot;;[.$I$2];IF([.O22]=&quot;Low Initial Fee + Recurring Rev&quot;;[.$I$3];IF([.O22]=&quot;Once Off Fee&quot;;[.$I$4];&quot; &quot;))))" office:value-type="string" office:string-value=" " calcext:value-type="string">
            <text:p><text:s/></text:p>
          </table:table-cell>
          <table:table-cell table:style-name="ce46" table:content-validation-name="val13"/>
          <table:table-cell table:style-name="ce36" table:formula="of:=IF([.Q22]=&quot;High Initial Fee + Reccuring Rev&quot;;[.$I$1];IF([.Q22]=&quot;Moderate Initial Fee + Recurring Rev&quot;;[.$I$2];IF([.Q22]=&quot;Low Initial Fee + Recurring Rev&quot;;[.$I$3];IF([.Q22]=&quot;Once Off Fee&quot;;[.$I$4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Investment &amp; Future Readiness</text:p>
          </table:table-cell>
          <table:table-cell table:style-name="ce19" office:value-type="string" calcext:value-type="string">
            <text:p>Bankable/ Investable vs Definitely Self Sponsored</text:p>
          </table:table-cell>
          <table:table-cell table:style-name="ce47" table:content-validation-name="val14" office:value-type="string" calcext:value-type="string">
            <text:p>Independent</text:p>
          </table:table-cell>
          <table:table-cell table:style-name="ce36" table:formula="of:=IF([.C23]=&quot;Independent&quot;;[.$I$1];IF([.C23]=&quot;Currently Sponsored&quot;;[.$I$4];IF([.C23]=&quot;Part Sponsored&quot;;[.$I$3];IF([.C23]=&quot;100% Bankable&quot;;[.$I$2];&quot; &quot;))))" office:value-type="float" office:value="15" calcext:value-type="float">
            <text:p>15</text:p>
          </table:table-cell>
          <table:table-cell table:style-name="ce47" table:content-validation-name="val14"/>
          <table:table-cell table:style-name="ce36" table:formula="of:=IF([.E23]=&quot;Independent&quot;;[.$I$1];IF([.E23]=&quot;Currently Sponsored&quot;;[.$I$4];IF([.E23]=&quot;Part Sponsored&quot;;[.$I$3];IF([.E23]=&quot;100% Bankable&quot;;[.$I$2];&quot; &quot;))))" office:value-type="string" office:string-value=" " calcext:value-type="string">
            <text:p><text:s/></text:p>
          </table:table-cell>
          <table:table-cell table:style-name="ce47" table:content-validation-name="val14"/>
          <table:table-cell table:style-name="ce36" table:formula="of:=IF([.G23]=&quot;Independent&quot;;[.$I$1];IF([.G23]=&quot;Currently Sponsored&quot;;[.$I$4];IF([.G23]=&quot;Part Sponsored&quot;;[.$I$3];IF([.G23]=&quot;100% Bankable&quot;;[.$I$2];&quot; &quot;))))" office:value-type="string" office:string-value=" " calcext:value-type="string">
            <text:p><text:s/></text:p>
          </table:table-cell>
          <table:table-cell table:style-name="ce47" table:content-validation-name="val14"/>
          <table:table-cell table:style-name="ce36" table:formula="of:=IF([.I23]=&quot;Independent&quot;;[.$I$1];IF([.I23]=&quot;Currently Sponsored&quot;;[.$I$4];IF([.I23]=&quot;Part Sponsored&quot;;[.$I$3];IF([.I23]=&quot;100% Bankable&quot;;[.$I$2];&quot; &quot;))))" office:value-type="string" office:string-value=" " calcext:value-type="string">
            <text:p><text:s/></text:p>
          </table:table-cell>
          <table:table-cell table:style-name="ce47" table:content-validation-name="val14"/>
          <table:table-cell table:style-name="ce36" table:formula="of:=IF([.K23]=&quot;Independent&quot;;[.$I$1];IF([.K23]=&quot;Currently Sponsored&quot;;[.$I$4];IF([.K23]=&quot;Part Sponsored&quot;;[.$I$3];IF([.K23]=&quot;100% Bankable&quot;;[.$I$2];&quot; &quot;))))" office:value-type="string" office:string-value=" " calcext:value-type="string">
            <text:p><text:s/></text:p>
          </table:table-cell>
          <table:table-cell table:style-name="ce47" table:content-validation-name="val14"/>
          <table:table-cell table:style-name="ce36" table:formula="of:=IF([.M23]=&quot;Independent&quot;;[.$I$1];IF([.M23]=&quot;Currently Sponsored&quot;;[.$I$4];IF([.M23]=&quot;Part Sponsored&quot;;[.$I$3];IF([.M23]=&quot;100% Bankable&quot;;[.$I$2];&quot; &quot;))))" office:value-type="string" office:string-value=" " calcext:value-type="string">
            <text:p><text:s/></text:p>
          </table:table-cell>
          <table:table-cell table:style-name="ce47" table:content-validation-name="val14"/>
          <table:table-cell table:style-name="ce36" table:formula="of:=IF([.O23]=&quot;Independent&quot;;[.$I$1];IF([.O23]=&quot;Currently Sponsored&quot;;[.$I$4];IF([.O23]=&quot;Part Sponsored&quot;;[.$I$3];IF([.O23]=&quot;100% Bankable&quot;;[.$I$2];&quot; &quot;))))" office:value-type="string" office:string-value=" " calcext:value-type="string">
            <text:p><text:s/></text:p>
          </table:table-cell>
          <table:table-cell table:style-name="ce47" table:content-validation-name="val14"/>
          <table:table-cell table:style-name="ce36" table:formula="of:=IF([.Q23]=&quot;Independent&quot;;[.$I$1];IF([.Q23]=&quot;Currently Sponsored&quot;;[.$I$4];IF([.Q23]=&quot;Part Sponsored&quot;;[.$I$3];IF([.Q23]=&quot;100% Bankable&quot;;[.$I$2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8" office:value-type="string" calcext:value-type="string">
            <text:p>Investment &amp; Future Readiness</text:p>
          </table:table-cell>
          <table:table-cell table:style-name="ce19" office:value-type="string" calcext:value-type="string">
            <text:p>Time-frame to Independent Operations (Double click to add date)</text:p>
          </table:table-cell>
          <table:table-cell table:style-name="ce48" table:content-validation-name="val15" office:value-type="string" calcext:value-type="string">
            <text:p>Less than 6 months</text:p>
          </table:table-cell>
          <table:table-cell table:style-name="ce36" table:formula="of:=IF([.C24]=&quot;After 1.5 yrs&quot;;[.$I$4];IF([.C24]=&quot;Between 1 yr and 1.5 yrs&quot;;[.$I$3];IF([.C24]=&quot;Less than 6 months&quot;;[.$I$1];IF([.C24]=&quot;From 6 months to 1 yr&quot;;[.$I$2];&quot; &quot;))))" office:value-type="float" office:value="15" calcext:value-type="float">
            <text:p>15</text:p>
          </table:table-cell>
          <table:table-cell table:style-name="ce48" table:content-validation-name="val15"/>
          <table:table-cell table:style-name="ce36" table:formula="of:=IF([.E24]=&quot;After 1.5 yrs&quot;;[.$I$4];IF([.E24]=&quot;Between 1 yr and 1.5 yrs&quot;;[.$I$3];IF([.E24]=&quot;Less than 6 months&quot;;[.$I$1];IF([.E24]=&quot;From 6 months to 1 yr&quot;;[.$I$2];&quot; &quot;))))" office:value-type="string" office:string-value=" " calcext:value-type="string">
            <text:p><text:s/></text:p>
          </table:table-cell>
          <table:table-cell table:style-name="ce48" table:content-validation-name="val15"/>
          <table:table-cell table:style-name="ce36" table:formula="of:=IF([.G24]=&quot;After 1.5 yrs&quot;;[.$I$4];IF([.G24]=&quot;Between 1 yr and 1.5 yrs&quot;;[.$I$3];IF([.G24]=&quot;Less than 6 months&quot;;[.$I$1];IF([.G24]=&quot;From 6 months to 1 yr&quot;;[.$I$2];&quot; &quot;))))" office:value-type="string" office:string-value=" " calcext:value-type="string">
            <text:p><text:s/></text:p>
          </table:table-cell>
          <table:table-cell table:style-name="ce48" table:content-validation-name="val15"/>
          <table:table-cell table:style-name="ce36" table:formula="of:=IF([.I24]=&quot;After 1.5 yrs&quot;;[.$I$4];IF([.I24]=&quot;Between 1 yr and 1.5 yrs&quot;;[.$I$3];IF([.I24]=&quot;Less than 6 months&quot;;[.$I$1];IF([.I24]=&quot;From 6 months to 1 yr&quot;;[.$I$2];&quot; &quot;))))" office:value-type="string" office:string-value=" " calcext:value-type="string">
            <text:p><text:s/></text:p>
          </table:table-cell>
          <table:table-cell table:style-name="ce48" table:content-validation-name="val15"/>
          <table:table-cell table:style-name="ce36" table:formula="of:=IF([.K24]=&quot;After 1.5 yrs&quot;;[.$I$4];IF([.K24]=&quot;Between 1 yr and 1.5 yrs&quot;;[.$I$3];IF([.K24]=&quot;Less than 6 months&quot;;[.$I$1];IF([.K24]=&quot;From 6 months to 1 yr&quot;;[.$I$2];&quot; &quot;))))" office:value-type="string" office:string-value=" " calcext:value-type="string">
            <text:p><text:s/></text:p>
          </table:table-cell>
          <table:table-cell table:style-name="ce48" table:content-validation-name="val15"/>
          <table:table-cell table:style-name="ce36" table:formula="of:=IF([.M24]=&quot;After 1.5 yrs&quot;;[.$I$4];IF([.M24]=&quot;Between 1 yr and 1.5 yrs&quot;;[.$I$3];IF([.M24]=&quot;Less than 6 months&quot;;[.$I$1];IF([.M24]=&quot;From 6 months to 1 yr&quot;;[.$I$2];&quot; &quot;))))" office:value-type="string" office:string-value=" " calcext:value-type="string">
            <text:p><text:s/></text:p>
          </table:table-cell>
          <table:table-cell table:style-name="ce48" table:content-validation-name="val15"/>
          <table:table-cell table:style-name="ce36" table:formula="of:=IF([.O24]=&quot;After 1.5 yrs&quot;;[.$I$4];IF([.O24]=&quot;Between 1 yr and 1.5 yrs&quot;;[.$I$3];IF([.O24]=&quot;Less than 6 months&quot;;[.$I$1];IF([.O24]=&quot;From 6 months to 1 yr&quot;;[.$I$2];&quot; &quot;))))" office:value-type="string" office:string-value=" " calcext:value-type="string">
            <text:p><text:s/></text:p>
          </table:table-cell>
          <table:table-cell table:style-name="ce48" table:content-validation-name="val15"/>
          <table:table-cell table:style-name="ce36" table:formula="of:=IF([.Q24]=&quot;After 1.5 yrs&quot;;[.$I$4];IF([.Q24]=&quot;Between 1 yr and 1.5 yrs&quot;;[.$I$3];IF([.Q24]=&quot;Less than 6 months&quot;;[.$I$1];IF([.Q24]=&quot;From 6 months to 1 yr&quot;;[.$I$2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1">
          <table:table-cell table:style-name="ce9"/>
          <table:table-cell table:style-name="ce20"/>
          <table:table-cell table:style-name="ce29" table:number-columns-repeated="16"/>
          <table:table-cell table:style-name="ce23"/>
          <table:table-cell table:number-columns-repeated="1005"/>
        </table:table-row>
        <table:table-row table:style-name="ro1">
          <table:table-cell table:style-name="ce10"/>
          <table:table-cell table:style-name="ce21" office:value-type="string" calcext:value-type="string">
            <text:p>Your Result:</text:p>
          </table:table-cell>
          <table:table-cell table:style-name="ce49" table:formula="of:=SUM([.D10:.D24])" office:value-type="float" office:value="120" calcext:value-type="float">
            <text:p>120</text:p>
          </table:table-cell>
          <table:table-cell table:style-name="ce29"/>
          <table:table-cell table:style-name="ce49" table:formula="of:=SUM([.F10:.F24])" office:value-type="float" office:value="0" calcext:value-type="float">
            <text:p>0</text:p>
          </table:table-cell>
          <table:table-cell table:style-name="ce29"/>
          <table:table-cell table:style-name="ce49" table:formula="of:=SUM([.H10:.H24])" office:value-type="float" office:value="0" calcext:value-type="float">
            <text:p>0</text:p>
          </table:table-cell>
          <table:table-cell table:style-name="ce29"/>
          <table:table-cell table:style-name="ce49" table:formula="of:=SUM([.J10:.J24])" office:value-type="float" office:value="0" calcext:value-type="float">
            <text:p>0</text:p>
          </table:table-cell>
          <table:table-cell table:style-name="ce29"/>
          <table:table-cell table:style-name="ce49" table:formula="of:=SUM([.L10:.L24])" office:value-type="float" office:value="0" calcext:value-type="float">
            <text:p>0</text:p>
          </table:table-cell>
          <table:table-cell table:style-name="ce29"/>
          <table:table-cell table:style-name="ce49" table:formula="of:=SUM([.N10:.N24])" office:value-type="float" office:value="0" calcext:value-type="float">
            <text:p>0</text:p>
          </table:table-cell>
          <table:table-cell table:style-name="ce29"/>
          <table:table-cell table:style-name="ce49" table:formula="of:=SUM([.P10:.P24])" office:value-type="float" office:value="0" calcext:value-type="float">
            <text:p>0</text:p>
          </table:table-cell>
          <table:table-cell table:style-name="ce29"/>
          <table:table-cell table:style-name="ce49" table:formula="of:=SUM([.R10:.R24])" office:value-type="float" office:value="0" calcext:value-type="float">
            <text:p>0</text:p>
          </table:table-cell>
          <table:table-cell table:style-name="ce29"/>
          <table:table-cell table:style-name="ce23"/>
          <table:table-cell table:number-columns-repeated="1005"/>
        </table:table-row>
        <table:table-row table:style-name="ro1">
          <table:table-cell table:style-name="ce10"/>
          <table:table-cell table:style-name="ce22"/>
          <table:table-cell table:style-name="ce50" table:number-columns-repeated="3"/>
          <table:table-cell table:style-name="ce23"/>
          <table:table-cell table:style-name="ce29" table:number-columns-repeated="7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table-cell table:style-name="ce11"/>
          <table:table-cell table:style-name="ce23" table:number-columns-repeated="4"/>
          <table:table-cell table:style-name="ce60"/>
          <table:table-cell table:style-name="ce64" table:number-columns-repeated="6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 table:number-rows-repeated="2">
          <table:table-cell table:style-name="ce11"/>
          <table:table-cell table:style-name="ce23" table:number-columns-repeated="4"/>
          <table:table-cell table:style-name="ce60"/>
          <table:table-cell table:style-name="ce64" table:number-columns-repeated="6"/>
          <table:table-cell table:style-name="ce29" table:number-columns-repeated="2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3">
          <table:table-cell table:style-name="ce12" office:value-type="string" calcext:value-type="string" table:number-columns-spanned="1" table:number-rows-spanned="4">
            <text:p>Recommendation based on your score:</text:p>
          </table:table-cell>
          <table:table-cell table:style-name="ce24" office:value-type="string" calcext:value-type="string">
            <text:p>Greater than 140</text:p>
          </table:table-cell>
          <table:table-cell table:style-name="ce51" office:value-type="string" calcext:value-type="string">
            <text:p>Your Business Idea is Brilliant! Share it with honest and well intentioned partners and investors and get going!!!</text:p>
          </table:table-cell>
          <table:table-cell table:style-name="ce10" table:number-columns-repeated="2"/>
          <table:table-cell table:style-name="ce61"/>
          <table:table-cell table:style-name="ce65"/>
          <table:table-cell table:style-name="ce62" table:number-columns-repeated="5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3">
          <table:covered-table-cell table:style-name="ce13"/>
          <table:table-cell table:style-name="ce25" office:value-type="string" calcext:value-type="string">
            <text:p>Between 90 and 140</text:p>
          </table:table-cell>
          <table:table-cell table:style-name="ce52" office:value-type="string" calcext:value-type="string">
            <text:p>Your Business Idea is Good! It is safe to start, but continue working on the low scores (in orange and red) to make it Brilliant! (dark green).</text:p>
          </table:table-cell>
          <table:table-cell table:style-name="ce10" table:number-columns-repeated="2"/>
          <table:table-cell table:style-name="ce61"/>
          <table:table-cell table:style-name="ce62" table:number-columns-repeated="6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3">
          <table:covered-table-cell table:style-name="ce13"/>
          <table:table-cell table:style-name="ce26" office:value-type="string" calcext:value-type="string">
            <text:p>Between 60 and 89</text:p>
          </table:table-cell>
          <table:table-cell table:style-name="ce52" office:value-type="string" calcext:value-type="string">
            <text:p>Your Business Idea is not yet a good idea. Objectively work on the low scores (in orange and red) to make it Good (green)!</text:p>
          </table:table-cell>
          <table:table-cell table:style-name="ce10" table:number-columns-repeated="2"/>
          <table:table-cell table:style-name="ce62"/>
          <table:table-cell table:style-name="ce65"/>
          <table:table-cell table:style-name="ce62" table:number-columns-repeated="5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3">
          <table:covered-table-cell table:style-name="ce14"/>
          <table:table-cell table:style-name="ce27" office:value-type="string" calcext:value-type="string">
            <text:p>Less than 60</text:p>
          </table:table-cell>
          <table:table-cell table:style-name="ce51" office:value-type="string" calcext:value-type="string">
            <text:p>Your Business Idea is not viable. Objectively work on the low scores (in orange and red) to make it Good (green)!</text:p>
          </table:table-cell>
          <table:table-cell table:style-name="ce36" table:number-columns-repeated="2"/>
          <table:table-cell table:style-name="ce62" table:number-columns-repeated="7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1">
          <table:table-cell table:style-name="ce10"/>
          <table:table-cell table:style-name="ce28"/>
          <table:table-cell table:style-name="ce53" table:number-columns-repeated="3"/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number-columns-repeated="4" table:style-name="ce29" office:value-type="float" office:value="12" calcext:value-type="float">
            <text:p>12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-5" calcext:value-type="float">
            <text:p>-5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29" table:formula="of:=[.B36]*[.B37]" office:value-type="float" office:value="180" calcext:value-type="float">
            <text:p>180</text:p>
          </table:table-cell>
          <table:table-cell table:style-name="ce29" table:formula="of:=[.C36]*[.C37]" office:value-type="float" office:value="120" calcext:value-type="float">
            <text:p>120</text:p>
          </table:table-cell>
          <table:table-cell table:style-name="ce29" table:formula="of:=[.D36]*[.D37]" office:value-type="float" office:value="60" calcext:value-type="float">
            <text:p>60</text:p>
          </table:table-cell>
          <table:table-cell table:style-name="ce29" table:formula="of:=[.E36]*[.E37]" office:value-type="float" office:value="-60" calcext:value-type="float">
            <text:p>-60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30" office:value-type="string" calcext:value-type="string">
            <text:p>Greater than 150</text:p>
          </table:table-cell>
          <table:table-cell table:style-name="ce30" office:value-type="string" calcext:value-type="string">
            <text:p>Between 90 and 150</text:p>
          </table:table-cell>
          <table:table-cell table:style-name="ce30" office:value-type="string" calcext:value-type="string">
            <text:p>Between 60 and 89</text:p>
          </table:table-cell>
          <table:table-cell table:style-name="ce30" office:value-type="string" calcext:value-type="string">
            <text:p>Less than 60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29" office:value-type="string" calcext:value-type="string">
            <text:p>Great</text:p>
          </table:table-cell>
          <table:table-cell table:style-name="ce29" office:value-type="string" calcext:value-type="string">
            <text:p>Good</text:p>
          </table:table-cell>
          <table:table-cell table:style-name="ce29" office:value-type="string" calcext:value-type="string">
            <text:p>Borderline</text:p>
          </table:table-cell>
          <table:table-cell table:style-name="ce29" office:value-type="string" calcext:value-type="string">
            <text:p>Flag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31" office:value-type="string" calcext:value-type="string">
            <text:p>Your Business Idea is Brilliant! Share it with honest and well intentioned partners and investors and get going!!!</text:p>
          </table:table-cell>
          <table:table-cell table:style-name="ce31" office:value-type="string" calcext:value-type="string">
            <text:p>Your Business Idea is Good! Continue working on the low scores (in orange and red) to make it Brilliant! (dark green)</text:p>
          </table:table-cell>
          <table:table-cell table:style-name="ce31" office:value-type="string" calcext:value-type="string">
            <text:p>Your Business Idea is not yet a good idea. Objectively work on the low scores (in orange and red) to make it Good (green)!</text:p>
          </table:table-cell>
          <table:table-cell table:style-name="ce31" office:value-type="string" calcext:value-type="string">
            <text:p>Your Business Idea is not viable. Objectively work on the low scores (in orange and red) to make it Good (green)!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Basic Assessment'.C18:'Basic Assessment'.C18 'Basic Assessment'.E18:'Basic Assessment'.E18 'Basic Assessment'.G18:'Basic Assessment'.G18 'Basic Assessment'.I18:'Basic Assessment'.I18 'Basic Assessment'.K18:'Basic Assessment'.K18 'Basic Assessment'.M18:'Basic Assessment'.M18 'Basic Assessment'.O18:'Basic Assessment'.O18 'Basic Assessment'.Q18:'Basic Assessment'.Q18">
            <calcext:condition calcext:apply-style-name="ConditionalStyle_1" calcext:value="=&quot;Close to 90%&quot;" calcext:base-cell-address="'Basic Assessment'.C18"/>
          </calcext:conditional-format>
          <calcext:conditional-format calcext:target-range-address="'Basic Assessment'.C18:'Basic Assessment'.C18 'Basic Assessment'.E18:'Basic Assessment'.E18 'Basic Assessment'.G18:'Basic Assessment'.G18 'Basic Assessment'.I18:'Basic Assessment'.I18 'Basic Assessment'.K18:'Basic Assessment'.K18 'Basic Assessment'.M18:'Basic Assessment'.M18 'Basic Assessment'.O18:'Basic Assessment'.O18 'Basic Assessment'.Q18:'Basic Assessment'.Q18">
            <calcext:condition calcext:apply-style-name="ConditionalStyle_2" calcext:value="=&quot;Close to 50%&quot;" calcext:base-cell-address="'Basic Assessment'.C18"/>
          </calcext:conditional-format>
          <calcext:conditional-format calcext:target-range-address="'Basic Assessment'.C18:'Basic Assessment'.C18 'Basic Assessment'.E18:'Basic Assessment'.E18 'Basic Assessment'.G18:'Basic Assessment'.G18 'Basic Assessment'.I18:'Basic Assessment'.I18 'Basic Assessment'.K18:'Basic Assessment'.K18 'Basic Assessment'.M18:'Basic Assessment'.M18 'Basic Assessment'.O18:'Basic Assessment'.O18 'Basic Assessment'.Q18:'Basic Assessment'.Q18">
            <calcext:condition calcext:apply-style-name="ConditionalStyle_3" calcext:value="=&quot;Close to 10%&quot;" calcext:base-cell-address="'Basic Assessment'.C18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4" calcext:value="=&quot;Great Margin Low Volume&quot;" calcext:base-cell-address="'Basic Assessment'.C20"/>
          </calcext:conditional-format>
          <calcext:conditional-format calcext:target-range-address="'Basic Assessment'.C18:'Basic Assessment'.C18 'Basic Assessment'.E18:'Basic Assessment'.E18 'Basic Assessment'.G18:'Basic Assessment'.G18 'Basic Assessment'.I18:'Basic Assessment'.I18 'Basic Assessment'.K18:'Basic Assessment'.K18 'Basic Assessment'.M18:'Basic Assessment'.M18 'Basic Assessment'.O18:'Basic Assessment'.O18 'Basic Assessment'.Q18:'Basic Assessment'.Q18">
            <calcext:condition calcext:apply-style-name="ConditionalStyle_2" calcext:value="=&quot;Good Margin-Average Volume&quot;" calcext:base-cell-address="'Basic Assessment'.C18"/>
          </calcext:conditional-format>
          <calcext:conditional-format calcext:target-range-address="'Basic Assessment'.C18:'Basic Assessment'.C18 'Basic Assessment'.E18:'Basic Assessment'.E18 'Basic Assessment'.G18:'Basic Assessment'.G18 'Basic Assessment'.I18:'Basic Assessment'.I18 'Basic Assessment'.K18:'Basic Assessment'.K18 'Basic Assessment'.M18:'Basic Assessment'.M18 'Basic Assessment'.O18:'Basic Assessment'.O18 'Basic Assessment'.Q18:'Basic Assessment'.Q18">
            <calcext:condition calcext:apply-style-name="ConditionalStyle_3" calcext:value="=&quot;Low Margin-Great Volume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Low Margin-Great Volume&quot;" calcext:base-cell-address="'Basic Assessment'.C18"/>
          </calcext:conditional-format>
          <calcext:conditional-format calcext:target-range-address="'Basic Assessment'.C19:'Basic Assessment'.C19 'Basic Assessment'.E19:'Basic Assessment'.E19 'Basic Assessment'.G19:'Basic Assessment'.G19 'Basic Assessment'.I19:'Basic Assessment'.I19 'Basic Assessment'.K19:'Basic Assessment'.K19 'Basic Assessment'.M19:'Basic Assessment'.M19 'Basic Assessment'.O19:'Basic Assessment'.O19 'Basic Assessment'.Q19:'Basic Assessment'.Q19">
            <calcext:condition calcext:apply-style-name="ConditionalStyle_3" calcext:value="=&quot;Related&quot;" calcext:base-cell-address="'Basic Assessment'.C19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5" calcext:value="=&quot;Good Margin Average Volume&quot;" calcext:base-cell-address="'Basic Assessment'.C20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5" calcext:value="=&quot;Average Margin Good Volume&quot;" calcext:base-cell-address="'Basic Assessment'.C20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4" calcext:value="=&quot;Low Margin Great Volume&quot;" calcext:base-cell-address="'Basic Assessment'.C20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6" calcext:value="=&quot;Great Volume Great Margin&quot;" calcext:base-cell-address="'Basic Assessment'.C20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5" calcext:value="=&quot;Average Volume Average Margin&quot;" calcext:base-cell-address="'Basic Assessment'.C20"/>
          </calcext:conditional-format>
          <calcext:conditional-format calcext:target-range-address="'Basic Assessment'.C11:'Basic Assessment'.C11 'Basic Assessment'.E11:'Basic Assessment'.E11 'Basic Assessment'.G11:'Basic Assessment'.G11 'Basic Assessment'.I11:'Basic Assessment'.I11 'Basic Assessment'.K11:'Basic Assessment'.K11 'Basic Assessment'.M11:'Basic Assessment'.M11 'Basic Assessment'.O11:'Basic Assessment'.O11 'Basic Assessment'.Q11:'Basic Assessment'.Q11">
            <calcext:condition calcext:apply-style-name="ConditionalStyle_3" calcext:value="=&quot;Ready Market&quot;" calcext:base-cell-address="'Basic Assessment'.C11"/>
          </calcext:conditional-format>
          <calcext:conditional-format calcext:target-range-address="'Basic Assessment'.C11:'Basic Assessment'.C11 'Basic Assessment'.E11:'Basic Assessment'.E11 'Basic Assessment'.G11:'Basic Assessment'.G11 'Basic Assessment'.I11:'Basic Assessment'.I11 'Basic Assessment'.K11:'Basic Assessment'.K11 'Basic Assessment'.M11:'Basic Assessment'.M11 'Basic Assessment'.O11:'Basic Assessment'.O11 'Basic Assessment'.Q11:'Basic Assessment'.Q11">
            <calcext:condition calcext:apply-style-name="ConditionalStyle_1" calcext:value="=&quot;No Ready Market&quot;" calcext:base-cell-address="'Basic Assessment'.C11"/>
          </calcext:conditional-format>
          <calcext:conditional-format calcext:target-range-address="'Basic Assessment'.C11:'Basic Assessment'.C11 'Basic Assessment'.E11:'Basic Assessment'.E11 'Basic Assessment'.G11:'Basic Assessment'.G11 'Basic Assessment'.I11:'Basic Assessment'.I11 'Basic Assessment'.K11:'Basic Assessment'.K11 'Basic Assessment'.M11:'Basic Assessment'.M11 'Basic Assessment'.O11:'Basic Assessment'.O11 'Basic Assessment'.Q11:'Basic Assessment'.Q11">
            <calcext:condition calcext:apply-style-name="ConditionalStyle_2" calcext:value="=&quot;Market Averagely Developed&quot;" calcext:base-cell-address="'Basic Assessment'.C11"/>
          </calcext:conditional-format>
          <calcext:conditional-format calcext:target-range-address="'Basic Assessment'.C12:'Basic Assessment'.C12 'Basic Assessment'.E12:'Basic Assessment'.E12 'Basic Assessment'.G12:'Basic Assessment'.G12 'Basic Assessment'.I12:'Basic Assessment'.I12 'Basic Assessment'.K12:'Basic Assessment'.K12 'Basic Assessment'.M12:'Basic Assessment'.M12 'Basic Assessment'.O12:'Basic Assessment'.O12 'Basic Assessment'.Q12:'Basic Assessment'.Q12">
            <calcext:condition calcext:apply-style-name="ConditionalStyle_3" calcext:value="=&quot;Essential Product/ Service&quot;" calcext:base-cell-address="'Basic Assessment'.C12"/>
          </calcext:conditional-format>
          <calcext:conditional-format calcext:target-range-address="'Basic Assessment'.C12:'Basic Assessment'.C12 'Basic Assessment'.E12:'Basic Assessment'.E12 'Basic Assessment'.G12:'Basic Assessment'.G12 'Basic Assessment'.I12:'Basic Assessment'.I12 'Basic Assessment'.K12:'Basic Assessment'.K12 'Basic Assessment'.M12:'Basic Assessment'.M12 'Basic Assessment'.O12:'Basic Assessment'.O12 'Basic Assessment'.Q12:'Basic Assessment'.Q12">
            <calcext:condition calcext:apply-style-name="ConditionalStyle_2" calcext:value="=&quot;Good - willing to pay&quot;" calcext:base-cell-address="'Basic Assessment'.C12"/>
          </calcext:conditional-format>
          <calcext:conditional-format calcext:target-range-address="'Basic Assessment'.C12:'Basic Assessment'.C12 'Basic Assessment'.E12:'Basic Assessment'.E12 'Basic Assessment'.G12:'Basic Assessment'.G12 'Basic Assessment'.I12:'Basic Assessment'.I12 'Basic Assessment'.K12:'Basic Assessment'.K12 'Basic Assessment'.M12:'Basic Assessment'.M12 'Basic Assessment'.O12:'Basic Assessment'.O12 'Basic Assessment'.Q12:'Basic Assessment'.Q12">
            <calcext:condition calcext:apply-style-name="ConditionalStyle_1" calcext:value="=&quot;Nice to have&quot;" calcext:base-cell-address="'Basic Assessment'.C12"/>
          </calcext:conditional-format>
          <calcext:conditional-format calcext:target-range-address="'Basic Assessment'.C19:'Basic Assessment'.C19 'Basic Assessment'.E19:'Basic Assessment'.E19 'Basic Assessment'.G19:'Basic Assessment'.G19 'Basic Assessment'.I19:'Basic Assessment'.I19 'Basic Assessment'.K19:'Basic Assessment'.K19 'Basic Assessment'.M19:'Basic Assessment'.M19 'Basic Assessment'.O19:'Basic Assessment'.O19 'Basic Assessment'.Q19:'Basic Assessment'.Q19">
            <calcext:condition calcext:apply-style-name="ConditionalStyle_1" calcext:value="=&quot;Unrelated&quot;" calcext:base-cell-address="'Basic Assessment'.C19"/>
          </calcext:conditional-format>
          <calcext:conditional-format calcext:target-range-address="'Basic Assessment'.C21:'Basic Assessment'.C21 'Basic Assessment'.E21:'Basic Assessment'.E21 'Basic Assessment'.G21:'Basic Assessment'.G21 'Basic Assessment'.I21:'Basic Assessment'.I21 'Basic Assessment'.K21:'Basic Assessment'.K21 'Basic Assessment'.M21:'Basic Assessment'.M21 'Basic Assessment'.O21:'Basic Assessment'.O21 'Basic Assessment'.Q21:'Basic Assessment'.Q21">
            <calcext:condition calcext:apply-style-name="ConditionalStyle_1" calcext:value="=&quot;CAPEX Intensive&quot;" calcext:base-cell-address="'Basic Assessment'.C21"/>
          </calcext:conditional-format>
          <calcext:conditional-format calcext:target-range-address="'Basic Assessment'.C21:'Basic Assessment'.C21 'Basic Assessment'.E21:'Basic Assessment'.E21 'Basic Assessment'.G21:'Basic Assessment'.G21 'Basic Assessment'.I21:'Basic Assessment'.I21 'Basic Assessment'.K21:'Basic Assessment'.K21 'Basic Assessment'.M21:'Basic Assessment'.M21 'Basic Assessment'.O21:'Basic Assessment'.O21 'Basic Assessment'.Q21:'Basic Assessment'.Q21">
            <calcext:condition calcext:apply-style-name="ConditionalStyle_2" calcext:value="=&quot;Medium CAPEX&quot;" calcext:base-cell-address="'Basic Assessment'.C21"/>
          </calcext:conditional-format>
          <calcext:conditional-format calcext:target-range-address="'Basic Assessment'.C21:'Basic Assessment'.C21 'Basic Assessment'.E21:'Basic Assessment'.E21 'Basic Assessment'.G21:'Basic Assessment'.G21 'Basic Assessment'.I21:'Basic Assessment'.I21 'Basic Assessment'.K21:'Basic Assessment'.K21 'Basic Assessment'.M21:'Basic Assessment'.M21 'Basic Assessment'.O21:'Basic Assessment'.O21 'Basic Assessment'.Q21:'Basic Assessment'.Q21">
            <calcext:condition calcext:apply-style-name="ConditionalStyle_3" calcext:value="=&quot;Low CAPEX&quot;" calcext:base-cell-address="'Basic Assessment'.C21"/>
          </calcext:conditional-format>
          <calcext:conditional-format calcext:target-range-address="'Basic Assessment'.C22:'Basic Assessment'.C22 'Basic Assessment'.E22:'Basic Assessment'.E22 'Basic Assessment'.G22:'Basic Assessment'.G22 'Basic Assessment'.I22:'Basic Assessment'.I22 'Basic Assessment'.K22:'Basic Assessment'.K22 'Basic Assessment'.M22:'Basic Assessment'.M22 'Basic Assessment'.O22:'Basic Assessment'.O22 'Basic Assessment'.Q22:'Basic Assessment'.Q22">
            <calcext:condition calcext:apply-style-name="ConditionalStyle_7" calcext:value="=&quot;High Initial Fee + Reccuring Rev&quot;" calcext:base-cell-address="'Basic Assessment'.C22"/>
          </calcext:conditional-format>
          <calcext:conditional-format calcext:target-range-address="'Basic Assessment'.C22:'Basic Assessment'.C22 'Basic Assessment'.E22:'Basic Assessment'.E22 'Basic Assessment'.G22:'Basic Assessment'.G22 'Basic Assessment'.I22:'Basic Assessment'.I22 'Basic Assessment'.K22:'Basic Assessment'.K22 'Basic Assessment'.M22:'Basic Assessment'.M22 'Basic Assessment'.O22:'Basic Assessment'.O22 'Basic Assessment'.Q22:'Basic Assessment'.Q22">
            <calcext:condition calcext:apply-style-name="ConditionalStyle_3" calcext:value="=&quot;Moderate Initial Fee + Recurring Rev&quot;" calcext:base-cell-address="'Basic Assessment'.C22"/>
          </calcext:conditional-format>
          <calcext:conditional-format calcext:target-range-address="'Basic Assessment'.C22:'Basic Assessment'.C22 'Basic Assessment'.E22:'Basic Assessment'.E22 'Basic Assessment'.G22:'Basic Assessment'.G22 'Basic Assessment'.I22:'Basic Assessment'.I22 'Basic Assessment'.K22:'Basic Assessment'.K22 'Basic Assessment'.M22:'Basic Assessment'.M22 'Basic Assessment'.O22:'Basic Assessment'.O22 'Basic Assessment'.Q22:'Basic Assessment'.Q22">
            <calcext:condition calcext:apply-style-name="ConditionalStyle_2" calcext:value="=&quot;Low Initial Fee + Recurring Rev&quot;" calcext:base-cell-address="'Basic Assessment'.C22"/>
          </calcext:conditional-format>
          <calcext:conditional-format calcext:target-range-address="'Basic Assessment'.C22:'Basic Assessment'.C22 'Basic Assessment'.E22:'Basic Assessment'.E22 'Basic Assessment'.G22:'Basic Assessment'.G22 'Basic Assessment'.I22:'Basic Assessment'.I22 'Basic Assessment'.K22:'Basic Assessment'.K22 'Basic Assessment'.M22:'Basic Assessment'.M22 'Basic Assessment'.O22:'Basic Assessment'.O22 'Basic Assessment'.Q22:'Basic Assessment'.Q22">
            <calcext:condition calcext:apply-style-name="ConditionalStyle_1" calcext:value="=&quot;Once Off Fee&quot;" calcext:base-cell-address="'Basic Assessment'.C22"/>
          </calcext:conditional-format>
          <calcext:conditional-format calcext:target-range-address="'Basic Assessment'.C13:'Basic Assessment'.C13 'Basic Assessment'.E13:'Basic Assessment'.E13 'Basic Assessment'.G13:'Basic Assessment'.G13 'Basic Assessment'.I13:'Basic Assessment'.I13 'Basic Assessment'.K13:'Basic Assessment'.K13 'Basic Assessment'.M13:'Basic Assessment'.M13 'Basic Assessment'.O13:'Basic Assessment'.O13 'Basic Assessment'.Q13:'Basic Assessment'.Q13">
            <calcext:condition calcext:apply-style-name="ConditionalStyle_7" calcext:value="=&quot;Unique Product/ Service&quot;" calcext:base-cell-address="'Basic Assessment'.C13"/>
          </calcext:conditional-format>
          <calcext:conditional-format calcext:target-range-address="'Basic Assessment'.C13:'Basic Assessment'.C13 'Basic Assessment'.E13:'Basic Assessment'.E13 'Basic Assessment'.G13:'Basic Assessment'.G13 'Basic Assessment'.I13:'Basic Assessment'.I13 'Basic Assessment'.K13:'Basic Assessment'.K13 'Basic Assessment'.M13:'Basic Assessment'.M13 'Basic Assessment'.O13:'Basic Assessment'.O13 'Basic Assessment'.Q13:'Basic Assessment'.Q13">
            <calcext:condition calcext:apply-style-name="ConditionalStyle_3" calcext:value="=&quot;Highly Differentiated Product/ Service&quot;" calcext:base-cell-address="'Basic Assessment'.C13"/>
          </calcext:conditional-format>
          <calcext:conditional-format calcext:target-range-address="'Basic Assessment'.C13:'Basic Assessment'.C13 'Basic Assessment'.E13:'Basic Assessment'.E13 'Basic Assessment'.G13:'Basic Assessment'.G13 'Basic Assessment'.I13:'Basic Assessment'.I13 'Basic Assessment'.K13:'Basic Assessment'.K13 'Basic Assessment'.M13:'Basic Assessment'.M13 'Basic Assessment'.O13:'Basic Assessment'.O13 'Basic Assessment'.Q13:'Basic Assessment'.Q13">
            <calcext:condition calcext:apply-style-name="ConditionalStyle_2" calcext:value="=&quot;Moderately Differentiated Product/ Service&quot;" calcext:base-cell-address="'Basic Assessment'.C13"/>
          </calcext:conditional-format>
          <calcext:conditional-format calcext:target-range-address="'Basic Assessment'.C13:'Basic Assessment'.C13 'Basic Assessment'.E13:'Basic Assessment'.E13 'Basic Assessment'.G13:'Basic Assessment'.G13 'Basic Assessment'.I13:'Basic Assessment'.I13 'Basic Assessment'.K13:'Basic Assessment'.K13 'Basic Assessment'.M13:'Basic Assessment'.M13 'Basic Assessment'.O13:'Basic Assessment'.O13 'Basic Assessment'.Q13:'Basic Assessment'.Q13">
            <calcext:condition calcext:apply-style-name="ConditionalStyle_1" calcext:value="=&quot;Common Product/ Service&quot;" calcext:base-cell-address="'Basic Assessment'.C13"/>
          </calcext:conditional-format>
          <calcext:conditional-format calcext:target-range-address="'Basic Assessment'.C14:'Basic Assessment'.C14 'Basic Assessment'.E14:'Basic Assessment'.E14 'Basic Assessment'.G14:'Basic Assessment'.G14 'Basic Assessment'.I14:'Basic Assessment'.I14 'Basic Assessment'.K14:'Basic Assessment'.K14 'Basic Assessment'.M14:'Basic Assessment'.M14 'Basic Assessment'.O14:'Basic Assessment'.O14 'Basic Assessment'.Q14:'Basic Assessment'.Q14">
            <calcext:condition calcext:apply-style-name="ConditionalStyle_1" calcext:value="=&quot;Extensive Product Research&quot;" calcext:base-cell-address="'Basic Assessment'.C14"/>
          </calcext:conditional-format>
          <calcext:conditional-format calcext:target-range-address="'Basic Assessment'.C14:'Basic Assessment'.C14 'Basic Assessment'.E14:'Basic Assessment'.E14 'Basic Assessment'.G14:'Basic Assessment'.G14 'Basic Assessment'.I14:'Basic Assessment'.I14 'Basic Assessment'.K14:'Basic Assessment'.K14 'Basic Assessment'.M14:'Basic Assessment'.M14 'Basic Assessment'.O14:'Basic Assessment'.O14 'Basic Assessment'.Q14:'Basic Assessment'.Q14">
            <calcext:condition calcext:apply-style-name="ConditionalStyle_2" calcext:value="=&quot;Standard Market Research&quot;" calcext:base-cell-address="'Basic Assessment'.C14"/>
          </calcext:conditional-format>
          <calcext:conditional-format calcext:target-range-address="'Basic Assessment'.C14:'Basic Assessment'.C14 'Basic Assessment'.E14:'Basic Assessment'.E14 'Basic Assessment'.G14:'Basic Assessment'.G14 'Basic Assessment'.I14:'Basic Assessment'.I14 'Basic Assessment'.K14:'Basic Assessment'.K14 'Basic Assessment'.M14:'Basic Assessment'.M14 'Basic Assessment'.O14:'Basic Assessment'.O14 'Basic Assessment'.Q14:'Basic Assessment'.Q14">
            <calcext:condition calcext:apply-style-name="ConditionalStyle_3" calcext:value="=&quot;Established &amp; Ready Product&quot;" calcext:base-cell-address="'Basic Assessment'.C14"/>
          </calcext:conditional-format>
          <calcext:conditional-format calcext:target-range-address="'Basic Assessment'.C23:'Basic Assessment'.C23 'Basic Assessment'.E23:'Basic Assessment'.E23 'Basic Assessment'.G23:'Basic Assessment'.G23 'Basic Assessment'.I23:'Basic Assessment'.I23 'Basic Assessment'.K23:'Basic Assessment'.K23 'Basic Assessment'.M23:'Basic Assessment'.M23 'Basic Assessment'.O23:'Basic Assessment'.O23 'Basic Assessment'.Q23:'Basic Assessment'.Q23">
            <calcext:condition calcext:apply-style-name="ConditionalStyle_3" calcext:value="=&quot;100% Bankable&quot;" calcext:base-cell-address="'Basic Assessment'.C23"/>
          </calcext:conditional-format>
          <calcext:conditional-format calcext:target-range-address="'Basic Assessment'.C23:'Basic Assessment'.C23 'Basic Assessment'.E23:'Basic Assessment'.E23 'Basic Assessment'.G23:'Basic Assessment'.G23 'Basic Assessment'.I23:'Basic Assessment'.I23 'Basic Assessment'.K23:'Basic Assessment'.K23 'Basic Assessment'.M23:'Basic Assessment'.M23 'Basic Assessment'.O23:'Basic Assessment'.O23 'Basic Assessment'.Q23:'Basic Assessment'.Q23">
            <calcext:condition calcext:apply-style-name="ConditionalStyle_7" calcext:value="=&quot;Independent&quot;" calcext:base-cell-address="'Basic Assessment'.C23"/>
          </calcext:conditional-format>
          <calcext:conditional-format calcext:target-range-address="'Basic Assessment'.C23:'Basic Assessment'.C23 'Basic Assessment'.E23:'Basic Assessment'.E23 'Basic Assessment'.G23:'Basic Assessment'.G23 'Basic Assessment'.I23:'Basic Assessment'.I23 'Basic Assessment'.K23:'Basic Assessment'.K23 'Basic Assessment'.M23:'Basic Assessment'.M23 'Basic Assessment'.O23:'Basic Assessment'.O23 'Basic Assessment'.Q23:'Basic Assessment'.Q23">
            <calcext:condition calcext:apply-style-name="ConditionalStyle_2" calcext:value="=&quot;Part Sponsored&quot;" calcext:base-cell-address="'Basic Assessment'.C23"/>
          </calcext:conditional-format>
          <calcext:conditional-format calcext:target-range-address="'Basic Assessment'.C23:'Basic Assessment'.C23 'Basic Assessment'.E23:'Basic Assessment'.E23 'Basic Assessment'.G23:'Basic Assessment'.G23 'Basic Assessment'.I23:'Basic Assessment'.I23 'Basic Assessment'.K23:'Basic Assessment'.K23 'Basic Assessment'.M23:'Basic Assessment'.M23 'Basic Assessment'.O23:'Basic Assessment'.O23 'Basic Assessment'.Q23:'Basic Assessment'.Q23">
            <calcext:condition calcext:apply-style-name="ConditionalStyle_1" calcext:value="=&quot;Currently Sponsored&quot;" calcext:base-cell-address="'Basic Assessment'.C23"/>
          </calcext:conditional-format>
          <calcext:conditional-format calcext:target-range-address="'Basic Assessment'.C10:'Basic Assessment'.C10 'Basic Assessment'.E10:'Basic Assessment'.E10 'Basic Assessment'.G10:'Basic Assessment'.G10 'Basic Assessment'.I10:'Basic Assessment'.I10 'Basic Assessment'.K10:'Basic Assessment'.K10 'Basic Assessment'.M10:'Basic Assessment'.M10 'Basic Assessment'.O10:'Basic Assessment'.O10 'Basic Assessment'.Q10:'Basic Assessment'.Q10">
            <calcext:condition calcext:apply-style-name="ConditionalStyle_8" calcext:value="=&quot;Older than 5 years&quot;" calcext:base-cell-address="'Basic Assessment'.C10"/>
          </calcext:conditional-format>
          <calcext:conditional-format calcext:target-range-address="'Basic Assessment'.C10:'Basic Assessment'.C10 'Basic Assessment'.E10:'Basic Assessment'.E10 'Basic Assessment'.G10:'Basic Assessment'.G10 'Basic Assessment'.I10:'Basic Assessment'.I10 'Basic Assessment'.K10:'Basic Assessment'.K10 'Basic Assessment'.M10:'Basic Assessment'.M10 'Basic Assessment'.O10:'Basic Assessment'.O10 'Basic Assessment'.Q10:'Basic Assessment'.Q10">
            <calcext:condition calcext:apply-style-name="ConditionalStyle_4" calcext:value="=&quot;Between 3 and 5 years&quot;" calcext:base-cell-address="'Basic Assessment'.C10"/>
          </calcext:conditional-format>
          <calcext:conditional-format calcext:target-range-address="'Basic Assessment'.C10:'Basic Assessment'.C10 'Basic Assessment'.E10:'Basic Assessment'.E10 'Basic Assessment'.G10:'Basic Assessment'.G10 'Basic Assessment'.I10:'Basic Assessment'.I10 'Basic Assessment'.K10:'Basic Assessment'.K10 'Basic Assessment'.M10:'Basic Assessment'.M10 'Basic Assessment'.O10:'Basic Assessment'.O10 'Basic Assessment'.Q10:'Basic Assessment'.Q10">
            <calcext:condition calcext:apply-style-name="ConditionalStyle_9" calcext:value="=&quot;Less than 6 months&quot;" calcext:base-cell-address="'Basic Assessment'.C10"/>
          </calcext:conditional-format>
          <calcext:conditional-format calcext:target-range-address="'Basic Assessment'.C10:'Basic Assessment'.C10 'Basic Assessment'.E10:'Basic Assessment'.E10 'Basic Assessment'.G10:'Basic Assessment'.G10 'Basic Assessment'.I10:'Basic Assessment'.I10 'Basic Assessment'.K10:'Basic Assessment'.K10 'Basic Assessment'.M10:'Basic Assessment'.M10 'Basic Assessment'.O10:'Basic Assessment'.O10 'Basic Assessment'.Q10:'Basic Assessment'.Q10">
            <calcext:condition calcext:apply-style-name="ConditionalStyle_5" calcext:value="=&quot;Greater than 6 months less than 3 yrs&quot;" calcext:base-cell-address="'Basic Assessment'.C10"/>
          </calcext:conditional-format>
          <calcext:conditional-format calcext:target-range-address="'Basic Assessment'.C24:'Basic Assessment'.C24 'Basic Assessment'.E24:'Basic Assessment'.E24 'Basic Assessment'.G24:'Basic Assessment'.G24 'Basic Assessment'.I24:'Basic Assessment'.I24 'Basic Assessment'.K24:'Basic Assessment'.K24 'Basic Assessment'.M24:'Basic Assessment'.M24 'Basic Assessment'.O24:'Basic Assessment'.O24 'Basic Assessment'.Q24:'Basic Assessment'.Q24">
            <calcext:condition calcext:apply-style-name="ConditionalStyle_8" calcext:value="=&quot;Less than 6 months&quot;" calcext:base-cell-address="'Basic Assessment'.C24"/>
          </calcext:conditional-format>
          <calcext:conditional-format calcext:target-range-address="'Basic Assessment'.C24:'Basic Assessment'.C24 'Basic Assessment'.E24:'Basic Assessment'.E24 'Basic Assessment'.G24:'Basic Assessment'.G24 'Basic Assessment'.I24:'Basic Assessment'.I24 'Basic Assessment'.K24:'Basic Assessment'.K24 'Basic Assessment'.M24:'Basic Assessment'.M24 'Basic Assessment'.O24:'Basic Assessment'.O24 'Basic Assessment'.Q24:'Basic Assessment'.Q24">
            <calcext:condition calcext:apply-style-name="ConditionalStyle_4" calcext:value="=&quot;From 6 months to 1 yr&quot;" calcext:base-cell-address="'Basic Assessment'.C24"/>
          </calcext:conditional-format>
          <calcext:conditional-format calcext:target-range-address="'Basic Assessment'.C24:'Basic Assessment'.C24 'Basic Assessment'.E24:'Basic Assessment'.E24 'Basic Assessment'.G24:'Basic Assessment'.G24 'Basic Assessment'.I24:'Basic Assessment'.I24 'Basic Assessment'.K24:'Basic Assessment'.K24 'Basic Assessment'.M24:'Basic Assessment'.M24 'Basic Assessment'.O24:'Basic Assessment'.O24 'Basic Assessment'.Q24:'Basic Assessment'.Q24">
            <calcext:condition calcext:apply-style-name="ConditionalStyle_5" calcext:value="=&quot;Between 1 yr and 1.5 yrs&quot;" calcext:base-cell-address="'Basic Assessment'.C24"/>
          </calcext:conditional-format>
          <calcext:conditional-format calcext:target-range-address="'Basic Assessment'.C24:'Basic Assessment'.C24 'Basic Assessment'.E24:'Basic Assessment'.E24 'Basic Assessment'.G24:'Basic Assessment'.G24 'Basic Assessment'.I24:'Basic Assessment'.I24 'Basic Assessment'.K24:'Basic Assessment'.K24 'Basic Assessment'.M24:'Basic Assessment'.M24 'Basic Assessment'.O24:'Basic Assessment'.O24 'Basic Assessment'.Q24:'Basic Assessment'.Q24">
            <calcext:condition calcext:apply-style-name="ConditionalStyle_9" calcext:value="=&quot;After 1.5 yrs&quot;" calcext:base-cell-address="'Basic Assessment'.C24"/>
          </calcext:conditional-format>
          <calcext:conditional-format calcext:target-range-address="'Basic Assessment'.C26:'Basic Assessment'.C26 'Basic Assessment'.E26:'Basic Assessment'.E26 'Basic Assessment'.G26:'Basic Assessment'.G26 'Basic Assessment'.I26:'Basic Assessment'.I26 'Basic Assessment'.K26:'Basic Assessment'.K26 'Basic Assessment'.M26:'Basic Assessment'.M26 'Basic Assessment'.O26:'Basic Assessment'.O26 'Basic Assessment'.Q26:'Basic Assessment'.Q26">
            <calcext:condition calcext:apply-style-name="ConditionalStyle_10" calcext:value="&gt;140" calcext:base-cell-address="'Basic Assessment'.C26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9" calcext:value="=&quot;Low Volume Low Margin&quot;" calcext:base-cell-address="'Basic Assessment'.C20"/>
          </calcext:conditional-format>
          <calcext:conditional-format calcext:target-range-address="'Basic Assessment'.C20:'Basic Assessment'.C20 'Basic Assessment'.E20:'Basic Assessment'.E20 'Basic Assessment'.G20:'Basic Assessment'.G20 'Basic Assessment'.I20:'Basic Assessment'.I20 'Basic Assessment'.K20:'Basic Assessment'.K20 'Basic Assessment'.M20:'Basic Assessment'.M20 'Basic Assessment'.O20:'Basic Assessment'.O20 'Basic Assessment'.Q20:'Basic Assessment'.Q20">
            <calcext:condition calcext:apply-style-name="ConditionalStyle_4" calcext:value="=&quot;Good Volume Good Margin&quot;" calcext:base-cell-address="'Basic Assessment'.C20"/>
          </calcext:conditional-format>
          <calcext:conditional-format calcext:target-range-address="'Basic Assessment'.C26:'Basic Assessment'.C26 'Basic Assessment'.E26:'Basic Assessment'.E26 'Basic Assessment'.G26:'Basic Assessment'.G26 'Basic Assessment'.I26:'Basic Assessment'.I26 'Basic Assessment'.K26:'Basic Assessment'.K26 'Basic Assessment'.M26:'Basic Assessment'.M26 'Basic Assessment'.O26:'Basic Assessment'.O26 'Basic Assessment'.Q26:'Basic Assessment'.Q26">
            <calcext:condition calcext:apply-style-name="ConditionalStyle_3" calcext:value="between(90,140)" calcext:base-cell-address="'Basic Assessment'.C26"/>
          </calcext:conditional-format>
          <calcext:conditional-format calcext:target-range-address="'Basic Assessment'.C26:'Basic Assessment'.C26 'Basic Assessment'.E26:'Basic Assessment'.E26 'Basic Assessment'.G26:'Basic Assessment'.G26 'Basic Assessment'.I26:'Basic Assessment'.I26 'Basic Assessment'.K26:'Basic Assessment'.K26 'Basic Assessment'.M26:'Basic Assessment'.M26 'Basic Assessment'.O26:'Basic Assessment'.O26 'Basic Assessment'.Q26:'Basic Assessment'.Q26">
            <calcext:condition calcext:apply-style-name="ConditionalStyle_5" calcext:value="between(60,89)" calcext:base-cell-address="'Basic Assessment'.C26"/>
          </calcext:conditional-format>
          <calcext:conditional-format calcext:target-range-address="'Basic Assessment'.C26:'Basic Assessment'.C26 'Basic Assessment'.E26:'Basic Assessment'.E26 'Basic Assessment'.G26:'Basic Assessment'.G26 'Basic Assessment'.I26:'Basic Assessment'.I26 'Basic Assessment'.K26:'Basic Assessment'.K26 'Basic Assessment'.M26:'Basic Assessment'.M26 'Basic Assessment'.O26:'Basic Assessment'.O26 'Basic Assessment'.Q26:'Basic Assessment'.Q26">
            <calcext:condition calcext:apply-style-name="ConditionalStyle_11" calcext:value="&lt;60" calcext:base-cell-address="'Basic Assessment'.C26"/>
          </calcext:conditional-format>
          <calcext:conditional-format calcext:target-range-address="'Basic Assessment'.C21:'Basic Assessment'.C21">
            <calcext:condition calcext:apply-style-name="ConditionalStyle_7" calcext:value="=&quot;No CAPEX&quot;" calcext:base-cell-address="'Basic Assessment'.C21"/>
          </calcext:conditional-format>
          <calcext:conditional-format calcext:target-range-address="'Basic Assessment'.A7:'Basic Assessment'.A24">
            <calcext:condition calcext:apply-style-name="ConditionalStyle_12" calcext:value="=&quot;Foundation &amp; Legal&quot;" calcext:base-cell-address="'Basic Assessment'.A7"/>
          </calcext:conditional-format>
          <calcext:conditional-format calcext:target-range-address="'Basic Assessment'.A7:'Basic Assessment'.A24">
            <calcext:condition calcext:apply-style-name="ConditionalStyle_13" calcext:value="=&quot;Operational Strategy &amp; Capability&quot;" calcext:base-cell-address="'Basic Assessment'.A7"/>
          </calcext:conditional-format>
          <calcext:conditional-format calcext:target-range-address="'Basic Assessment'.A7:'Basic Assessment'.A24">
            <calcext:condition calcext:apply-style-name="ConditionalStyle_14" calcext:value="=&quot;Financial Health &amp; Economics&quot;" calcext:base-cell-address="'Basic Assessment'.A7"/>
          </calcext:conditional-format>
          <calcext:conditional-format calcext:target-range-address="'Basic Assessment'.A7:'Basic Assessment'.A24">
            <calcext:condition calcext:apply-style-name="ConditionalStyle_15" calcext:value="=&quot;Market &amp; Offering&quot;" calcext:base-cell-address="'Basic Assessment'.A7"/>
          </calcext:conditional-format>
          <calcext:conditional-format calcext:target-range-address="'Basic Assessment'.A7:'Basic Assessment'.A24">
            <calcext:condition calcext:apply-style-name="ConditionalStyle_16" calcext:value="=&quot;Investment &amp; Future Readiness&quot;" calcext:base-cell-address="'Basic Assessment'.A7"/>
          </calcext:conditional-format>
        </calcext:conditional-formats>
      </table:table>
      <table:table table:name="Advanced Assessment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10" table:default-cell-style-name="Default"/>
        <table:table-column table:style-name="co5" table:number-columns-repeated="1006" table:default-cell-style-name="Default"/>
        <table:table-row table:style-name="ro1">
          <table:table-cell table:style-name="ce1" table:number-columns-spanned="1" table:number-rows-spanned="4">
            <draw:frame table:end-cell-address="'Advanced Assessment'.A1" table:end-x="25.48pt" table:end-y="15.73pt" draw:z-index="0" draw:name="image1.png" draw:style-name="gr1" draw:text-style-name="P1" svg:width="25.48pt" svg:height="15.73pt" svg:x="0pt" svg:y="0pt">
              <draw:image xlink:href="Pictures/10000201000008DC000005605B144783971D5657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 table:number-columns-spanned="1" table:number-rows-spanned="4">
            <office:annotation draw:style-name="gr3" draw:text-style-name="P3" svg:width="512.56pt" svg:height="140.06pt" svg:x="332.79pt" svg:y="-1.79pt" draw:caption-point-x="-11.54pt" draw:caption-point-y="2.07pt">
              <dc:date>2026-01-03T00:00:00</dc:date>
              <text:p text:style-name="P2">CHIZIVISO/ZANO (DISCLAIMER): Chimwe nechimwe chinhu chiri pahuwandu (scale item) muzvikamu zvishanu zvakakosha chinoongorora bhizinesi zvichibva pamitemo yakajairwa/yedzidziso (conventional/theoretic principles) inobatsira kuumba nheyo yakasimba (firm footing). Kana muzvinabhizinesi aine zvikonzero zvinoratidza kuti zvibodzwa avake zvaita zvishoma pane chimwe chinhu (low score on a scale item) chakakonzerwa nekushanda kwakasarudzika (deliberate engineering) uye hachikuvadzi bhizinesi rake, vanokurudzirwa kumira pamaonero avo vachitsanangura kuti vari kubatsirwa sei nemaitiro ebhizinesi asina kujairika (unconventional business model).</text:p>
              <text:p text:style-name="P2"/>
              <text:p text:style-name="P2">DISCLAIMER: Every scale item in the five foundational categories assesses a business based on the conventional/ theoretic principles that help form a firm footing. If the entrepreneur has justification why his low score on a scale item is from deliberate engineering and does not prejudice his business, they are encouraged to stand their ground and justify how they benefit from the unconventional business model.</text:p>
              <text:p text:style-name="P2"><text:tab/>-Robust365 Private Limited</text:p>
            </office:annotation>
            <text:p>Business Assessment Tool</text:p>
          </table:table-cell>
          <table:table-cell table:style-name="ce32" office:value-type="string" calcext:value-type="string" table:number-columns-spanned="1" table:number-rows-spanned="4">
            <text:p>KEY</text:p>
          </table:table-cell>
          <table:table-cell/>
          <table:table-cell table:style-name="ce55"/>
          <table:table-cell/>
          <table:table-cell table:style-name="ce29" office:value-type="string" calcext:value-type="string">
            <text:p>GREAT</text:p>
          </table:table-cell>
          <table:table-cell table:style-name="ce29"/>
          <table:table-cell table:style-name="ce66" office:value-type="float" office:value="15" calcext:value-type="float">
            <text:p>15</text:p>
          </table:table-cell>
          <table:table-cell table:style-name="ce29"/>
          <table:table-cell table:style-name="ce23"/>
          <table:table-cell table:style-name="ce64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covered-table-cell table:number-columns-repeated="2" table:style-name="ce2"/>
          <table:covered-table-cell table:style-name="ce13"/>
          <table:table-cell/>
          <table:table-cell table:style-name="ce56"/>
          <table:table-cell/>
          <table:table-cell table:style-name="ce29" office:value-type="string" calcext:value-type="string">
            <text:p>GOOD</text:p>
          </table:table-cell>
          <table:table-cell table:style-name="ce29"/>
          <table:table-cell table:style-name="ce66" office:value-type="float" office:value="10" calcext:value-type="float">
            <text:p>10</text:p>
          </table:table-cell>
          <table:table-cell table:style-name="ce29"/>
          <table:table-cell table:style-name="ce23"/>
          <table:table-cell table:style-name="ce64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covered-table-cell table:number-columns-repeated="2" table:style-name="ce2"/>
          <table:covered-table-cell table:style-name="ce13"/>
          <table:table-cell/>
          <table:table-cell table:style-name="ce57"/>
          <table:table-cell/>
          <table:table-cell table:style-name="ce29" office:value-type="string" calcext:value-type="string">
            <text:p>BORDERLINE </text:p>
          </table:table-cell>
          <table:table-cell table:style-name="ce29"/>
          <table:table-cell table:style-name="ce66" office:value-type="float" office:value="5" calcext:value-type="float">
            <text:p>5</text:p>
          </table:table-cell>
          <table:table-cell table:style-name="ce29"/>
          <table:table-cell table:style-name="ce23"/>
          <table:table-cell table:style-name="ce64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covered-table-cell table:number-columns-repeated="2" table:style-name="ce3"/>
          <table:covered-table-cell table:style-name="ce14"/>
          <table:table-cell/>
          <table:table-cell table:style-name="ce58"/>
          <table:table-cell/>
          <table:table-cell table:style-name="ce63" office:value-type="string" calcext:value-type="string">
            <text:p>FLAG</text:p>
          </table:table-cell>
          <table:table-cell table:style-name="ce63"/>
          <table:table-cell table:style-name="ce63" office:value-type="float" office:value="-5" calcext:value-type="float">
            <text:p>-5</text:p>
          </table:table-cell>
          <table:table-cell table:style-name="ce63"/>
          <table:table-cell table:style-name="ce50"/>
          <table:table-cell table:style-name="ce67"/>
          <table:table-cell table:style-name="ce68"/>
          <table:table-cell table:style-name="ce63"/>
          <table:table-cell table:style-name="ce50" table:number-columns-repeated="3"/>
          <table:table-cell table:style-name="ce70"/>
          <table:table-cell table:style-name="ce23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2" table:number-rows-spanned="2">
            <text:p>Stage</text:p>
          </table:table-cell>
          <table:covered-table-cell table:style-name="ce16"/>
          <table:table-cell table:style-name="ce33" office:value-type="string" calcext:value-type="string">
            <text:p>Idea/ Company 1</text:p>
          </table:table-cell>
          <table:table-cell table:style-name="ce33"/>
          <table:table-cell table:style-name="ce33" office:value-type="string" calcext:value-type="string">
            <text:p>Idea/ Company 2</text:p>
          </table:table-cell>
          <table:table-cell table:style-name="ce33"/>
          <table:table-cell table:style-name="ce33" office:value-type="string" calcext:value-type="string">
            <text:p>Idea/ Company 3</text:p>
          </table:table-cell>
          <table:table-cell table:style-name="ce33"/>
          <table:table-cell table:style-name="ce33" office:value-type="string" calcext:value-type="string">
            <text:p>Idea/ Company 4</text:p>
          </table:table-cell>
          <table:table-cell table:style-name="ce33"/>
          <table:table-cell table:style-name="ce33" office:value-type="string" calcext:value-type="string">
            <text:p>Idea/ Company 5</text:p>
          </table:table-cell>
          <table:table-cell table:style-name="ce33"/>
          <table:table-cell table:style-name="ce33" office:value-type="string" calcext:value-type="string">
            <text:p>Idea/ Company 6</text:p>
          </table:table-cell>
          <table:table-cell table:style-name="ce33"/>
          <table:table-cell table:style-name="ce33" office:value-type="string" calcext:value-type="string">
            <text:p>Idea/ Company 7</text:p>
          </table:table-cell>
          <table:table-cell table:style-name="ce33"/>
          <table:table-cell table:style-name="ce33" office:value-type="string" calcext:value-type="string">
            <text:p>Idea/ Company 8</text:p>
          </table:table-cell>
          <table:table-cell table:style-name="ce71"/>
          <table:table-cell table:style-name="ce23"/>
          <table:table-cell table:number-columns-repeated="1005"/>
        </table:table-row>
        <table:table-row table:style-name="ro2">
          <table:covered-table-cell table:style-name="ce5"/>
          <table:covered-table-cell table:style-name="ce17"/>
          <table:table-cell table:number-columns-repeated="15" table:style-name="ce34" office:value-type="string" calcext:value-type="string">
            <text:p>Lorem ipsum dolor sit amet, consectetur adipiscing elit</text:p>
          </table:table-cell>
          <table:table-cell table:style-name="ce72"/>
          <table:table-cell table:style-name="ce23"/>
          <table:table-cell table:number-columns-repeated="1005"/>
        </table:table-row>
        <table:table-row table:style-name="ro2">
          <table:table-cell table:style-name="ce73" office:value-type="string" calcext:value-type="string">
            <text:p>Foundation &amp; Legal</text:p>
          </table:table-cell>
          <table:table-cell table:style-name="ce18" office:value-type="string" calcext:value-type="string">
            <text:p>Nature of Business (Type it in)</text:p>
          </table:table-cell>
          <table:table-cell table:number-columns-repeated="15" table:style-name="ce35" office:value-type="string" calcext:value-type="string">
            <text:p>Lorem ipsum dolor sit amet, consectetur adipiscing elit</text:p>
          </table:table-cell>
          <table:table-cell table:style-name="ce53"/>
          <table:table-cell table:style-name="ce23"/>
          <table:table-cell table:number-columns-repeated="1005"/>
        </table:table-row>
        <table:table-row table:style-name="ro2">
          <table:table-cell table:style-name="ce74" office:value-type="string" calcext:value-type="string">
            <text:p>Foundation &amp; Legal</text:p>
          </table:table-cell>
          <table:table-cell table:style-name="ce19" office:value-type="string" calcext:value-type="string">
            <text:p>Type of Business (Choose Option)</text:p>
          </table:table-cell>
          <table:table-cell table:style-name="ce36" table:content-validation-name="val17" office:value-type="string" calcext:value-type="string">
            <text:p>Wholesaling</text:p>
          </table:table-cell>
          <table:table-cell table:style-name="ce29"/>
          <table:table-cell table:style-name="ce36" table:content-validation-name="val17"/>
          <table:table-cell table:style-name="ce29"/>
          <table:table-cell table:style-name="ce36" table:content-validation-name="val17"/>
          <table:table-cell table:style-name="ce29"/>
          <table:table-cell table:style-name="ce36" table:content-validation-name="val17"/>
          <table:table-cell table:style-name="ce29"/>
          <table:table-cell table:style-name="ce36" table:content-validation-name="val17"/>
          <table:table-cell table:style-name="ce29"/>
          <table:table-cell table:style-name="ce36" table:content-validation-name="val17"/>
          <table:table-cell table:style-name="ce29"/>
          <table:table-cell table:style-name="ce36" table:content-validation-name="val17"/>
          <table:table-cell table:style-name="ce29"/>
          <table:table-cell table:style-name="ce36" table:content-validation-name="val17"/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73" office:value-type="string" calcext:value-type="string">
            <text:p>Foundation &amp; Legal</text:p>
          </table:table-cell>
          <table:table-cell table:style-name="ce19" office:value-type="string" calcext:value-type="string">
            <text:p>Business Model (Choose option)</text:p>
          </table:table-cell>
          <table:table-cell table:style-name="ce36" table:content-validation-name="val18" office:value-type="string" calcext:value-type="string">
            <text:p>Consumer to Consumer</text:p>
          </table:table-cell>
          <table:table-cell table:style-name="ce29"/>
          <table:table-cell table:style-name="ce36" table:content-validation-name="val44"/>
          <table:table-cell table:style-name="ce29"/>
          <table:table-cell table:style-name="ce36" table:content-validation-name="val44"/>
          <table:table-cell table:style-name="ce29"/>
          <table:table-cell table:style-name="ce36" table:content-validation-name="val44"/>
          <table:table-cell table:style-name="ce29"/>
          <table:table-cell table:style-name="ce36" table:content-validation-name="val44"/>
          <table:table-cell table:style-name="ce29"/>
          <table:table-cell table:style-name="ce36" table:content-validation-name="val44"/>
          <table:table-cell table:style-name="ce29"/>
          <table:table-cell table:style-name="ce36" table:content-validation-name="val44"/>
          <table:table-cell table:style-name="ce29"/>
          <table:table-cell table:style-name="ce36" table:content-validation-name="val44"/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73" office:value-type="string" calcext:value-type="string">
            <text:p>Foundation &amp; Legal</text:p>
          </table:table-cell>
          <table:table-cell table:style-name="ce19" office:value-type="string" calcext:value-type="string">
            <text:p>Date Commenced (Double click to add date)</text:p>
          </table:table-cell>
          <table:table-cell table:style-name="ce80" table:content-validation-name="val19" office:value-type="string" calcext:value-type="string">
            <text:p>Between 3 and 5 years</text:p>
          </table:table-cell>
          <table:table-cell table:style-name="ce36" table:formula="of:=IF([.C10]=&quot;Older than 5 years&quot;;[.$I$1];IF([.C10]=&quot;Between 3 and 5 years&quot;;[.$I$2];IF([.C10]=&quot;Less than 6 months&quot;;[.$I$4];IF([.C10]=&quot;Greater than 6 months less than 3 yrs&quot;;[.$I$3];&quot; &quot;))))" office:value-type="float" office:value="10" calcext:value-type="float">
            <text:p>10</text:p>
          </table:table-cell>
          <table:table-cell table:style-name="ce80" table:content-validation-name="val19"/>
          <table:table-cell table:style-name="ce36" table:formula="of:=IF([.E10]=&quot;Older than 5 years&quot;;[.$I$1];IF([.E10]=&quot;Between 3 and 5 years&quot;;[.$I$2];IF([.E10]=&quot;Less than 6 months&quot;;[.$I$4];IF([.E10]=&quot;Greater than 6 months less than 3 yrs&quot;;[.$I$3];&quot; &quot;))))" office:value-type="string" office:string-value=" " calcext:value-type="string">
            <text:p><text:s/></text:p>
          </table:table-cell>
          <table:table-cell table:style-name="ce80" table:content-validation-name="val19"/>
          <table:table-cell table:style-name="ce36" table:formula="of:=IF([.G10]=&quot;Older than 5 years&quot;;[.$I$1];IF([.G10]=&quot;Between 3 and 5 years&quot;;[.$I$2];IF([.G10]=&quot;Less than 6 months&quot;;[.$I$4];IF([.G10]=&quot;Greater than 6 months less than 3 yrs&quot;;[.$I$3];&quot; &quot;))))" office:value-type="string" office:string-value=" " calcext:value-type="string">
            <text:p><text:s/></text:p>
          </table:table-cell>
          <table:table-cell table:style-name="ce80" table:content-validation-name="val19"/>
          <table:table-cell table:style-name="ce36" table:formula="of:=IF([.I10]=&quot;Older than 5 years&quot;;[.$I$1];IF([.I10]=&quot;Between 3 and 5 years&quot;;[.$I$2];IF([.I10]=&quot;Less than 6 months&quot;;[.$I$4];IF([.I10]=&quot;Greater than 6 months less than 3 yrs&quot;;[.$I$3];&quot; &quot;))))" office:value-type="string" office:string-value=" " calcext:value-type="string">
            <text:p><text:s/></text:p>
          </table:table-cell>
          <table:table-cell table:style-name="ce80" table:content-validation-name="val19"/>
          <table:table-cell table:style-name="ce36" table:formula="of:=IF([.K10]=&quot;Older than 5 years&quot;;[.$I$1];IF([.K10]=&quot;Between 3 and 5 years&quot;;[.$I$2];IF([.K10]=&quot;Less than 6 months&quot;;[.$I$4];IF([.K10]=&quot;Greater than 6 months less than 3 yrs&quot;;[.$I$3];&quot; &quot;))))" office:value-type="string" office:string-value=" " calcext:value-type="string">
            <text:p><text:s/></text:p>
          </table:table-cell>
          <table:table-cell table:style-name="ce80" table:content-validation-name="val19"/>
          <table:table-cell table:style-name="ce36" table:formula="of:=IF([.M10]=&quot;Older than 5 years&quot;;[.$I$1];IF([.M10]=&quot;Between 3 and 5 years&quot;;[.$I$2];IF([.M10]=&quot;Less than 6 months&quot;;[.$I$4];IF([.M10]=&quot;Greater than 6 months less than 3 yrs&quot;;[.$I$3];&quot; &quot;))))" office:value-type="string" office:string-value=" " calcext:value-type="string">
            <text:p><text:s/></text:p>
          </table:table-cell>
          <table:table-cell table:style-name="ce80" table:content-validation-name="val19"/>
          <table:table-cell table:style-name="ce36" table:formula="of:=IF([.O10]=&quot;Older than 5 years&quot;;[.$I$1];IF([.O10]=&quot;Between 3 and 5 years&quot;;[.$I$2];IF([.O10]=&quot;Less than 6 months&quot;;[.$I$4];IF([.O10]=&quot;Greater than 6 months less than 3 yrs&quot;;[.$I$3];&quot; &quot;))))" office:value-type="string" office:string-value=" " calcext:value-type="string">
            <text:p><text:s/></text:p>
          </table:table-cell>
          <table:table-cell table:style-name="ce80" table:content-validation-name="val19"/>
          <table:table-cell table:style-name="ce36" table:formula="of:=IF([.Q10]=&quot;Older than 5 years&quot;;[.$I$1];IF([.Q10]=&quot;Between 3 and 5 years&quot;;[.$I$2];IF([.Q10]=&quot;Less than 6 months&quot;;[.$I$4];IF([.Q10]=&quot;Greater than 6 months less than 3 yrs&quot;;[.$I$3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1">
          <table:table-cell table:style-name="ce74" office:value-type="string" calcext:value-type="string">
            <text:p>Foundation &amp; Legal</text:p>
          </table:table-cell>
          <table:table-cell table:style-name="ce19" office:value-type="string" calcext:value-type="string">
            <text:p>Legal Structure &amp; Governance (Is the business formally registered and are the owners' rights clearly defined?)</text:p>
          </table:table-cell>
          <table:table-cell table:style-name="ce81" table:content-validation-name="val20" office:value-type="string" calcext:value-type="string">
            <text:p>Registered with AOA AND a signed SHA in place.</text:p>
          </table:table-cell>
          <table:table-cell table:style-name="ce36" table:formula="of:=ifs([.C11]=&quot;Registered with AOA AND a signed SHA in place.&quot;; 15; [.C11]=&quot;Registered with AOA only.&quot;; 10; [.C11]=&quot;Fully operational but only registered as a Sole Proprietorship/Partnership (not a limited entity).&quot;; 5; [.C11]=&quot;Informal (non-registered) business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4" office:value-type="string" calcext:value-type="string">
            <text:p>Foundation &amp; Legal</text:p>
          </table:table-cell>
          <table:table-cell table:style-name="ce19" office:value-type="string" calcext:value-type="string">
            <text:p>Regulatory Risk (How easy is it to get and maintain legal operating licenses?)</text:p>
          </table:table-cell>
          <table:table-cell table:style-name="ce82" table:content-validation-name="val21" office:value-type="string" calcext:value-type="string">
            <text:p>Few or no special permits required (e.g., retail).</text:p>
          </table:table-cell>
          <table:table-cell table:style-name="ce54" table:formula="of:=ifs([.C12]=&quot;Few or no special permits required (e.g., retail).&quot;; 15; [.C12]=&quot;Standard business licensing required; process is clear.&quot;; 10; [.C12]=&quot;Multiple, specialised, or annual licenses required (e.g., finance, specific manufacturing).&quot;; 5; [.C12]=&quot;High ongoing compliance costs, frequent changes in regulations, or licenses are hard to obtain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5" office:value-type="string" calcext:value-type="string">
            <text:p>Market &amp; Offering</text:p>
          </table:table-cell>
          <table:table-cell table:style-name="ce19" office:value-type="string" calcext:value-type="string">
            <text:p>Ready Market (vs market dev requirements)</text:p>
          </table:table-cell>
          <table:table-cell table:style-name="ce83" table:content-validation-name="val22" office:value-type="string" calcext:value-type="string">
            <text:p>Ready Market</text:p>
          </table:table-cell>
          <table:table-cell table:style-name="ce36" table:formula="of:=IF([.C13]=&quot;Ready Market&quot;;[.$I$2];IF([.C13]=&quot;Market Averagely Developed&quot;;[.$I$3];IF([.C13]=&quot;No Ready Market&quot;;[.$I$4];&quot; &quot;)))" office:value-type="float" office:value="10" calcext:value-type="float">
            <text:p>10</text:p>
          </table:table-cell>
          <table:table-cell table:style-name="ce83" table:content-validation-name="val22"/>
          <table:table-cell table:style-name="ce36" table:formula="of:=IF([.E13]=&quot;Ready Market&quot;;[.$I$2];IF([.E13]=&quot;Market Averagely Developed&quot;;[.$I$3];IF([.E13]=&quot;No Ready Market&quot;;[.$I$4];&quot; &quot;)))" office:value-type="string" office:string-value=" " calcext:value-type="string">
            <text:p><text:s/></text:p>
          </table:table-cell>
          <table:table-cell table:style-name="ce83" table:content-validation-name="val22"/>
          <table:table-cell table:style-name="ce36" table:formula="of:=IF([.G13]=&quot;Ready Market&quot;;[.$I$2];IF([.G13]=&quot;Market Averagely Developed&quot;;[.$I$3];IF([.G13]=&quot;No Ready Market&quot;;[.$I$4];&quot; &quot;)))" office:value-type="string" office:string-value=" " calcext:value-type="string">
            <text:p><text:s/></text:p>
          </table:table-cell>
          <table:table-cell table:style-name="ce83" table:content-validation-name="val22"/>
          <table:table-cell table:style-name="ce36" table:formula="of:=IF([.I13]=&quot;Ready Market&quot;;[.$I$2];IF([.I13]=&quot;Market Averagely Developed&quot;;[.$I$3];IF([.I13]=&quot;No Ready Market&quot;;[.$I$4];&quot; &quot;)))" office:value-type="string" office:string-value=" " calcext:value-type="string">
            <text:p><text:s/></text:p>
          </table:table-cell>
          <table:table-cell table:style-name="ce83" table:content-validation-name="val22"/>
          <table:table-cell table:style-name="ce36" table:formula="of:=IF([.K13]=&quot;Ready Market&quot;;[.$I$2];IF([.K13]=&quot;Market Averagely Developed&quot;;[.$I$3];IF([.K13]=&quot;No Ready Market&quot;;[.$I$4];&quot; &quot;)))" office:value-type="string" office:string-value=" " calcext:value-type="string">
            <text:p><text:s/></text:p>
          </table:table-cell>
          <table:table-cell table:style-name="ce83" table:content-validation-name="val22"/>
          <table:table-cell table:style-name="ce36" table:formula="of:=IF([.M13]=&quot;Ready Market&quot;;[.$I$2];IF([.M13]=&quot;Market Averagely Developed&quot;;[.$I$3];IF([.M13]=&quot;No Ready Market&quot;;[.$I$4];&quot; &quot;)))" office:value-type="string" office:string-value=" " calcext:value-type="string">
            <text:p><text:s/></text:p>
          </table:table-cell>
          <table:table-cell table:style-name="ce83" table:content-validation-name="val22"/>
          <table:table-cell table:style-name="ce36" table:formula="of:=IF([.O13]=&quot;Ready Market&quot;;[.$I$2];IF([.O13]=&quot;Market Averagely Developed&quot;;[.$I$3];IF([.O13]=&quot;No Ready Market&quot;;[.$I$4];&quot; &quot;)))" office:value-type="string" office:string-value=" " calcext:value-type="string">
            <text:p><text:s/></text:p>
          </table:table-cell>
          <table:table-cell table:style-name="ce83" table:content-validation-name="val22"/>
          <table:table-cell table:style-name="ce36" table:formula="of:=IF([.Q13]=&quot;Ready Market&quot;;[.$I$2];IF([.Q13]=&quot;Market Averagely Developed&quot;;[.$I$3];IF([.Q13]=&quot;No Ready Market&quot;;[.$I$4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6" office:value-type="string" calcext:value-type="string">
            <text:p>Market &amp; Offering</text:p>
          </table:table-cell>
          <table:table-cell table:style-name="ce19" office:value-type="string" calcext:value-type="string">
            <text:p>Willingness to pay/ essential (vs nice to have)</text:p>
          </table:table-cell>
          <table:table-cell table:style-name="ce84" table:content-validation-name="val23" office:value-type="string" calcext:value-type="string">
            <text:p>Nice to have</text:p>
          </table:table-cell>
          <table:table-cell table:style-name="ce36" table:formula="of:=IF([.C14]=&quot;Essential Product/ Service&quot;;[.$I$2];IF([.C14]=&quot;Good - willing to pay&quot;;[.$I$3];IF([.C14]=&quot;Nice to have&quot;;[.$I$4];&quot; &quot;)))" office:value-type="float" office:value="-5" calcext:value-type="float">
            <text:p>-5</text:p>
          </table:table-cell>
          <table:table-cell table:style-name="ce84" table:content-validation-name="val23"/>
          <table:table-cell table:style-name="ce36" table:formula="of:=IF([.E14]=&quot;Essential Product/ Service&quot;;[.$I$2];IF([.E14]=&quot;Good - willing to pay&quot;;[.$I$3];IF([.E14]=&quot;Nice to have&quot;;[.$I$4];&quot; &quot;)))" office:value-type="string" office:string-value=" " calcext:value-type="string">
            <text:p><text:s/></text:p>
          </table:table-cell>
          <table:table-cell table:style-name="ce84" table:content-validation-name="val23"/>
          <table:table-cell table:style-name="ce36" table:formula="of:=IF([.G14]=&quot;Essential Product/ Service&quot;;[.$I$2];IF([.G14]=&quot;Good - willing to pay&quot;;[.$I$3];IF([.G14]=&quot;Nice to have&quot;;[.$I$4];&quot; &quot;)))" office:value-type="string" office:string-value=" " calcext:value-type="string">
            <text:p><text:s/></text:p>
          </table:table-cell>
          <table:table-cell table:style-name="ce84" table:content-validation-name="val23"/>
          <table:table-cell table:style-name="ce36" table:formula="of:=IF([.I14]=&quot;Essential Product/ Service&quot;;[.$I$2];IF([.I14]=&quot;Good - willing to pay&quot;;[.$I$3];IF([.I14]=&quot;Nice to have&quot;;[.$I$4];&quot; &quot;)))" office:value-type="string" office:string-value=" " calcext:value-type="string">
            <text:p><text:s/></text:p>
          </table:table-cell>
          <table:table-cell table:style-name="ce84" table:content-validation-name="val23"/>
          <table:table-cell table:style-name="ce36" table:formula="of:=IF([.K14]=&quot;Essential Product/ Service&quot;;[.$I$2];IF([.K14]=&quot;Good - willing to pay&quot;;[.$I$3];IF([.K14]=&quot;Nice to have&quot;;[.$I$4];&quot; &quot;)))" office:value-type="string" office:string-value=" " calcext:value-type="string">
            <text:p><text:s/></text:p>
          </table:table-cell>
          <table:table-cell table:style-name="ce84" table:content-validation-name="val23"/>
          <table:table-cell table:style-name="ce36" table:formula="of:=IF([.M14]=&quot;Essential Product/ Service&quot;;[.$I$2];IF([.M14]=&quot;Good - willing to pay&quot;;[.$I$3];IF([.M14]=&quot;Nice to have&quot;;[.$I$4];&quot; &quot;)))" office:value-type="string" office:string-value=" " calcext:value-type="string">
            <text:p><text:s/></text:p>
          </table:table-cell>
          <table:table-cell table:style-name="ce84" table:content-validation-name="val23"/>
          <table:table-cell table:style-name="ce36" table:formula="of:=IF([.O14]=&quot;Essential Product/ Service&quot;;[.$I$2];IF([.O14]=&quot;Good - willing to pay&quot;;[.$I$3];IF([.O14]=&quot;Nice to have&quot;;[.$I$4];&quot; &quot;)))" office:value-type="string" office:string-value=" " calcext:value-type="string">
            <text:p><text:s/></text:p>
          </table:table-cell>
          <table:table-cell table:style-name="ce84" table:content-validation-name="val23"/>
          <table:table-cell table:style-name="ce36" table:formula="of:=IF([.Q14]=&quot;Essential Product/ Service&quot;;[.$I$2];IF([.Q14]=&quot;Good - willing to pay&quot;;[.$I$3];IF([.Q14]=&quot;Nice to have&quot;;[.$I$4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6" office:value-type="string" calcext:value-type="string">
            <text:p>Market &amp; Offering</text:p>
          </table:table-cell>
          <table:table-cell table:style-name="ce19" office:value-type="string" calcext:value-type="string">
            <text:p>Uniqueness of offering (outstanding service)</text:p>
          </table:table-cell>
          <table:table-cell table:style-name="ce85" table:content-validation-name="val24" office:value-type="string" calcext:value-type="string">
            <text:p>Unique Product/ Service</text:p>
          </table:table-cell>
          <table:table-cell table:style-name="ce36" table:formula="of:=IF([.C15]=&quot;Unique Product/ Service&quot;;[.$I$1];IF([.C15]=&quot;Highly Differentiated Product/ Service&quot;;[.$I$2];IF([.C15]=&quot;Moderately Differentiated Product/ Service&quot;;[.$I$3];IF([.C15]=&quot;Common Product/ Service&quot;;[.$I$4];&quot; &quot;))))" office:value-type="float" office:value="15" calcext:value-type="float">
            <text:p>15</text:p>
          </table:table-cell>
          <table:table-cell table:style-name="ce85" table:content-validation-name="val24"/>
          <table:table-cell table:style-name="ce36" table:formula="of:=IF([.E15]=&quot;Unique Product/ Service&quot;;[.$I$1];IF([.E15]=&quot;Highly Differentiated Product/ Service&quot;;[.$I$2];IF([.E15]=&quot;Moderately Differentiated Product/ Service&quot;;[.$I$3];IF([.E15]=&quot;Common Product/ Service&quot;;[.$I$4];&quot; &quot;))))" office:value-type="string" office:string-value=" " calcext:value-type="string">
            <text:p><text:s/></text:p>
          </table:table-cell>
          <table:table-cell table:style-name="ce85" table:content-validation-name="val24"/>
          <table:table-cell table:style-name="ce36"/>
          <table:table-cell table:style-name="ce85" table:content-validation-name="val24"/>
          <table:table-cell table:style-name="ce36"/>
          <table:table-cell table:style-name="ce85" table:content-validation-name="val24"/>
          <table:table-cell table:style-name="ce36" table:formula="of:=IF([.K15]=&quot;Unique Product/ Service&quot;;[.$I$1];IF([.K15]=&quot;Highly Differentiated Product/ Service&quot;;[.$I$2];IF([.K15]=&quot;Moderately Differentiated Product/ Service&quot;;[.$I$3];IF([.K15]=&quot;Common Product/ Service&quot;;[.$I$4];&quot; &quot;))))" office:value-type="string" office:string-value=" " calcext:value-type="string">
            <text:p><text:s/></text:p>
          </table:table-cell>
          <table:table-cell table:style-name="ce85" table:content-validation-name="val24"/>
          <table:table-cell table:style-name="ce36" table:formula="of:=IF([.M15]=&quot;Unique Product/ Service&quot;;[.$I$1];IF([.M15]=&quot;Highly Differentiated Product/ Service&quot;;[.$I$2];IF([.M15]=&quot;Moderately Differentiated Product/ Service&quot;;[.$I$3];IF([.M15]=&quot;Common Product/ Service&quot;;[.$I$4];&quot; &quot;))))" office:value-type="string" office:string-value=" " calcext:value-type="string">
            <text:p><text:s/></text:p>
          </table:table-cell>
          <table:table-cell table:style-name="ce85" table:content-validation-name="val24"/>
          <table:table-cell table:style-name="ce36" table:formula="of:=IF([.O15]=&quot;Unique Product/ Service&quot;;[.$I$1];IF([.O15]=&quot;Highly Differentiated Product/ Service&quot;;[.$I$2];IF([.O15]=&quot;Moderately Differentiated Product/ Service&quot;;[.$I$3];IF([.O15]=&quot;Common Product/ Service&quot;;[.$I$4];&quot; &quot;))))" office:value-type="string" office:string-value=" " calcext:value-type="string">
            <text:p><text:s/></text:p>
          </table:table-cell>
          <table:table-cell table:style-name="ce85" table:content-validation-name="val24"/>
          <table:table-cell table:style-name="ce36" table:formula="of:=IF([.Q15]=&quot;Unique Product/ Service&quot;;[.$I$1];IF([.Q15]=&quot;Highly Differentiated Product/ Service&quot;;[.$I$2];IF([.Q15]=&quot;Moderately Differentiated Product/ Service&quot;;[.$I$3];IF([.Q15]=&quot;Common Product/ Service&quot;;[.$I$4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5" office:value-type="string" calcext:value-type="string">
            <text:p>Market &amp; Offering</text:p>
          </table:table-cell>
          <table:table-cell table:style-name="ce19" office:value-type="string" calcext:value-type="string">
            <text:p>Completeness vs requires heavy research</text:p>
          </table:table-cell>
          <table:table-cell table:style-name="ce86" table:content-validation-name="val25" office:value-type="string" calcext:value-type="string">
            <text:p>Established &amp; Ready Product</text:p>
          </table:table-cell>
          <table:table-cell table:style-name="ce36" table:formula="of:=IF([.C16]=&quot;Extensive Product Research&quot;;[.$I$4];IF([.C16]=&quot;Standard Market Research&quot;;[.$I$3];IF([.C16]=&quot;Established &amp; Ready Product&quot;;[.$I$2];&quot; &quot;)))" office:value-type="float" office:value="10" calcext:value-type="float">
            <text:p>10</text:p>
          </table:table-cell>
          <table:table-cell table:style-name="ce86" table:content-validation-name="val25"/>
          <table:table-cell table:style-name="ce36" table:formula="of:=IF([.E16]=&quot;Extensive Product Research&quot;;[.$I$4];IF([.E16]=&quot;Standard Market Research&quot;;[.$I$3];IF([.E16]=&quot;Established &amp; Ready Product&quot;;[.$I$2];&quot; &quot;)))" office:value-type="string" office:string-value=" " calcext:value-type="string">
            <text:p><text:s/></text:p>
          </table:table-cell>
          <table:table-cell table:style-name="ce86" table:content-validation-name="val25"/>
          <table:table-cell table:style-name="ce36" table:formula="of:=IF([.G16]=&quot;Extensive Product Research&quot;;[.$I$4];IF([.G16]=&quot;Standard Market Research&quot;;[.$I$3];IF([.G16]=&quot;Established &amp; Ready Product&quot;;[.$I$2];&quot; &quot;)))" office:value-type="string" office:string-value=" " calcext:value-type="string">
            <text:p><text:s/></text:p>
          </table:table-cell>
          <table:table-cell table:style-name="ce86" table:content-validation-name="val25"/>
          <table:table-cell table:style-name="ce36" table:formula="of:=IF([.I16]=&quot;Extensive Product Research&quot;;[.$I$4];IF([.I16]=&quot;Standard Market Research&quot;;[.$I$3];IF([.I16]=&quot;Established &amp; Ready Product&quot;;[.$I$2];&quot; &quot;)))" office:value-type="string" office:string-value=" " calcext:value-type="string">
            <text:p><text:s/></text:p>
          </table:table-cell>
          <table:table-cell table:style-name="ce86" table:content-validation-name="val25"/>
          <table:table-cell table:style-name="ce36" table:formula="of:=IF([.K16]=&quot;Extensive Product Research&quot;;[.$I$4];IF([.K16]=&quot;Standard Market Research&quot;;[.$I$3];IF([.K16]=&quot;Established &amp; Ready Product&quot;;[.$I$2];&quot; &quot;)))" office:value-type="string" office:string-value=" " calcext:value-type="string">
            <text:p><text:s/></text:p>
          </table:table-cell>
          <table:table-cell table:style-name="ce86" table:content-validation-name="val25"/>
          <table:table-cell table:style-name="ce36" table:formula="of:=IF([.M16]=&quot;Extensive Product Research&quot;;[.$I$4];IF([.M16]=&quot;Standard Market Research&quot;;[.$I$3];IF([.M16]=&quot;Established &amp; Ready Product&quot;;[.$I$2];&quot; &quot;)))" office:value-type="string" office:string-value=" " calcext:value-type="string">
            <text:p><text:s/></text:p>
          </table:table-cell>
          <table:table-cell table:style-name="ce86" table:content-validation-name="val25"/>
          <table:table-cell table:style-name="ce36" table:formula="of:=IF([.O16]=&quot;Extensive Product Research&quot;;[.$I$4];IF([.O16]=&quot;Standard Market Research&quot;;[.$I$3];IF([.O16]=&quot;Established &amp; Ready Product&quot;;[.$I$2];&quot; &quot;)))" office:value-type="string" office:string-value=" " calcext:value-type="string">
            <text:p><text:s/></text:p>
          </table:table-cell>
          <table:table-cell table:style-name="ce86" table:content-validation-name="val25"/>
          <table:table-cell table:style-name="ce36" table:formula="of:=IF([.Q16]=&quot;Extensive Product Research&quot;;[.$I$4];IF([.Q16]=&quot;Standard Market Research&quot;;[.$I$3];IF([.Q16]=&quot;Established &amp; Ready Product&quot;;[.$I$2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5" office:value-type="string" calcext:value-type="string">
            <text:p>Market &amp; Offering</text:p>
          </table:table-cell>
          <table:table-cell table:style-name="ce19" office:value-type="string" calcext:value-type="string">
            <office:annotation draw:style-name="gr3" draw:text-style-name="P3" svg:width="512.56pt" svg:height="90pt" svg:x="332.79pt" svg:y="448.5pt" draw:caption-point-x="-11.54pt" draw:caption-point-y="-38.72pt">
              <dc:date>2026-01-03T00:00:00</dc:date>
              <text:p text:style-name="P2">Scale Type: Percent of Target Population.</text:p>
              <text:p text:style-name="P2"><text:tab/>-Robust365 Private Limited</text:p>
            </office:annotation>
            <text:p>Market Potential (How many potential customers exist?)</text:p>
          </table:table-cell>
          <table:table-cell table:style-name="ce87" table:content-validation-name="val26" office:value-type="string" calcext:value-type="string">
            <text:p>&gt; 25% of Target Demographic</text:p>
          </table:table-cell>
          <table:table-cell table:style-name="ce106" table:formula="of:=ifs([.C17]=&quot;&gt; 25% of Target Demographic&quot;; 15; [.C17]=&quot;10% - 25%&quot;; 10; [.C17]=&quot;5% - 10%&quot;; 5; [.C17]=&quot;&lt; 5%&quot;; -5; 1; 0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5" office:value-type="string" calcext:value-type="string">
            <text:p>Market &amp; Offering</text:p>
          </table:table-cell>
          <table:table-cell table:style-name="ce19" office:value-type="string" calcext:value-type="string">
            <text:p>Competitive Landscape (Who are your rivals and how strong are they?)</text:p>
          </table:table-cell>
          <table:table-cell table:style-name="ce88" table:content-validation-name="val27" office:value-type="string" calcext:value-type="string">
            <text:p>Few (0-1) direct rivals; Market is growing.</text:p>
          </table:table-cell>
          <table:table-cell table:style-name="ce36" table:formula="of:=ifs( [.C18]=&quot;Few (0-1) direct rivals; Market is growing.&quot;; 15; [.C18]=&quot;Moderate (2-3) rivals; High growth possible.&quot;; 10; [.C18]=&quot;Several strong rivals (4+); High entry barrier.&quot;; 5; [.C18]=&quot;Market dominated by 1-2 giants; Stagnant or shrinking.&quot;; -5; 1; 0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5" office:value-type="string" calcext:value-type="string">
            <text:p>Market &amp; Offering</text:p>
          </table:table-cell>
          <table:table-cell table:style-name="ce19" office:value-type="string" calcext:value-type="string">
            <text:p>Proprietary Edge (Do you own unique assets that rivals can't copy?)</text:p>
          </table:table-cell>
          <table:table-cell table:style-name="ce89" table:content-validation-name="val28" office:value-type="string" calcext:value-type="string">
            <text:p>Registered Trademark AND Proprietary Process/Tech (e.g., unique formula).</text:p>
          </table:table-cell>
          <table:table-cell table:style-name="ce54" table:formula="of:=ifs( [.C19]=&quot;Registered Trademark AND Proprietary Process/Tech (e.g., unique formula).&quot;; 15; [.C19]=&quot;Registered Trademark OR Proprietary Process.&quot;; 10; [.C19]=&quot;Only a secret recipe/process (non-registered).&quot;; 5; [.C19]=&quot;No unique advantage or IP.&quot;; -5; 1; 0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7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Staff Compliment (Choose option)</text:p>
          </table:table-cell>
          <table:table-cell table:style-name="ce36" table:content-validation-name="val29" office:value-type="string" calcext:value-type="string">
            <text:p>More than 10</text:p>
          </table:table-cell>
          <table:table-cell table:style-name="ce29"/>
          <table:table-cell table:style-name="ce36" table:content-validation-name="val29"/>
          <table:table-cell table:style-name="ce29"/>
          <table:table-cell table:style-name="ce36" table:content-validation-name="val29"/>
          <table:table-cell table:style-name="ce29"/>
          <table:table-cell table:style-name="ce36" table:content-validation-name="val29"/>
          <table:table-cell table:style-name="ce29"/>
          <table:table-cell table:style-name="ce36" table:content-validation-name="val29"/>
          <table:table-cell table:style-name="ce29"/>
          <table:table-cell table:style-name="ce36" table:content-validation-name="val29"/>
          <table:table-cell table:style-name="ce29"/>
          <table:table-cell table:style-name="ce36" table:content-validation-name="val29"/>
          <table:table-cell table:style-name="ce29"/>
          <table:table-cell table:style-name="ce36" table:content-validation-name="val29"/>
          <table:table-cell table:style-name="ce29"/>
          <table:table-cell table:style-name="ce23"/>
          <table:table-cell table:number-columns-repeated="1005"/>
        </table:table-row>
        <table:table-row table:style-name="ro5">
          <table:table-cell table:style-name="ce7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Current Partners (Type it in)</text:p>
          </table:table-cell>
          <table:table-cell table:number-columns-repeated="15" table:style-name="ce35" office:value-type="string" calcext:value-type="string">
            <text:p>Lorem ipsum dolor sit amet, consectetur adipiscing elit</text:p>
          </table:table-cell>
          <table:table-cell table:style-name="ce29"/>
          <table:table-cell table:style-name="ce23"/>
          <table:table-cell table:number-columns-repeated="1005"/>
        </table:table-row>
        <table:table-row table:style-name="ro1">
          <table:table-cell table:style-name="ce77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Potential/ Strategic Partners (Type it in)</text:p>
          </table:table-cell>
          <table:table-cell table:number-columns-repeated="15" table:style-name="ce35" office:value-type="string" calcext:value-type="string">
            <text:p>Lorem ipsum dolor sit amet, consectetur adipiscing elit</text:p>
          </table:table-cell>
          <table:table-cell table:style-name="ce29"/>
          <table:table-cell table:style-name="ce23"/>
          <table:table-cell table:number-columns-repeated="1005"/>
        </table:table-row>
        <table:table-row table:style-name="ro2">
          <table:table-cell table:style-name="ce78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Level of Outsourcing</text:p>
          </table:table-cell>
          <table:table-cell table:style-name="ce90" table:content-validation-name="val30" office:value-type="string" calcext:value-type="string">
            <text:p>Close to 50%</text:p>
          </table:table-cell>
          <table:table-cell table:style-name="ce36" table:formula="of:=IF([.C23]=&quot;Close to 90%&quot;;[.$I$4];IF([.C23]=&quot;Close to 50%&quot;;[.$I$3];IF([.C23]=&quot;Close to 10%&quot;;[.$I$2];&quot; &quot;)))" office:value-type="float" office:value="5" calcext:value-type="float">
            <text:p>5</text:p>
          </table:table-cell>
          <table:table-cell table:style-name="ce90" table:content-validation-name="val30"/>
          <table:table-cell table:style-name="ce36" table:formula="of:=IF([.E23]=&quot;Close to 90%&quot;;[.$I$4];IF([.E23]=&quot;Close to 50%&quot;;[.$I$3];IF([.E23]=&quot;Close to 10%&quot;;[.$I$2];&quot; &quot;)))" office:value-type="string" office:string-value=" " calcext:value-type="string">
            <text:p><text:s/></text:p>
          </table:table-cell>
          <table:table-cell table:style-name="ce90" table:content-validation-name="val30"/>
          <table:table-cell table:style-name="ce36" table:formula="of:=IF([.G23]=&quot;Close to 90%&quot;;[.$I$4];IF([.G23]=&quot;Close to 50%&quot;;[.$I$3];IF([.G23]=&quot;Close to 10%&quot;;[.$I$2];&quot; &quot;)))" office:value-type="string" office:string-value=" " calcext:value-type="string">
            <text:p><text:s/></text:p>
          </table:table-cell>
          <table:table-cell table:style-name="ce90" table:content-validation-name="val30"/>
          <table:table-cell table:style-name="ce36" table:formula="of:=IF([.I23]=&quot;Close to 90%&quot;;[.$I$4];IF([.I23]=&quot;Close to 50%&quot;;[.$I$3];IF([.I23]=&quot;Close to 10%&quot;;[.$I$2];&quot; &quot;)))" office:value-type="string" office:string-value=" " calcext:value-type="string">
            <text:p><text:s/></text:p>
          </table:table-cell>
          <table:table-cell table:style-name="ce90" table:content-validation-name="val30"/>
          <table:table-cell table:style-name="ce36" table:formula="of:=IF([.K23]=&quot;Close to 90%&quot;;[.$I$4];IF([.K23]=&quot;Close to 50%&quot;;[.$I$3];IF([.K23]=&quot;Close to 10%&quot;;[.$I$2];&quot; &quot;)))" office:value-type="string" office:string-value=" " calcext:value-type="string">
            <text:p><text:s/></text:p>
          </table:table-cell>
          <table:table-cell table:style-name="ce90" table:content-validation-name="val30"/>
          <table:table-cell table:style-name="ce36" table:formula="of:=IF([.M23]=&quot;Close to 90%&quot;;[.$I$4];IF([.M23]=&quot;Close to 50%&quot;;[.$I$3];IF([.M23]=&quot;Close to 10%&quot;;[.$I$2];&quot; &quot;)))" office:value-type="string" office:string-value=" " calcext:value-type="string">
            <text:p><text:s/></text:p>
          </table:table-cell>
          <table:table-cell table:style-name="ce90" table:content-validation-name="val30"/>
          <table:table-cell table:style-name="ce36" table:formula="of:=IF([.O23]=&quot;Close to 90%&quot;;[.$I$4];IF([.O23]=&quot;Close to 50%&quot;;[.$I$3];IF([.O23]=&quot;Close to 10%&quot;;[.$I$2];&quot; &quot;)))" office:value-type="string" office:string-value=" " calcext:value-type="string">
            <text:p><text:s/></text:p>
          </table:table-cell>
          <table:table-cell table:style-name="ce90" table:content-validation-name="val30"/>
          <table:table-cell table:style-name="ce36" table:formula="of:=IF([.Q23]=&quot;Close to 90%&quot;;[.$I$4];IF([.Q23]=&quot;Close to 50%&quot;;[.$I$3];IF([.Q23]=&quot;Close to 10%&quot;;[.$I$2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7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Level of Relatedness to main business (vs 3rd tier innovation)</text:p>
          </table:table-cell>
          <table:table-cell table:style-name="ce91" table:content-validation-name="val31" office:value-type="string" calcext:value-type="string">
            <text:p>Related</text:p>
          </table:table-cell>
          <table:table-cell table:style-name="ce36" table:formula="of:=IF([.C24]=&quot;Related&quot;;[.$I$2];IF([.C24]=&quot;Unrelated&quot;;[.$I$4];&quot; &quot;))" office:value-type="float" office:value="10" calcext:value-type="float">
            <text:p>10</text:p>
          </table:table-cell>
          <table:table-cell table:style-name="ce91" table:content-validation-name="val31"/>
          <table:table-cell table:style-name="ce36" table:formula="of:=IF([.E24]=&quot;Related&quot;;[.$I$2];IF([.E24]=&quot;Unrelated&quot;;[.$I$4];&quot; &quot;))" office:value-type="string" office:string-value=" " calcext:value-type="string">
            <text:p><text:s/></text:p>
          </table:table-cell>
          <table:table-cell table:style-name="ce91" table:content-validation-name="val31"/>
          <table:table-cell table:style-name="ce36" table:formula="of:=IF([.G24]=&quot;Related&quot;;[.$I$2];IF([.G24]=&quot;Unrelated&quot;;[.$I$4];&quot; &quot;))" office:value-type="string" office:string-value=" " calcext:value-type="string">
            <text:p><text:s/></text:p>
          </table:table-cell>
          <table:table-cell table:style-name="ce91" table:content-validation-name="val31"/>
          <table:table-cell table:style-name="ce36" table:formula="of:=IF([.I24]=&quot;Related&quot;;[.$I$2];IF([.I24]=&quot;Unrelated&quot;;[.$I$4];&quot; &quot;))" office:value-type="string" office:string-value=" " calcext:value-type="string">
            <text:p><text:s/></text:p>
          </table:table-cell>
          <table:table-cell table:style-name="ce91" table:content-validation-name="val31"/>
          <table:table-cell table:style-name="ce36" table:formula="of:=IF([.K24]=&quot;Related&quot;;[.$I$2];IF([.K24]=&quot;Unrelated&quot;;[.$I$4];&quot; &quot;))" office:value-type="string" office:string-value=" " calcext:value-type="string">
            <text:p><text:s/></text:p>
          </table:table-cell>
          <table:table-cell table:style-name="ce91" table:content-validation-name="val31"/>
          <table:table-cell table:style-name="ce36" table:formula="of:=IF([.M24]=&quot;Related&quot;;[.$I$2];IF([.M24]=&quot;Unrelated&quot;;[.$I$4];&quot; &quot;))" office:value-type="string" office:string-value=" " calcext:value-type="string">
            <text:p><text:s/></text:p>
          </table:table-cell>
          <table:table-cell table:style-name="ce91" table:content-validation-name="val31"/>
          <table:table-cell table:style-name="ce36" table:formula="of:=IF([.O24]=&quot;Related&quot;;[.$I$2];IF([.O24]=&quot;Unrelated&quot;;[.$I$4];&quot; &quot;))" office:value-type="string" office:string-value=" " calcext:value-type="string">
            <text:p><text:s/></text:p>
          </table:table-cell>
          <table:table-cell table:style-name="ce91" table:content-validation-name="val31"/>
          <table:table-cell table:style-name="ce36" table:formula="of:=IF([.Q24]=&quot;Related&quot;;[.$I$2];IF([.Q24]=&quot;Unrelated&quot;;[.$I$4];&quot; &quot;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7" office:value-type="string" calcext:value-type="string">
            <text:p>Operational Strategy &amp; Capability</text:p>
          </table:table-cell>
          <table:table-cell table:style-name="ce19" office:value-type="string" calcext:value-type="string">
            <text:p>Scaling Strategy (How will you quickly grow the business across new regions/markets?)</text:p>
          </table:table-cell>
          <table:table-cell table:style-name="ce92" table:content-validation-name="val32" office:value-type="string" calcext:value-type="string">
            <text:p>A. Product Replication: (e.g., Franchising, Licensing).</text:p>
          </table:table-cell>
          <table:table-cell table:style-name="ce36" table:formula="of:=ifs( [.C25]=&quot;A. Product Replication: (e.g., Franchising, Licensing).&quot;; 15; [.C25]=&quot;B. Digital Adoption: (e.g., E-commerce/Subscription Model).&quot;; 10; [.C25]=&quot;C. Partnership Expansion: (e.g., Strategic Alliances, Joint Ventures).&quot;; 5; [.C25]=&quot;D. Direct Expansion: (e.g., Opening new branch locations)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7" office:value-type="string" calcext:value-type="string">
            <text:p>Financial Health &amp; Economics</text:p>
          </table:table-cell>
          <table:table-cell table:style-name="ce19" office:value-type="string" calcext:value-type="string">
            <text:p>Good Margins or good volumes (has to be either of the 2 to get positive rating)</text:p>
          </table:table-cell>
          <table:table-cell table:style-name="ce93" table:content-validation-name="val33" office:value-type="string" calcext:value-type="string">
            <text:p>Great Volume Great Margin</text:p>
          </table:table-cell>
          <table:table-cell table:style-name="ce54" table:formula="of:=IF([.C26]=&quot;Great Margin Low Volume&quot;;[.$I$2];IF([.C26]=&quot;Good Margin Average Volume&quot;;[.$I$3];IF([.C26]=&quot;Average Margin Good Volume&quot;;[.$I$3];IF([.C26]=&quot;Low Margin Great Volume&quot;;[.$I$2];IF([.C26]=&quot;Great Volume Great Margin&quot;;[.$I$1];IF([.C26]=&quot;Good Volume Good Margin&quot;;[.$I$2];IF([.C26]=&quot;Average Volume Average Margin&quot;;[.$I$3];IF([.C26]=&quot;Low Volume Low Margin&quot;;[.$I$4];&quot; &quot;))))))))" office:value-type="float" office:value="15" calcext:value-type="float">
            <text:p>15</text:p>
          </table:table-cell>
          <table:table-cell table:style-name="ce93" table:content-validation-name="val33"/>
          <table:table-cell table:style-name="ce54" table:formula="of:=IF([.E26]=&quot;Great Margin Low Volume&quot;;[.$I$2];IF([.E26]=&quot;Good Margin Average Volume&quot;;[.$I$3];IF([.E26]=&quot;Average Margin Good Volume&quot;;[.$I$3];IF([.E26]=&quot;Low Margin Great Volume&quot;;[.$I$2];IF([.E26]=&quot;Great Volume Great Margin&quot;;[.$I$1];IF([.E26]=&quot;Good Volume Good Margin&quot;;[.$I$2];IF([.E26]=&quot;Average Volume Average Margin&quot;;[.$I$3];IF([.E26]=&quot;Low Volume Low Margin&quot;;[.$I$4];&quot; &quot;))))))))" office:value-type="string" office:string-value=" " calcext:value-type="string">
            <text:p><text:s/></text:p>
          </table:table-cell>
          <table:table-cell table:style-name="ce93" table:content-validation-name="val33"/>
          <table:table-cell table:style-name="ce54" table:formula="of:=IF([.G26]=&quot;Great Margin Low Volume&quot;;[.$I$2];IF([.G26]=&quot;Good Margin Average Volume&quot;;[.$I$3];IF([.G26]=&quot;Average Margin Good Volume&quot;;[.$I$3];IF([.G26]=&quot;Low Margin Great Volume&quot;;[.$I$2];IF([.G26]=&quot;Great Volume Great Margin&quot;;[.$I$1];IF([.G26]=&quot;Good Volume Good Margin&quot;;[.$I$2];IF([.G26]=&quot;Average Volume Average Margin&quot;;[.$I$3];IF([.G26]=&quot;Low Volume Low Margin&quot;;[.$I$4];&quot; &quot;))))))))" office:value-type="string" office:string-value=" " calcext:value-type="string">
            <text:p><text:s/></text:p>
          </table:table-cell>
          <table:table-cell table:style-name="ce93" table:content-validation-name="val33"/>
          <table:table-cell table:style-name="ce54" table:formula="of:=IF([.I26]=&quot;Great Margin Low Volume&quot;;[.$I$2];IF([.I26]=&quot;Good Margin Average Volume&quot;;[.$I$3];IF([.I26]=&quot;Average Margin Good Volume&quot;;[.$I$3];IF([.I26]=&quot;Low Margin Great Volume&quot;;[.$I$2];IF([.I26]=&quot;Great Volume Great Margin&quot;;[.$I$1];IF([.I26]=&quot;Good Volume Good Margin&quot;;[.$I$2];IF([.I26]=&quot;Average Volume Average Margin&quot;;[.$I$3];IF([.I26]=&quot;Low Volume Low Margin&quot;;[.$I$4];&quot; &quot;))))))))" office:value-type="string" office:string-value=" " calcext:value-type="string">
            <text:p><text:s/></text:p>
          </table:table-cell>
          <table:table-cell table:style-name="ce93" table:content-validation-name="val33"/>
          <table:table-cell table:style-name="ce54" table:formula="of:=IF([.K26]=&quot;Great Margin Low Volume&quot;;[.$I$2];IF([.K26]=&quot;Good Margin Average Volume&quot;;[.$I$3];IF([.K26]=&quot;Average Margin Good Volume&quot;;[.$I$3];IF([.K26]=&quot;Low Margin Great Volume&quot;;[.$I$2];IF([.K26]=&quot;Great Volume Great Margin&quot;;[.$I$1];IF([.K26]=&quot;Good Volume Good Margin&quot;;[.$I$2];IF([.K26]=&quot;Average Volume Average Margin&quot;;[.$I$3];IF([.K26]=&quot;Low Volume Low Margin&quot;;[.$I$4];&quot; &quot;))))))))" office:value-type="string" office:string-value=" " calcext:value-type="string">
            <text:p><text:s/></text:p>
          </table:table-cell>
          <table:table-cell table:style-name="ce93" table:content-validation-name="val33"/>
          <table:table-cell table:style-name="ce54" table:formula="of:=IF([.M26]=&quot;Great Margin Low Volume&quot;;[.$I$2];IF([.M26]=&quot;Good Margin Average Volume&quot;;[.$I$3];IF([.M26]=&quot;Average Margin Good Volume&quot;;[.$I$3];IF([.M26]=&quot;Low Margin Great Volume&quot;;[.$I$2];IF([.M26]=&quot;Great Volume Great Margin&quot;;[.$I$1];IF([.M26]=&quot;Good Volume Good Margin&quot;;[.$I$2];IF([.M26]=&quot;Average Volume Average Margin&quot;;[.$I$3];IF([.M26]=&quot;Low Volume Low Margin&quot;;[.$I$4];&quot; &quot;))))))))" office:value-type="string" office:string-value=" " calcext:value-type="string">
            <text:p><text:s/></text:p>
          </table:table-cell>
          <table:table-cell table:style-name="ce93" table:content-validation-name="val33"/>
          <table:table-cell table:style-name="ce54" table:formula="of:=IF([.O26]=&quot;Great Margin Low Volume&quot;;[.$I$2];IF([.O26]=&quot;Good Margin Average Volume&quot;;[.$I$3];IF([.O26]=&quot;Average Margin Good Volume&quot;;[.$I$3];IF([.O26]=&quot;Low Margin Great Volume&quot;;[.$I$2];IF([.O26]=&quot;Great Volume Great Margin&quot;;[.$I$1];IF([.O26]=&quot;Good Volume Good Margin&quot;;[.$I$2];IF([.O26]=&quot;Average Volume Average Margin&quot;;[.$I$3];IF([.O26]=&quot;Low Volume Low Margin&quot;;[.$I$4];&quot; &quot;))))))))" office:value-type="string" office:string-value=" " calcext:value-type="string">
            <text:p><text:s/></text:p>
          </table:table-cell>
          <table:table-cell table:style-name="ce93" table:content-validation-name="val33"/>
          <table:table-cell table:style-name="ce54" table:formula="of:=IF([.Q26]=&quot;Great Margin Low Volume&quot;;[.$I$2];IF([.Q26]=&quot;Good Margin Average Volume&quot;;[.$I$3];IF([.Q26]=&quot;Average Margin Good Volume&quot;;[.$I$3];IF([.Q26]=&quot;Low Margin Great Volume&quot;;[.$I$2];IF([.Q26]=&quot;Great Volume Great Margin&quot;;[.$I$1];IF([.Q26]=&quot;Good Volume Good Margin&quot;;[.$I$2];IF([.Q26]=&quot;Average Volume Average Margin&quot;;[.$I$3];IF([.Q26]=&quot;Low Volume Low Margin&quot;;[.$I$4];&quot; &quot;))))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8" office:value-type="string" calcext:value-type="string">
            <text:p>Financial Health &amp; Economics</text:p>
          </table:table-cell>
          <table:table-cell table:style-name="ce19" office:value-type="string" calcext:value-type="string">
            <text:p>Capex intensive (vs low entry barriers)</text:p>
          </table:table-cell>
          <table:table-cell table:style-name="ce94" table:content-validation-name="val34" office:value-type="string" calcext:value-type="string">
            <text:p>No CAPEX</text:p>
          </table:table-cell>
          <table:table-cell table:style-name="ce36" table:formula="of:=IF([.C27]=&quot;CAPEX Intensive&quot;;[.$I$4];IF([.C27]=&quot;Medium CAPEX&quot;;[.$I$3];IF([.C27]=&quot;Low CAPEX&quot;;[.$I$2];IF([.C27]=&quot;No CAPEX&quot;;[.$I$1];&quot; &quot;))))" office:value-type="float" office:value="15" calcext:value-type="float">
            <text:p>15</text:p>
          </table:table-cell>
          <table:table-cell table:style-name="ce107" table:content-validation-name="val34"/>
          <table:table-cell table:style-name="ce36" table:formula="of:=IF([.E27]=&quot;CAPEX Intensive&quot;;[.$I$4];IF([.E27]=&quot;Medium CAPEX&quot;;[.$I$3];IF([.E27]=&quot;Low CAPEX&quot;;[.$I$2];&quot; &quot;)))" office:value-type="string" office:string-value=" " calcext:value-type="string">
            <text:p><text:s/></text:p>
          </table:table-cell>
          <table:table-cell table:style-name="ce107" table:content-validation-name="val34"/>
          <table:table-cell table:style-name="ce36" table:formula="of:=IF([.G27]=&quot;CAPEX Intensive&quot;;[.$I$4];IF([.G27]=&quot;Medium CAPEX&quot;;[.$I$3];IF([.G27]=&quot;Low CAPEX&quot;;[.$I$2];&quot; &quot;)))" office:value-type="string" office:string-value=" " calcext:value-type="string">
            <text:p><text:s/></text:p>
          </table:table-cell>
          <table:table-cell table:style-name="ce107" table:content-validation-name="val34"/>
          <table:table-cell table:style-name="ce36" table:formula="of:=IF([.I27]=&quot;CAPEX Intensive&quot;;[.$I$4];IF([.I27]=&quot;Medium CAPEX&quot;;[.$I$3];IF([.I27]=&quot;Low CAPEX&quot;;[.$I$2];&quot; &quot;)))" office:value-type="string" office:string-value=" " calcext:value-type="string">
            <text:p><text:s/></text:p>
          </table:table-cell>
          <table:table-cell table:style-name="ce107" table:content-validation-name="val34"/>
          <table:table-cell table:style-name="ce36" table:formula="of:=IF([.K27]=&quot;CAPEX Intensive&quot;;[.$I$4];IF([.K27]=&quot;Medium CAPEX&quot;;[.$I$3];IF([.K27]=&quot;Low CAPEX&quot;;[.$I$2];&quot; &quot;)))" office:value-type="string" office:string-value=" " calcext:value-type="string">
            <text:p><text:s/></text:p>
          </table:table-cell>
          <table:table-cell table:style-name="ce107" table:content-validation-name="val34"/>
          <table:table-cell table:style-name="ce36" table:formula="of:=IF([.M27]=&quot;CAPEX Intensive&quot;;[.$I$4];IF([.M27]=&quot;Medium CAPEX&quot;;[.$I$3];IF([.M27]=&quot;Low CAPEX&quot;;[.$I$2];&quot; &quot;)))" office:value-type="string" office:string-value=" " calcext:value-type="string">
            <text:p><text:s/></text:p>
          </table:table-cell>
          <table:table-cell table:style-name="ce107" table:content-validation-name="val34"/>
          <table:table-cell table:style-name="ce36" table:formula="of:=IF([.O27]=&quot;CAPEX Intensive&quot;;[.$I$4];IF([.O27]=&quot;Medium CAPEX&quot;;[.$I$3];IF([.O27]=&quot;Low CAPEX&quot;;[.$I$2];&quot; &quot;)))" office:value-type="string" office:string-value=" " calcext:value-type="string">
            <text:p><text:s/></text:p>
          </table:table-cell>
          <table:table-cell table:style-name="ce107" table:content-validation-name="val34"/>
          <table:table-cell table:style-name="ce36" table:formula="of:=IF([.Q27]=&quot;CAPEX Intensive&quot;;[.$I$4];IF([.Q27]=&quot;Medium CAPEX&quot;;[.$I$3];IF([.Q27]=&quot;Low CAPEX&quot;;[.$I$2];&quot; &quot;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7" office:value-type="string" calcext:value-type="string">
            <text:p>Financial Health &amp; Economics</text:p>
          </table:table-cell>
          <table:table-cell table:style-name="ce19" office:value-type="string" calcext:value-type="string">
            <text:p>Recurring revenue (vs once off)</text:p>
          </table:table-cell>
          <table:table-cell table:style-name="ce95" table:content-validation-name="val35" office:value-type="string" calcext:value-type="string">
            <text:p>Once Off Fee</text:p>
          </table:table-cell>
          <table:table-cell table:style-name="ce36" table:formula="of:=IF([.C28]=&quot;High Initial Fee + Reccuring Rev&quot;;[.$I$1];IF([.C28]=&quot;Moderate Initial Fee + Recurring Rev&quot;;[.$I$2];IF([.C28]=&quot;Low Initial Fee + Recurring Rev&quot;;[.$I$3];IF([.C28]=&quot;Once Off Fee&quot;;[.$I$4];&quot; &quot;))))" office:value-type="float" office:value="-5" calcext:value-type="float">
            <text:p>-5</text:p>
          </table:table-cell>
          <table:table-cell table:style-name="ce95" table:content-validation-name="val35"/>
          <table:table-cell table:style-name="ce36" table:formula="of:=IF([.E28]=&quot;High Initial Fee + Reccuring Rev&quot;;[.$I$1];IF([.E28]=&quot;Moderate Initial Fee + Recurring Rev&quot;;[.$I$2];IF([.E28]=&quot;Low Initial Fee + Recurring Rev&quot;;[.$I$3];IF([.E28]=&quot;Once Off Fee&quot;;[.$I$4];&quot; &quot;))))" office:value-type="string" office:string-value=" " calcext:value-type="string">
            <text:p><text:s/></text:p>
          </table:table-cell>
          <table:table-cell table:style-name="ce95" table:content-validation-name="val35"/>
          <table:table-cell table:style-name="ce36" table:formula="of:=IF([.G28]=&quot;High Initial Fee + Reccuring Rev&quot;;[.$I$1];IF([.G28]=&quot;Moderate Initial Fee + Recurring Rev&quot;;[.$I$2];IF([.G28]=&quot;Low Initial Fee + Recurring Rev&quot;;[.$I$3];IF([.G28]=&quot;Once Off Fee&quot;;[.$I$4];&quot; &quot;))))" office:value-type="string" office:string-value=" " calcext:value-type="string">
            <text:p><text:s/></text:p>
          </table:table-cell>
          <table:table-cell table:style-name="ce95" table:content-validation-name="val35"/>
          <table:table-cell table:style-name="ce36" table:formula="of:=IF([.I28]=&quot;High Initial Fee + Reccuring Rev&quot;;[.$I$1];IF([.I28]=&quot;Moderate Initial Fee + Recurring Rev&quot;;[.$I$2];IF([.I28]=&quot;Low Initial Fee + Recurring Rev&quot;;[.$I$3];IF([.I28]=&quot;Once Off Fee&quot;;[.$I$4];&quot; &quot;))))" office:value-type="string" office:string-value=" " calcext:value-type="string">
            <text:p><text:s/></text:p>
          </table:table-cell>
          <table:table-cell table:style-name="ce95" table:content-validation-name="val35"/>
          <table:table-cell table:style-name="ce36" table:formula="of:=IF([.K28]=&quot;High Initial Fee + Reccuring Rev&quot;;[.$I$1];IF([.K28]=&quot;Moderate Initial Fee + Recurring Rev&quot;;[.$I$2];IF([.K28]=&quot;Low Initial Fee + Recurring Rev&quot;;[.$I$3];IF([.K28]=&quot;Once Off Fee&quot;;[.$I$4];&quot; &quot;))))" office:value-type="string" office:string-value=" " calcext:value-type="string">
            <text:p><text:s/></text:p>
          </table:table-cell>
          <table:table-cell table:style-name="ce95" table:content-validation-name="val35"/>
          <table:table-cell table:style-name="ce36" table:formula="of:=IF([.M28]=&quot;High Initial Fee + Reccuring Rev&quot;;[.$I$1];IF([.M28]=&quot;Moderate Initial Fee + Recurring Rev&quot;;[.$I$2];IF([.M28]=&quot;Low Initial Fee + Recurring Rev&quot;;[.$I$3];IF([.M28]=&quot;Once Off Fee&quot;;[.$I$4];&quot; &quot;))))" office:value-type="string" office:string-value=" " calcext:value-type="string">
            <text:p><text:s/></text:p>
          </table:table-cell>
          <table:table-cell table:style-name="ce95" table:content-validation-name="val35"/>
          <table:table-cell table:style-name="ce36" table:formula="of:=IF([.O28]=&quot;High Initial Fee + Reccuring Rev&quot;;[.$I$1];IF([.O28]=&quot;Moderate Initial Fee + Recurring Rev&quot;;[.$I$2];IF([.O28]=&quot;Low Initial Fee + Recurring Rev&quot;;[.$I$3];IF([.O28]=&quot;Once Off Fee&quot;;[.$I$4];&quot; &quot;))))" office:value-type="string" office:string-value=" " calcext:value-type="string">
            <text:p><text:s/></text:p>
          </table:table-cell>
          <table:table-cell table:style-name="ce95" table:content-validation-name="val35"/>
          <table:table-cell table:style-name="ce36" table:formula="of:=IF([.Q28]=&quot;High Initial Fee + Reccuring Rev&quot;;[.$I$1];IF([.Q28]=&quot;Moderate Initial Fee + Recurring Rev&quot;;[.$I$2];IF([.Q28]=&quot;Low Initial Fee + Recurring Rev&quot;;[.$I$3];IF([.Q28]=&quot;Once Off Fee&quot;;[.$I$4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9" office:value-type="string" calcext:value-type="string">
            <text:p>Financial Health &amp; Economics</text:p>
          </table:table-cell>
          <table:table-cell table:style-name="ce19" office:value-type="string" calcext:value-type="string">
            <text:p>Cost to Win a Customer (How much money does it cost to get one new customer?)</text:p>
          </table:table-cell>
          <table:table-cell table:style-name="ce96" table:content-validation-name="val36" office:value-type="string" calcext:value-type="string">
            <text:p>CAC is &lt; 1/3 of LTV.</text:p>
          </table:table-cell>
          <table:table-cell table:style-name="ce54" table:formula="of:=ifs( [.C29]=&quot;CAC is &lt; 1/3 of LTV.&quot;; 15; [.C29]=&quot;CAC is &lt; 1/2 of LTV.&quot;; 10; [.C29]=&quot;CAC is approx. equal to LTV.&quot;; 5; [.C29]=&quot;CAC is &gt; LTV.&quot;; -5; 1; 0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1">
          <table:table-cell table:style-name="ce79" office:value-type="string" calcext:value-type="string">
            <text:p>Financial Health &amp; Economics</text:p>
          </table:table-cell>
          <table:table-cell table:style-name="ce19" office:value-type="string" calcext:value-type="string">
            <text:p>Customer Long-Term Value (How much profit do you expect from one customer over their relationship with you?)</text:p>
          </table:table-cell>
          <table:table-cell table:style-name="ce97" table:content-validation-name="val37" office:value-type="string" calcext:value-type="string">
            <text:p>LTV is &gt;5× the Average Transaction Value.</text:p>
          </table:table-cell>
          <table:table-cell table:style-name="ce54" table:formula="of:=ifs( [.C30]=&quot;LTV is &gt;5× the Average Transaction Value.&quot;; 15; [.C30]=&quot;LTV is 3−5× the Average Transaction Value.&quot;; 10; [.C30]=&quot;LTV is 2−3× the Average Transaction Value.&quot;; 5; [.C30]=&quot;LTV is ≈1× the Average Transaction Value (no repeat business)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9" office:value-type="string" calcext:value-type="string">
            <text:p>Financial Health &amp; Economics</text:p>
          </table:table-cell>
          <table:table-cell table:style-name="ce19" office:value-type="string" calcext:value-type="string">
            <text:p>Core Profitability (What percentage of your sales is actual profit?)</text:p>
          </table:table-cell>
          <table:table-cell table:style-name="ce98" table:content-validation-name="val38" office:value-type="string" calcext:value-type="string">
            <text:p>&gt;25% Net Profit Margin.</text:p>
          </table:table-cell>
          <table:table-cell table:style-name="ce36" table:formula="of:=ifs( [.C31]=&quot;&gt;25% Net Profit Margin.&quot;; 15; [.C31]=&quot;15% - 25%.&quot;; 10; [.C31]=&quot;5% - 15%.&quot;; 5; [.C31]=&quot;&lt;5% or Negative Net Profit Margin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6">
          <table:table-cell table:style-name="ce78" office:value-type="string" calcext:value-type="string">
            <text:p>Investment &amp; Future Readiness</text:p>
          </table:table-cell>
          <table:table-cell table:style-name="ce19" office:value-type="string" calcext:value-type="string">
            <text:p>Bankable/ Investable vs Definitely Self Sponsored</text:p>
          </table:table-cell>
          <table:table-cell table:style-name="ce99" table:content-validation-name="val39" office:value-type="string" calcext:value-type="string">
            <text:p>Independent</text:p>
          </table:table-cell>
          <table:table-cell table:style-name="ce36" table:formula="of:=IF([.C32]=&quot;Independent&quot;;[.$I$1];IF([.C32]=&quot;Currently Sponsored&quot;;[.$I$4];IF([.C32]=&quot;Part Sponsored&quot;;[.$I$3];IF([.C32]=&quot;100% Bankable&quot;;[.$I$2];&quot; &quot;))))" office:value-type="float" office:value="15" calcext:value-type="float">
            <text:p>15</text:p>
          </table:table-cell>
          <table:table-cell table:style-name="ce99" table:content-validation-name="val39"/>
          <table:table-cell table:style-name="ce36" table:formula="of:=IF([.E32]=&quot;Independent&quot;;[.$I$1];IF([.E32]=&quot;Currently Sponsored&quot;;[.$I$4];IF([.E32]=&quot;Part Sponsored&quot;;[.$I$3];IF([.E32]=&quot;100% Bankable&quot;;[.$I$2];&quot; &quot;))))" office:value-type="string" office:string-value=" " calcext:value-type="string">
            <text:p><text:s/></text:p>
          </table:table-cell>
          <table:table-cell table:style-name="ce99" table:content-validation-name="val39"/>
          <table:table-cell table:style-name="ce36" table:formula="of:=IF([.G32]=&quot;Independent&quot;;[.$I$1];IF([.G32]=&quot;Currently Sponsored&quot;;[.$I$4];IF([.G32]=&quot;Part Sponsored&quot;;[.$I$3];IF([.G32]=&quot;100% Bankable&quot;;[.$I$2];&quot; &quot;))))" office:value-type="string" office:string-value=" " calcext:value-type="string">
            <text:p><text:s/></text:p>
          </table:table-cell>
          <table:table-cell table:style-name="ce99" table:content-validation-name="val39"/>
          <table:table-cell table:style-name="ce36" table:formula="of:=IF([.I32]=&quot;Independent&quot;;[.$I$1];IF([.I32]=&quot;Currently Sponsored&quot;;[.$I$4];IF([.I32]=&quot;Part Sponsored&quot;;[.$I$3];IF([.I32]=&quot;100% Bankable&quot;;[.$I$2];&quot; &quot;))))" office:value-type="string" office:string-value=" " calcext:value-type="string">
            <text:p><text:s/></text:p>
          </table:table-cell>
          <table:table-cell table:style-name="ce99" table:content-validation-name="val39"/>
          <table:table-cell table:style-name="ce36" table:formula="of:=IF([.K32]=&quot;Independent&quot;;[.$I$1];IF([.K32]=&quot;Currently Sponsored&quot;;[.$I$4];IF([.K32]=&quot;Part Sponsored&quot;;[.$I$3];IF([.K32]=&quot;100% Bankable&quot;;[.$I$2];&quot; &quot;))))" office:value-type="string" office:string-value=" " calcext:value-type="string">
            <text:p><text:s/></text:p>
          </table:table-cell>
          <table:table-cell table:style-name="ce99" table:content-validation-name="val39"/>
          <table:table-cell table:style-name="ce36" table:formula="of:=IF([.M32]=&quot;Independent&quot;;[.$I$1];IF([.M32]=&quot;Currently Sponsored&quot;;[.$I$4];IF([.M32]=&quot;Part Sponsored&quot;;[.$I$3];IF([.M32]=&quot;100% Bankable&quot;;[.$I$2];&quot; &quot;))))" office:value-type="string" office:string-value=" " calcext:value-type="string">
            <text:p><text:s/></text:p>
          </table:table-cell>
          <table:table-cell table:style-name="ce99" table:content-validation-name="val39"/>
          <table:table-cell table:style-name="ce36" table:formula="of:=IF([.O32]=&quot;Independent&quot;;[.$I$1];IF([.O32]=&quot;Currently Sponsored&quot;;[.$I$4];IF([.O32]=&quot;Part Sponsored&quot;;[.$I$3];IF([.O32]=&quot;100% Bankable&quot;;[.$I$2];&quot; &quot;))))" office:value-type="string" office:string-value=" " calcext:value-type="string">
            <text:p><text:s/></text:p>
          </table:table-cell>
          <table:table-cell table:style-name="ce99" table:content-validation-name="val39"/>
          <table:table-cell table:style-name="ce36" table:formula="of:=IF([.Q32]=&quot;Independent&quot;;[.$I$1];IF([.Q32]=&quot;Currently Sponsored&quot;;[.$I$4];IF([.Q32]=&quot;Part Sponsored&quot;;[.$I$3];IF([.Q32]=&quot;100% Bankable&quot;;[.$I$2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2">
          <table:table-cell table:style-name="ce78" office:value-type="string" calcext:value-type="string">
            <text:p>Investment &amp; Future Readiness</text:p>
          </table:table-cell>
          <table:table-cell table:style-name="ce19" office:value-type="string" calcext:value-type="string">
            <text:p>Time to Profitability (How long will it take to cover all initial costs?)</text:p>
          </table:table-cell>
          <table:table-cell table:style-name="ce100" table:content-validation-name="val40" office:value-type="string" calcext:value-type="string">
            <text:p>≤6 Months.</text:p>
          </table:table-cell>
          <table:table-cell table:style-name="ce36" table:formula="of:=ifs( [.C33]=&quot;≤6 Months.&quot;; 15; [.C33]=&quot;7 - 12 Months.&quot;; 10; [.C33]=&quot;13 - 24 Months.&quot;; 5; [.C33]=&quot;&gt;24 Months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8" office:value-type="string" calcext:value-type="string">
            <text:p>Investment &amp; Future Readiness</text:p>
          </table:table-cell>
          <table:table-cell table:style-name="ce19" office:value-type="string" calcext:value-type="string">
            <text:p>Investment Readiness (Is your investment case professionally documented?)</text:p>
          </table:table-cell>
          <table:table-cell table:style-name="ce101" table:content-validation-name="val41" office:value-type="string" calcext:value-type="string">
            <text:p>Full Pitch Deck AND Conservative 5-Year Financials (detailed assumptions).</text:p>
          </table:table-cell>
          <table:table-cell table:style-name="ce54" table:formula="of:=ifs( [.C34]=&quot;Full Pitch Deck AND Conservative 5-Year Financials (detailed assumptions).&quot;; 15; [.C34]=&quot;Full Pitch Deck AND 3-Year Projections.&quot;; 10; [.C34]=&quot;Basic 1-Page Summary (Lean Canvas) AND limited financials.&quot;; 5; [.C34]=&quot;Only a verbal idea or rough figures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8" office:value-type="string" calcext:value-type="string">
            <text:p>Investment &amp; Future Readiness</text:p>
          </table:table-cell>
          <table:table-cell table:style-name="ce19" office:value-type="string" calcext:value-type="string">
            <text:p>Investor Exit Plan (How will investors get their money back and make a profit?)</text:p>
          </table:table-cell>
          <table:table-cell table:style-name="ce102" table:content-validation-name="val42" office:value-type="string" calcext:value-type="string">
            <text:p>A. Trade Sale (Acquisition): (Selling the company to a larger competitor).</text:p>
          </table:table-cell>
          <table:table-cell table:style-name="ce54" table:formula="of:=ifs([.C35]=&quot;A. Trade Sale (Acquisition): (Selling the company to a larger competitor).&quot;; 15; [.C35]=&quot;B. Financial Buyout: (Selling equity back to the founders/management team).&quot;; 10; [.C35]=&quot;C. Initial Public Offering (IPO): (Listing shares on a stock exchange - High bar for MSMEs).&quot;; 5; [.C35]=&quot;D. Recapitalisation/Dividend Payout: (Taking profits/debt to pay out investors).&quot;; -5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36" table:content-validation-name="val27"/>
          <table:table-cell table:style-name="ce36"/>
          <table:table-cell table:style-name="ce23"/>
          <table:table-cell table:number-columns-repeated="1005"/>
        </table:table-row>
        <table:table-row table:style-name="ro2">
          <table:table-cell table:style-name="ce79" office:value-type="string" calcext:value-type="string">
            <text:p>Investment &amp; Future Readiness</text:p>
          </table:table-cell>
          <table:table-cell table:style-name="ce19" office:value-type="string" calcext:value-type="string">
            <text:p>Time-frame to Independent Operations (Double click to add date)</text:p>
          </table:table-cell>
          <table:table-cell table:style-name="ce103" table:content-validation-name="val43" office:value-type="string" calcext:value-type="string">
            <text:p>Less than 6 months</text:p>
          </table:table-cell>
          <table:table-cell table:style-name="ce36" table:formula="of:=IF([.C36]=&quot;After 1.5 yrs&quot;;[.$I$4];IF([.C36]=&quot;Between 1 yr and 1.5 yrs&quot;;[.$I$3];IF([.C36]=&quot;Less than 6 months&quot;;[.$I$1];IF([.C36]=&quot;From 6 months to 1 yr&quot;;[.$I$2];&quot; &quot;))))" office:value-type="float" office:value="15" calcext:value-type="float">
            <text:p>15</text:p>
          </table:table-cell>
          <table:table-cell table:style-name="ce36" table:content-validation-name="val27"/>
          <table:table-cell table:style-name="ce36" table:formula="of:=IF([.E36]=&quot;After 1.5 yrs&quot;;[.$I$4];IF([.E36]=&quot;Between 1 yr and 1.5 yrs&quot;;[.$I$3];IF([.E36]=&quot;Less than 6 months&quot;;[.$I$1];IF([.E36]=&quot;From 6 months to 1 yr&quot;;[.$I$2];&quot; &quot;))))" office:value-type="string" office:string-value=" " calcext:value-type="string">
            <text:p><text:s/></text:p>
          </table:table-cell>
          <table:table-cell table:style-name="ce36" table:content-validation-name="val27"/>
          <table:table-cell table:style-name="ce36" table:formula="of:=IF([.G36]=&quot;After 1.5 yrs&quot;;[.$I$4];IF([.G36]=&quot;Between 1 yr and 1.5 yrs&quot;;[.$I$3];IF([.G36]=&quot;Less than 6 months&quot;;[.$I$1];IF([.G36]=&quot;From 6 months to 1 yr&quot;;[.$I$2];&quot; &quot;))))" office:value-type="string" office:string-value=" " calcext:value-type="string">
            <text:p><text:s/></text:p>
          </table:table-cell>
          <table:table-cell table:style-name="ce36" table:content-validation-name="val27"/>
          <table:table-cell table:style-name="ce36" table:formula="of:=IF([.I36]=&quot;After 1.5 yrs&quot;;[.$I$4];IF([.I36]=&quot;Between 1 yr and 1.5 yrs&quot;;[.$I$3];IF([.I36]=&quot;Less than 6 months&quot;;[.$I$1];IF([.I36]=&quot;From 6 months to 1 yr&quot;;[.$I$2];&quot; &quot;))))" office:value-type="string" office:string-value=" " calcext:value-type="string">
            <text:p><text:s/></text:p>
          </table:table-cell>
          <table:table-cell table:style-name="ce36" table:content-validation-name="val27"/>
          <table:table-cell table:style-name="ce36" table:formula="of:=IF([.K36]=&quot;After 1.5 yrs&quot;;[.$I$4];IF([.K36]=&quot;Between 1 yr and 1.5 yrs&quot;;[.$I$3];IF([.K36]=&quot;Less than 6 months&quot;;[.$I$1];IF([.K36]=&quot;From 6 months to 1 yr&quot;;[.$I$2];&quot; &quot;))))" office:value-type="string" office:string-value=" " calcext:value-type="string">
            <text:p><text:s/></text:p>
          </table:table-cell>
          <table:table-cell table:style-name="ce36" table:content-validation-name="val27"/>
          <table:table-cell table:style-name="ce36" table:formula="of:=IF([.M36]=&quot;After 1.5 yrs&quot;;[.$I$4];IF([.M36]=&quot;Between 1 yr and 1.5 yrs&quot;;[.$I$3];IF([.M36]=&quot;Less than 6 months&quot;;[.$I$1];IF([.M36]=&quot;From 6 months to 1 yr&quot;;[.$I$2];&quot; &quot;))))" office:value-type="string" office:string-value=" " calcext:value-type="string">
            <text:p><text:s/></text:p>
          </table:table-cell>
          <table:table-cell table:style-name="ce36" table:content-validation-name="val27"/>
          <table:table-cell table:style-name="ce36" table:formula="of:=IF([.O36]=&quot;After 1.5 yrs&quot;;[.$I$4];IF([.O36]=&quot;Between 1 yr and 1.5 yrs&quot;;[.$I$3];IF([.O36]=&quot;Less than 6 months&quot;;[.$I$1];IF([.O36]=&quot;From 6 months to 1 yr&quot;;[.$I$2];&quot; &quot;))))" office:value-type="string" office:string-value=" " calcext:value-type="string">
            <text:p><text:s/></text:p>
          </table:table-cell>
          <table:table-cell table:style-name="ce36" table:content-validation-name="val27"/>
          <table:table-cell table:style-name="ce36" table:formula="of:=IF([.Q36]=&quot;After 1.5 yrs&quot;;[.$I$4];IF([.Q36]=&quot;Between 1 yr and 1.5 yrs&quot;;[.$I$3];IF([.Q36]=&quot;Less than 6 months&quot;;[.$I$1];IF([.Q36]=&quot;From 6 months to 1 yr&quot;;[.$I$2];&quot; &quot;))))" office:value-type="string" office:string-value=" " calcext:value-type="string">
            <text:p><text:s/></text:p>
          </table:table-cell>
          <table:table-cell table:style-name="ce23"/>
          <table:table-cell table:number-columns-repeated="1005"/>
        </table:table-row>
        <table:table-row table:style-name="ro1">
          <table:table-cell table:style-name="ce36"/>
          <table:table-cell table:style-name="ce19"/>
          <table:table-cell table:style-name="ce29" table:number-columns-repeated="16"/>
          <table:table-cell table:style-name="ce23"/>
          <table:table-cell table:number-columns-repeated="1005"/>
        </table:table-row>
        <table:table-row table:style-name="ro1">
          <table:table-cell table:style-name="ce10"/>
          <table:table-cell table:style-name="ce21" office:value-type="string" calcext:value-type="string">
            <text:p>Your Result:</text:p>
          </table:table-cell>
          <table:table-cell table:style-name="ce104" table:formula="of:=SUM([.D10:.D36])" office:value-type="float" office:value="290" calcext:value-type="float">
            <text:p>290</text:p>
          </table:table-cell>
          <table:table-cell table:style-name="ce29"/>
          <table:table-cell table:style-name="ce104" table:formula="of:=SUM([.F10:.F36])" office:value-type="float" office:value="0" calcext:value-type="float">
            <text:p>0</text:p>
          </table:table-cell>
          <table:table-cell table:style-name="ce29"/>
          <table:table-cell table:style-name="ce104" table:formula="of:=SUM([.H10:.H36])" office:value-type="float" office:value="0" calcext:value-type="float">
            <text:p>0</text:p>
          </table:table-cell>
          <table:table-cell table:style-name="ce29"/>
          <table:table-cell table:style-name="ce104" table:formula="of:=SUM([.J10:.J36])" office:value-type="float" office:value="0" calcext:value-type="float">
            <text:p>0</text:p>
          </table:table-cell>
          <table:table-cell table:style-name="ce29"/>
          <table:table-cell table:style-name="ce104" table:formula="of:=SUM([.L10:.L36])" office:value-type="float" office:value="0" calcext:value-type="float">
            <text:p>0</text:p>
          </table:table-cell>
          <table:table-cell table:style-name="ce29"/>
          <table:table-cell table:style-name="ce104" table:formula="of:=SUM([.N10:.N36])" office:value-type="float" office:value="0" calcext:value-type="float">
            <text:p>0</text:p>
          </table:table-cell>
          <table:table-cell table:style-name="ce29"/>
          <table:table-cell table:style-name="ce104" table:formula="of:=SUM([.P10:.P36])" office:value-type="float" office:value="0" calcext:value-type="float">
            <text:p>0</text:p>
          </table:table-cell>
          <table:table-cell table:style-name="ce29"/>
          <table:table-cell table:style-name="ce104" table:formula="of:=SUM([.R10:.R36])" office:value-type="float" office:value="0" calcext:value-type="float">
            <text:p>0</text:p>
          </table:table-cell>
          <table:table-cell table:style-name="ce29"/>
          <table:table-cell table:style-name="ce23"/>
          <table:table-cell table:number-columns-repeated="1005"/>
        </table:table-row>
        <table:table-row table:style-name="ro1">
          <table:table-cell table:style-name="ce10"/>
          <table:table-cell table:style-name="ce22"/>
          <table:table-cell table:style-name="ce50" table:number-columns-repeated="3"/>
          <table:table-cell table:style-name="ce23"/>
          <table:table-cell table:style-name="ce29" table:number-columns-repeated="7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table-cell table:style-name="ce11"/>
          <table:table-cell table:style-name="ce23" table:number-columns-repeated="4"/>
          <table:table-cell table:style-name="ce60"/>
          <table:table-cell table:style-name="ce64" table:number-columns-repeated="6"/>
          <table:table-cell table:style-name="ce29"/>
          <table:table-cell table:style-name="ce23" table:number-columns-repeated="4"/>
          <table:table-cell table:style-name="ce69"/>
          <table:table-cell table:style-name="ce23"/>
          <table:table-cell table:number-columns-repeated="1005"/>
        </table:table-row>
        <table:table-row table:style-name="ro1">
          <table:table-cell table:style-name="ce11"/>
          <table:table-cell table:style-name="ce23"/>
          <table:table-cell table:style-name="ce105"/>
          <table:table-cell table:style-name="ce23" table:number-columns-repeated="2"/>
          <table:table-cell table:style-name="ce60"/>
          <table:table-cell table:style-name="ce64" table:number-columns-repeated="6"/>
          <table:table-cell table:style-name="ce29" table:number-columns-repeated="2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>
          <table:table-cell table:style-name="ce11"/>
          <table:table-cell table:style-name="ce23" table:number-columns-repeated="4"/>
          <table:table-cell table:style-name="ce60"/>
          <table:table-cell table:style-name="ce64" table:number-columns-repeated="6"/>
          <table:table-cell table:style-name="ce29" table:number-columns-repeated="2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3">
          <table:table-cell table:style-name="ce12" office:value-type="string" calcext:value-type="string" table:number-columns-spanned="1" table:number-rows-spanned="4">
            <text:p>Recommendation based on your score:</text:p>
          </table:table-cell>
          <table:table-cell table:style-name="ce24" office:value-type="string" calcext:value-type="string">
            <text:p>Greater than 321</text:p>
          </table:table-cell>
          <table:table-cell table:style-name="ce51" office:value-type="string" calcext:value-type="string">
            <text:p>Your Business Idea is Brilliant! Share it with honest and well intentioned partners and investors and get going!!!</text:p>
          </table:table-cell>
          <table:table-cell table:style-name="ce10" table:number-columns-repeated="2"/>
          <table:table-cell table:style-name="ce61"/>
          <table:table-cell table:style-name="ce65"/>
          <table:table-cell table:style-name="ce62" table:number-columns-repeated="5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3">
          <table:covered-table-cell table:style-name="ce13"/>
          <table:table-cell table:style-name="ce25" office:value-type="string" calcext:value-type="string">
            <text:p>Between 206 and 321</text:p>
          </table:table-cell>
          <table:table-cell table:style-name="ce52" office:value-type="string" calcext:value-type="string">
            <text:p>Your Business Idea is Good! It is safe to start, but continue working on the low scores (in orange and red) to make it Brilliant! (dark green).</text:p>
          </table:table-cell>
          <table:table-cell table:style-name="ce10" table:number-columns-repeated="2"/>
          <table:table-cell table:style-name="ce61"/>
          <table:table-cell table:style-name="ce62" table:number-columns-repeated="6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3">
          <table:covered-table-cell table:style-name="ce13"/>
          <table:table-cell table:style-name="ce26" office:value-type="string" calcext:value-type="string">
            <text:p>Between 137 and 205</text:p>
          </table:table-cell>
          <table:table-cell table:style-name="ce52" office:value-type="string" calcext:value-type="string">
            <text:p>Your Business Idea is not yet a good idea. Objectively work on the low scores (in orange and red) to make it Good (green)!</text:p>
          </table:table-cell>
          <table:table-cell table:style-name="ce10" table:number-columns-repeated="2"/>
          <table:table-cell table:style-name="ce62"/>
          <table:table-cell table:style-name="ce65"/>
          <table:table-cell table:style-name="ce62" table:number-columns-repeated="5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3">
          <table:covered-table-cell table:style-name="ce14"/>
          <table:table-cell table:style-name="ce27" office:value-type="string" calcext:value-type="string">
            <text:p>Less than 137</text:p>
          </table:table-cell>
          <table:table-cell table:style-name="ce51" office:value-type="string" calcext:value-type="string">
            <text:p>Your Business Idea is not viable. Objectively work on the low scores (in orange and red) to make it Good (green)!</text:p>
          </table:table-cell>
          <table:table-cell table:style-name="ce36" table:number-columns-repeated="2"/>
          <table:table-cell table:style-name="ce62" table:number-columns-repeated="7"/>
          <table:table-cell table:style-name="ce36" table:number-columns-repeated="2"/>
          <table:table-cell table:style-name="ce10" table:number-columns-repeated="3"/>
          <table:table-cell table:style-name="ce11"/>
          <table:table-cell table:style-name="ce10"/>
          <table:table-cell table:number-columns-repeated="1005"/>
        </table:table-row>
        <table:table-row table:style-name="ro1">
          <table:table-cell table:style-name="ce10"/>
          <table:table-cell table:style-name="ce28"/>
          <table:table-cell table:style-name="ce53" table:number-columns-repeated="3"/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number-columns-repeated="4" table:style-name="ce29" office:value-type="float" office:value="12" calcext:value-type="float">
            <text:p>12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-5" calcext:value-type="float">
            <text:p>-5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29" table:formula="of:=[.B48]*[.B49]" office:value-type="float" office:value="180" calcext:value-type="float">
            <text:p>180</text:p>
          </table:table-cell>
          <table:table-cell table:style-name="ce29" table:formula="of:=[.C48]*[.C49]" office:value-type="float" office:value="120" calcext:value-type="float">
            <text:p>120</text:p>
          </table:table-cell>
          <table:table-cell table:style-name="ce29" table:formula="of:=[.D48]*[.D49]" office:value-type="float" office:value="60" calcext:value-type="float">
            <text:p>60</text:p>
          </table:table-cell>
          <table:table-cell table:style-name="ce29" table:formula="of:=[.E48]*[.E49]" office:value-type="float" office:value="-60" calcext:value-type="float">
            <text:p>-60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30" office:value-type="string" calcext:value-type="string">
            <text:p>Greater than 150</text:p>
          </table:table-cell>
          <table:table-cell table:style-name="ce30" office:value-type="string" calcext:value-type="string">
            <text:p>Between 90 and 150</text:p>
          </table:table-cell>
          <table:table-cell table:style-name="ce30" office:value-type="string" calcext:value-type="string">
            <text:p>Between 60 and 89</text:p>
          </table:table-cell>
          <table:table-cell table:style-name="ce30" office:value-type="string" calcext:value-type="string">
            <text:p>Less than 60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29" office:value-type="string" calcext:value-type="string">
            <text:p>Great</text:p>
          </table:table-cell>
          <table:table-cell table:style-name="ce29" office:value-type="string" calcext:value-type="string">
            <text:p>Good</text:p>
          </table:table-cell>
          <table:table-cell table:style-name="ce29" office:value-type="string" calcext:value-type="string">
            <text:p>Borderline</text:p>
          </table:table-cell>
          <table:table-cell table:style-name="ce29" office:value-type="string" calcext:value-type="string">
            <text:p>Flag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1" table:visibility="collapse">
          <table:table-cell table:style-name="ce10"/>
          <table:table-cell table:style-name="ce31" office:value-type="string" calcext:value-type="string">
            <text:p>Your Business Idea is Brilliant! Share it with honest and well intentioned partners and investors and get going!!!</text:p>
          </table:table-cell>
          <table:table-cell table:style-name="ce31" office:value-type="string" calcext:value-type="string">
            <text:p>Your Business Idea is Good! Continue working on the low scores (in orange and red) to make it Brilliant! (dark green)</text:p>
          </table:table-cell>
          <table:table-cell table:style-name="ce31" office:value-type="string" calcext:value-type="string">
            <text:p>Your Business Idea is not yet a good idea. Objectively work on the low scores (in orange and red) to make it Good (green)!</text:p>
          </table:table-cell>
          <table:table-cell table:style-name="ce31" office:value-type="string" calcext:value-type="string">
            <text:p>Your Business Idea is not viable. Objectively work on the low scores (in orange and red) to make it Good (green)!</text:p>
          </table:table-cell>
          <table:table-cell table:style-name="ce29" table:number-columns-repeated="9"/>
          <table:table-cell table:style-name="ce23" table:number-columns-repeated="3"/>
          <table:table-cell table:style-name="ce69"/>
          <table:table-cell table:style-name="ce23"/>
          <table:table-cell table:number-columns-repeated="1005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dvanced Assessment'.C36:'Advanced Assessment'.C36">
            <calcext:condition calcext:apply-style-name="ConditionalStyle_8" calcext:value="=&quot;Less than 6 months&quot;" calcext:base-cell-address="'Advanced Assessment'.C36"/>
          </calcext:conditional-format>
          <calcext:conditional-format calcext:target-range-address="'Advanced Assessment'.C36:'Advanced Assessment'.C36">
            <calcext:condition calcext:apply-style-name="ConditionalStyle_4" calcext:value="=&quot;From 6 months to 1 yr&quot;" calcext:base-cell-address="'Advanced Assessment'.C36"/>
          </calcext:conditional-format>
          <calcext:conditional-format calcext:target-range-address="'Advanced Assessment'.C36:'Advanced Assessment'.C36">
            <calcext:condition calcext:apply-style-name="ConditionalStyle_5" calcext:value="=&quot;Between 1 yr and 1.5 yrs&quot;" calcext:base-cell-address="'Advanced Assessment'.C36"/>
          </calcext:conditional-format>
          <calcext:conditional-format calcext:target-range-address="'Advanced Assessment'.C36:'Advanced Assessment'.C36">
            <calcext:condition calcext:apply-style-name="ConditionalStyle_9" calcext:value="=&quot;After 1.5 yrs&quot;" calcext:base-cell-address="'Advanced Assessment'.C36"/>
          </calcext:conditional-format>
          <calcext:conditional-format calcext:target-range-address="'Advanced Assessment'.C23:'Advanced Assessment'.C23 'Advanced Assessment'.E23:'Advanced Assessment'.E23 'Advanced Assessment'.G23:'Advanced Assessment'.G23 'Advanced Assessment'.I23:'Advanced Assessment'.I23 'Advanced Assessment'.K23:'Advanced Assessment'.K23 'Advanced Assessment'.M23:'Advanced Assessment'.M23 'Advanced Assessment'.O23:'Advanced Assessment'.O23 'Advanced Assessment'.Q23:'Advanced Assessment'.Q23">
            <calcext:condition calcext:apply-style-name="ConditionalStyle_1" calcext:value="=&quot;Close to 90%&quot;" calcext:base-cell-address="'Advanced Assessment'.C23"/>
          </calcext:conditional-format>
          <calcext:conditional-format calcext:target-range-address="'Advanced Assessment'.C23:'Advanced Assessment'.C23 'Advanced Assessment'.E23:'Advanced Assessment'.E23 'Advanced Assessment'.G23:'Advanced Assessment'.G23 'Advanced Assessment'.I23:'Advanced Assessment'.I23 'Advanced Assessment'.K23:'Advanced Assessment'.K23 'Advanced Assessment'.M23:'Advanced Assessment'.M23 'Advanced Assessment'.O23:'Advanced Assessment'.O23 'Advanced Assessment'.Q23:'Advanced Assessment'.Q23">
            <calcext:condition calcext:apply-style-name="ConditionalStyle_2" calcext:value="=&quot;Close to 50%&quot;" calcext:base-cell-address="'Advanced Assessment'.C23"/>
          </calcext:conditional-format>
          <calcext:conditional-format calcext:target-range-address="'Advanced Assessment'.C23:'Advanced Assessment'.C23 'Advanced Assessment'.E23:'Advanced Assessment'.E23 'Advanced Assessment'.G23:'Advanced Assessment'.G23 'Advanced Assessment'.I23:'Advanced Assessment'.I23 'Advanced Assessment'.K23:'Advanced Assessment'.K23 'Advanced Assessment'.M23:'Advanced Assessment'.M23 'Advanced Assessment'.O23:'Advanced Assessment'.O23 'Advanced Assessment'.Q23:'Advanced Assessment'.Q23">
            <calcext:condition calcext:apply-style-name="ConditionalStyle_3" calcext:value="=&quot;Close to 10%&quot;" calcext:base-cell-address="'Advanced Assessment'.C23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4" calcext:value="=&quot;Great Margin Low Volume&quot;" calcext:base-cell-address="'Advanced Assessment'.C26"/>
          </calcext:conditional-format>
          <calcext:conditional-format calcext:target-range-address="'Advanced Assessment'.C23:'Advanced Assessment'.C23 'Advanced Assessment'.E23:'Advanced Assessment'.E23 'Advanced Assessment'.G23:'Advanced Assessment'.G23 'Advanced Assessment'.I23:'Advanced Assessment'.I23 'Advanced Assessment'.K23:'Advanced Assessment'.K23 'Advanced Assessment'.M23:'Advanced Assessment'.M23 'Advanced Assessment'.O23:'Advanced Assessment'.O23 'Advanced Assessment'.Q23:'Advanced Assessment'.Q23">
            <calcext:condition calcext:apply-style-name="ConditionalStyle_2" calcext:value="=&quot;Good Margin-Average Volume&quot;" calcext:base-cell-address="'Advanced Assessment'.C23"/>
          </calcext:conditional-format>
          <calcext:conditional-format calcext:target-range-address="'Advanced Assessment'.C23:'Advanced Assessment'.C23 'Advanced Assessment'.E23:'Advanced Assessment'.E23 'Advanced Assessment'.G23:'Advanced Assessment'.G23 'Advanced Assessment'.I23:'Advanced Assessment'.I23 'Advanced Assessment'.K23:'Advanced Assessment'.K23 'Advanced Assessment'.M23:'Advanced Assessment'.M23 'Advanced Assessment'.O23:'Advanced Assessment'.O23 'Advanced Assessment'.Q23:'Advanced Assessment'.Q23">
            <calcext:condition calcext:apply-style-name="ConditionalStyle_3" calcext:value="=&quot;Low Margin-Great Volume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Low Margin-Great Volume&quot;" calcext:base-cell-address="'Advanced Assessment'.C23"/>
          </calcext:conditional-format>
          <calcext:conditional-format calcext:target-range-address="'Advanced Assessment'.C24:'Advanced Assessment'.C24 'Advanced Assessment'.E24:'Advanced Assessment'.E24 'Advanced Assessment'.G24:'Advanced Assessment'.G24 'Advanced Assessment'.I24:'Advanced Assessment'.I24 'Advanced Assessment'.K24:'Advanced Assessment'.K24 'Advanced Assessment'.M24:'Advanced Assessment'.M24 'Advanced Assessment'.O24:'Advanced Assessment'.O24 'Advanced Assessment'.Q24:'Advanced Assessment'.Q24">
            <calcext:condition calcext:apply-style-name="ConditionalStyle_3" calcext:value="=&quot;Related&quot;" calcext:base-cell-address="'Advanced Assessment'.C24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5" calcext:value="=&quot;Good Margin Average Volume&quot;" calcext:base-cell-address="'Advanced Assessment'.C26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5" calcext:value="=&quot;Average Margin Good Volume&quot;" calcext:base-cell-address="'Advanced Assessment'.C26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4" calcext:value="=&quot;Low Margin Great Volume&quot;" calcext:base-cell-address="'Advanced Assessment'.C26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6" calcext:value="=&quot;Great Volume Great Margin&quot;" calcext:base-cell-address="'Advanced Assessment'.C26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5" calcext:value="=&quot;Average Volume Average Margin&quot;" calcext:base-cell-address="'Advanced Assessment'.C26"/>
          </calcext:conditional-format>
          <calcext:conditional-format calcext:target-range-address="'Advanced Assessment'.C13:'Advanced Assessment'.C13 'Advanced Assessment'.E13:'Advanced Assessment'.E13 'Advanced Assessment'.G13:'Advanced Assessment'.G13 'Advanced Assessment'.I13:'Advanced Assessment'.I13 'Advanced Assessment'.K13:'Advanced Assessment'.K13 'Advanced Assessment'.M13:'Advanced Assessment'.M13 'Advanced Assessment'.O13:'Advanced Assessment'.O13 'Advanced Assessment'.Q13:'Advanced Assessment'.Q13">
            <calcext:condition calcext:apply-style-name="ConditionalStyle_3" calcext:value="=&quot;Ready Market&quot;" calcext:base-cell-address="'Advanced Assessment'.C13"/>
          </calcext:conditional-format>
          <calcext:conditional-format calcext:target-range-address="'Advanced Assessment'.C13:'Advanced Assessment'.C13 'Advanced Assessment'.E13:'Advanced Assessment'.E13 'Advanced Assessment'.G13:'Advanced Assessment'.G13 'Advanced Assessment'.I13:'Advanced Assessment'.I13 'Advanced Assessment'.K13:'Advanced Assessment'.K13 'Advanced Assessment'.M13:'Advanced Assessment'.M13 'Advanced Assessment'.O13:'Advanced Assessment'.O13 'Advanced Assessment'.Q13:'Advanced Assessment'.Q13">
            <calcext:condition calcext:apply-style-name="ConditionalStyle_1" calcext:value="=&quot;No Ready Market&quot;" calcext:base-cell-address="'Advanced Assessment'.C13"/>
          </calcext:conditional-format>
          <calcext:conditional-format calcext:target-range-address="'Advanced Assessment'.C13:'Advanced Assessment'.C13 'Advanced Assessment'.E13:'Advanced Assessment'.E13 'Advanced Assessment'.G13:'Advanced Assessment'.G13 'Advanced Assessment'.I13:'Advanced Assessment'.I13 'Advanced Assessment'.K13:'Advanced Assessment'.K13 'Advanced Assessment'.M13:'Advanced Assessment'.M13 'Advanced Assessment'.O13:'Advanced Assessment'.O13 'Advanced Assessment'.Q13:'Advanced Assessment'.Q13">
            <calcext:condition calcext:apply-style-name="ConditionalStyle_2" calcext:value="=&quot;Market Averagely Developed&quot;" calcext:base-cell-address="'Advanced Assessment'.C13"/>
          </calcext:conditional-format>
          <calcext:conditional-format calcext:target-range-address="'Advanced Assessment'.C14:'Advanced Assessment'.C14 'Advanced Assessment'.E14:'Advanced Assessment'.E14 'Advanced Assessment'.G14:'Advanced Assessment'.G14 'Advanced Assessment'.I14:'Advanced Assessment'.I14 'Advanced Assessment'.K14:'Advanced Assessment'.K14 'Advanced Assessment'.M14:'Advanced Assessment'.M14 'Advanced Assessment'.O14:'Advanced Assessment'.O14 'Advanced Assessment'.Q14:'Advanced Assessment'.Q14">
            <calcext:condition calcext:apply-style-name="ConditionalStyle_3" calcext:value="=&quot;Essential Product/ Service&quot;" calcext:base-cell-address="'Advanced Assessment'.C14"/>
          </calcext:conditional-format>
          <calcext:conditional-format calcext:target-range-address="'Advanced Assessment'.C14:'Advanced Assessment'.C14 'Advanced Assessment'.E14:'Advanced Assessment'.E14 'Advanced Assessment'.G14:'Advanced Assessment'.G14 'Advanced Assessment'.I14:'Advanced Assessment'.I14 'Advanced Assessment'.K14:'Advanced Assessment'.K14 'Advanced Assessment'.M14:'Advanced Assessment'.M14 'Advanced Assessment'.O14:'Advanced Assessment'.O14 'Advanced Assessment'.Q14:'Advanced Assessment'.Q14">
            <calcext:condition calcext:apply-style-name="ConditionalStyle_2" calcext:value="=&quot;Good - willing to pay&quot;" calcext:base-cell-address="'Advanced Assessment'.C14"/>
          </calcext:conditional-format>
          <calcext:conditional-format calcext:target-range-address="'Advanced Assessment'.C14:'Advanced Assessment'.C14 'Advanced Assessment'.E14:'Advanced Assessment'.E14 'Advanced Assessment'.G14:'Advanced Assessment'.G14 'Advanced Assessment'.I14:'Advanced Assessment'.I14 'Advanced Assessment'.K14:'Advanced Assessment'.K14 'Advanced Assessment'.M14:'Advanced Assessment'.M14 'Advanced Assessment'.O14:'Advanced Assessment'.O14 'Advanced Assessment'.Q14:'Advanced Assessment'.Q14">
            <calcext:condition calcext:apply-style-name="ConditionalStyle_1" calcext:value="=&quot;Nice to have&quot;" calcext:base-cell-address="'Advanced Assessment'.C14"/>
          </calcext:conditional-format>
          <calcext:conditional-format calcext:target-range-address="'Advanced Assessment'.C24:'Advanced Assessment'.C24 'Advanced Assessment'.E24:'Advanced Assessment'.E24 'Advanced Assessment'.G24:'Advanced Assessment'.G24 'Advanced Assessment'.I24:'Advanced Assessment'.I24 'Advanced Assessment'.K24:'Advanced Assessment'.K24 'Advanced Assessment'.M24:'Advanced Assessment'.M24 'Advanced Assessment'.O24:'Advanced Assessment'.O24 'Advanced Assessment'.Q24:'Advanced Assessment'.Q24">
            <calcext:condition calcext:apply-style-name="ConditionalStyle_1" calcext:value="=&quot;Unrelated&quot;" calcext:base-cell-address="'Advanced Assessment'.C24"/>
          </calcext:conditional-format>
          <calcext:conditional-format calcext:target-range-address="'Advanced Assessment'.C27:'Advanced Assessment'.C27 'Advanced Assessment'.E27:'Advanced Assessment'.E27 'Advanced Assessment'.G27:'Advanced Assessment'.G27 'Advanced Assessment'.I27:'Advanced Assessment'.I27 'Advanced Assessment'.K27:'Advanced Assessment'.K27 'Advanced Assessment'.M27:'Advanced Assessment'.M27 'Advanced Assessment'.O27:'Advanced Assessment'.O27 'Advanced Assessment'.Q27:'Advanced Assessment'.Q27">
            <calcext:condition calcext:apply-style-name="ConditionalStyle_1" calcext:value="=&quot;CAPEX Intensive&quot;" calcext:base-cell-address="'Advanced Assessment'.C27"/>
          </calcext:conditional-format>
          <calcext:conditional-format calcext:target-range-address="'Advanced Assessment'.C27:'Advanced Assessment'.C27 'Advanced Assessment'.E27:'Advanced Assessment'.E27 'Advanced Assessment'.G27:'Advanced Assessment'.G27 'Advanced Assessment'.I27:'Advanced Assessment'.I27 'Advanced Assessment'.K27:'Advanced Assessment'.K27 'Advanced Assessment'.M27:'Advanced Assessment'.M27 'Advanced Assessment'.O27:'Advanced Assessment'.O27 'Advanced Assessment'.Q27:'Advanced Assessment'.Q27">
            <calcext:condition calcext:apply-style-name="ConditionalStyle_2" calcext:value="=&quot;Medium CAPEX&quot;" calcext:base-cell-address="'Advanced Assessment'.C27"/>
          </calcext:conditional-format>
          <calcext:conditional-format calcext:target-range-address="'Advanced Assessment'.C27:'Advanced Assessment'.C27 'Advanced Assessment'.E27:'Advanced Assessment'.E27 'Advanced Assessment'.G27:'Advanced Assessment'.G27 'Advanced Assessment'.I27:'Advanced Assessment'.I27 'Advanced Assessment'.K27:'Advanced Assessment'.K27 'Advanced Assessment'.M27:'Advanced Assessment'.M27 'Advanced Assessment'.O27:'Advanced Assessment'.O27 'Advanced Assessment'.Q27:'Advanced Assessment'.Q27">
            <calcext:condition calcext:apply-style-name="ConditionalStyle_3" calcext:value="=&quot;Low CAPEX&quot;" calcext:base-cell-address="'Advanced Assessment'.C27"/>
          </calcext:conditional-format>
          <calcext:conditional-format calcext:target-range-address="'Advanced Assessment'.C28:'Advanced Assessment'.C28 'Advanced Assessment'.E28:'Advanced Assessment'.E28 'Advanced Assessment'.G28:'Advanced Assessment'.G28 'Advanced Assessment'.I28:'Advanced Assessment'.I28 'Advanced Assessment'.K28:'Advanced Assessment'.K28 'Advanced Assessment'.M28:'Advanced Assessment'.M28 'Advanced Assessment'.O28:'Advanced Assessment'.O28 'Advanced Assessment'.Q28:'Advanced Assessment'.Q28">
            <calcext:condition calcext:apply-style-name="ConditionalStyle_7" calcext:value="=&quot;High Initial Fee + Reccuring Rev&quot;" calcext:base-cell-address="'Advanced Assessment'.C28"/>
          </calcext:conditional-format>
          <calcext:conditional-format calcext:target-range-address="'Advanced Assessment'.C28:'Advanced Assessment'.C28 'Advanced Assessment'.E28:'Advanced Assessment'.E28 'Advanced Assessment'.G28:'Advanced Assessment'.G28 'Advanced Assessment'.I28:'Advanced Assessment'.I28 'Advanced Assessment'.K28:'Advanced Assessment'.K28 'Advanced Assessment'.M28:'Advanced Assessment'.M28 'Advanced Assessment'.O28:'Advanced Assessment'.O28 'Advanced Assessment'.Q28:'Advanced Assessment'.Q28">
            <calcext:condition calcext:apply-style-name="ConditionalStyle_3" calcext:value="=&quot;Moderate Initial Fee + Recurring Rev&quot;" calcext:base-cell-address="'Advanced Assessment'.C28"/>
          </calcext:conditional-format>
          <calcext:conditional-format calcext:target-range-address="'Advanced Assessment'.C28:'Advanced Assessment'.C28 'Advanced Assessment'.E28:'Advanced Assessment'.E28 'Advanced Assessment'.G28:'Advanced Assessment'.G28 'Advanced Assessment'.I28:'Advanced Assessment'.I28 'Advanced Assessment'.K28:'Advanced Assessment'.K28 'Advanced Assessment'.M28:'Advanced Assessment'.M28 'Advanced Assessment'.O28:'Advanced Assessment'.O28 'Advanced Assessment'.Q28:'Advanced Assessment'.Q28">
            <calcext:condition calcext:apply-style-name="ConditionalStyle_2" calcext:value="=&quot;Low Initial Fee + Recurring Rev&quot;" calcext:base-cell-address="'Advanced Assessment'.C28"/>
          </calcext:conditional-format>
          <calcext:conditional-format calcext:target-range-address="'Advanced Assessment'.C28:'Advanced Assessment'.C28 'Advanced Assessment'.E28:'Advanced Assessment'.E28 'Advanced Assessment'.G28:'Advanced Assessment'.G28 'Advanced Assessment'.I28:'Advanced Assessment'.I28 'Advanced Assessment'.K28:'Advanced Assessment'.K28 'Advanced Assessment'.M28:'Advanced Assessment'.M28 'Advanced Assessment'.O28:'Advanced Assessment'.O28 'Advanced Assessment'.Q28:'Advanced Assessment'.Q28">
            <calcext:condition calcext:apply-style-name="ConditionalStyle_1" calcext:value="=&quot;Once Off Fee&quot;" calcext:base-cell-address="'Advanced Assessment'.C28"/>
          </calcext:conditional-format>
          <calcext:conditional-format calcext:target-range-address="'Advanced Assessment'.C15:'Advanced Assessment'.C15 'Advanced Assessment'.E15:'Advanced Assessment'.E15 'Advanced Assessment'.G15:'Advanced Assessment'.G15 'Advanced Assessment'.I15:'Advanced Assessment'.I15 'Advanced Assessment'.K15:'Advanced Assessment'.K15 'Advanced Assessment'.M15:'Advanced Assessment'.M15 'Advanced Assessment'.O15:'Advanced Assessment'.O15 'Advanced Assessment'.Q15:'Advanced Assessment'.Q15">
            <calcext:condition calcext:apply-style-name="ConditionalStyle_7" calcext:value="=&quot;Unique Product/ Service&quot;" calcext:base-cell-address="'Advanced Assessment'.C15"/>
          </calcext:conditional-format>
          <calcext:conditional-format calcext:target-range-address="'Advanced Assessment'.C15:'Advanced Assessment'.C15 'Advanced Assessment'.E15:'Advanced Assessment'.E15 'Advanced Assessment'.G15:'Advanced Assessment'.G15 'Advanced Assessment'.I15:'Advanced Assessment'.I15 'Advanced Assessment'.K15:'Advanced Assessment'.K15 'Advanced Assessment'.M15:'Advanced Assessment'.M15 'Advanced Assessment'.O15:'Advanced Assessment'.O15 'Advanced Assessment'.Q15:'Advanced Assessment'.Q15">
            <calcext:condition calcext:apply-style-name="ConditionalStyle_3" calcext:value="=&quot;Highly Differentiated Product/ Service&quot;" calcext:base-cell-address="'Advanced Assessment'.C15"/>
          </calcext:conditional-format>
          <calcext:conditional-format calcext:target-range-address="'Advanced Assessment'.C15:'Advanced Assessment'.C15 'Advanced Assessment'.E15:'Advanced Assessment'.E15 'Advanced Assessment'.G15:'Advanced Assessment'.G15 'Advanced Assessment'.I15:'Advanced Assessment'.I15 'Advanced Assessment'.K15:'Advanced Assessment'.K15 'Advanced Assessment'.M15:'Advanced Assessment'.M15 'Advanced Assessment'.O15:'Advanced Assessment'.O15 'Advanced Assessment'.Q15:'Advanced Assessment'.Q15">
            <calcext:condition calcext:apply-style-name="ConditionalStyle_2" calcext:value="=&quot;Moderately Differentiated Product/ Service&quot;" calcext:base-cell-address="'Advanced Assessment'.C15"/>
          </calcext:conditional-format>
          <calcext:conditional-format calcext:target-range-address="'Advanced Assessment'.C15:'Advanced Assessment'.C15 'Advanced Assessment'.E15:'Advanced Assessment'.E15 'Advanced Assessment'.G15:'Advanced Assessment'.G15 'Advanced Assessment'.I15:'Advanced Assessment'.I15 'Advanced Assessment'.K15:'Advanced Assessment'.K15 'Advanced Assessment'.M15:'Advanced Assessment'.M15 'Advanced Assessment'.O15:'Advanced Assessment'.O15 'Advanced Assessment'.Q15:'Advanced Assessment'.Q15">
            <calcext:condition calcext:apply-style-name="ConditionalStyle_1" calcext:value="=&quot;Common Product/ Service&quot;" calcext:base-cell-address="'Advanced Assessment'.C15"/>
          </calcext:conditional-format>
          <calcext:conditional-format calcext:target-range-address="'Advanced Assessment'.C16:'Advanced Assessment'.C16 'Advanced Assessment'.E16:'Advanced Assessment'.E16 'Advanced Assessment'.G16:'Advanced Assessment'.G16 'Advanced Assessment'.I16:'Advanced Assessment'.I16 'Advanced Assessment'.K16:'Advanced Assessment'.K16 'Advanced Assessment'.M16:'Advanced Assessment'.M16 'Advanced Assessment'.O16:'Advanced Assessment'.O16 'Advanced Assessment'.Q16:'Advanced Assessment'.Q16">
            <calcext:condition calcext:apply-style-name="ConditionalStyle_1" calcext:value="=&quot;Extensive Product Research&quot;" calcext:base-cell-address="'Advanced Assessment'.C16"/>
          </calcext:conditional-format>
          <calcext:conditional-format calcext:target-range-address="'Advanced Assessment'.C16:'Advanced Assessment'.C16 'Advanced Assessment'.E16:'Advanced Assessment'.E16 'Advanced Assessment'.G16:'Advanced Assessment'.G16 'Advanced Assessment'.I16:'Advanced Assessment'.I16 'Advanced Assessment'.K16:'Advanced Assessment'.K16 'Advanced Assessment'.M16:'Advanced Assessment'.M16 'Advanced Assessment'.O16:'Advanced Assessment'.O16 'Advanced Assessment'.Q16:'Advanced Assessment'.Q16">
            <calcext:condition calcext:apply-style-name="ConditionalStyle_2" calcext:value="=&quot;Standard Market Research&quot;" calcext:base-cell-address="'Advanced Assessment'.C16"/>
          </calcext:conditional-format>
          <calcext:conditional-format calcext:target-range-address="'Advanced Assessment'.C16:'Advanced Assessment'.C16 'Advanced Assessment'.E16:'Advanced Assessment'.E16 'Advanced Assessment'.G16:'Advanced Assessment'.G16 'Advanced Assessment'.I16:'Advanced Assessment'.I16 'Advanced Assessment'.K16:'Advanced Assessment'.K16 'Advanced Assessment'.M16:'Advanced Assessment'.M16 'Advanced Assessment'.O16:'Advanced Assessment'.O16 'Advanced Assessment'.Q16:'Advanced Assessment'.Q16">
            <calcext:condition calcext:apply-style-name="ConditionalStyle_3" calcext:value="=&quot;Established &amp; Ready Product&quot;" calcext:base-cell-address="'Advanced Assessment'.C16"/>
          </calcext:conditional-format>
          <calcext:conditional-format calcext:target-range-address="'Advanced Assessment'.C32:'Advanced Assessment'.C32 'Advanced Assessment'.E32:'Advanced Assessment'.E32 'Advanced Assessment'.G32:'Advanced Assessment'.G32 'Advanced Assessment'.I32:'Advanced Assessment'.I32 'Advanced Assessment'.K32:'Advanced Assessment'.K32 'Advanced Assessment'.M32:'Advanced Assessment'.M32 'Advanced Assessment'.O32:'Advanced Assessment'.O32 'Advanced Assessment'.Q32:'Advanced Assessment'.Q32">
            <calcext:condition calcext:apply-style-name="ConditionalStyle_3" calcext:value="=&quot;100% Bankable&quot;" calcext:base-cell-address="'Advanced Assessment'.C32"/>
          </calcext:conditional-format>
          <calcext:conditional-format calcext:target-range-address="'Advanced Assessment'.C32:'Advanced Assessment'.C32 'Advanced Assessment'.E32:'Advanced Assessment'.E32 'Advanced Assessment'.G32:'Advanced Assessment'.G32 'Advanced Assessment'.I32:'Advanced Assessment'.I32 'Advanced Assessment'.K32:'Advanced Assessment'.K32 'Advanced Assessment'.M32:'Advanced Assessment'.M32 'Advanced Assessment'.O32:'Advanced Assessment'.O32 'Advanced Assessment'.Q32:'Advanced Assessment'.Q32">
            <calcext:condition calcext:apply-style-name="ConditionalStyle_7" calcext:value="=&quot;Independent&quot;" calcext:base-cell-address="'Advanced Assessment'.C32"/>
          </calcext:conditional-format>
          <calcext:conditional-format calcext:target-range-address="'Advanced Assessment'.C32:'Advanced Assessment'.C32 'Advanced Assessment'.E32:'Advanced Assessment'.E32 'Advanced Assessment'.G32:'Advanced Assessment'.G32 'Advanced Assessment'.I32:'Advanced Assessment'.I32 'Advanced Assessment'.K32:'Advanced Assessment'.K32 'Advanced Assessment'.M32:'Advanced Assessment'.M32 'Advanced Assessment'.O32:'Advanced Assessment'.O32 'Advanced Assessment'.Q32:'Advanced Assessment'.Q32">
            <calcext:condition calcext:apply-style-name="ConditionalStyle_2" calcext:value="=&quot;Part Sponsored&quot;" calcext:base-cell-address="'Advanced Assessment'.C32"/>
          </calcext:conditional-format>
          <calcext:conditional-format calcext:target-range-address="'Advanced Assessment'.C32:'Advanced Assessment'.C32 'Advanced Assessment'.E32:'Advanced Assessment'.E32 'Advanced Assessment'.G32:'Advanced Assessment'.G32 'Advanced Assessment'.I32:'Advanced Assessment'.I32 'Advanced Assessment'.K32:'Advanced Assessment'.K32 'Advanced Assessment'.M32:'Advanced Assessment'.M32 'Advanced Assessment'.O32:'Advanced Assessment'.O32 'Advanced Assessment'.Q32:'Advanced Assessment'.Q32">
            <calcext:condition calcext:apply-style-name="ConditionalStyle_1" calcext:value="=&quot;Currently Sponsored&quot;" calcext:base-cell-address="'Advanced Assessment'.C32"/>
          </calcext:conditional-format>
          <calcext:conditional-format calcext:target-range-address="'Advanced Assessment'.C10:'Advanced Assessment'.C10 'Advanced Assessment'.E10:'Advanced Assessment'.E10 'Advanced Assessment'.G10:'Advanced Assessment'.G10 'Advanced Assessment'.I10:'Advanced Assessment'.I10 'Advanced Assessment'.K10:'Advanced Assessment'.K10 'Advanced Assessment'.M10:'Advanced Assessment'.M10 'Advanced Assessment'.O10:'Advanced Assessment'.O10 'Advanced Assessment'.Q10:'Advanced Assessment'.Q10">
            <calcext:condition calcext:apply-style-name="ConditionalStyle_8" calcext:value="=&quot;Older than 5 years&quot;" calcext:base-cell-address="'Advanced Assessment'.C10"/>
          </calcext:conditional-format>
          <calcext:conditional-format calcext:target-range-address="'Advanced Assessment'.C10:'Advanced Assessment'.C10 'Advanced Assessment'.E10:'Advanced Assessment'.E10 'Advanced Assessment'.G10:'Advanced Assessment'.G10 'Advanced Assessment'.I10:'Advanced Assessment'.I10 'Advanced Assessment'.K10:'Advanced Assessment'.K10 'Advanced Assessment'.M10:'Advanced Assessment'.M10 'Advanced Assessment'.O10:'Advanced Assessment'.O10 'Advanced Assessment'.Q10:'Advanced Assessment'.Q10">
            <calcext:condition calcext:apply-style-name="ConditionalStyle_4" calcext:value="=&quot;Between 3 and 5 years&quot;" calcext:base-cell-address="'Advanced Assessment'.C10"/>
          </calcext:conditional-format>
          <calcext:conditional-format calcext:target-range-address="'Advanced Assessment'.C10:'Advanced Assessment'.C10 'Advanced Assessment'.E10:'Advanced Assessment'.E10 'Advanced Assessment'.G10:'Advanced Assessment'.G10 'Advanced Assessment'.I10:'Advanced Assessment'.I10 'Advanced Assessment'.K10:'Advanced Assessment'.K10 'Advanced Assessment'.M10:'Advanced Assessment'.M10 'Advanced Assessment'.O10:'Advanced Assessment'.O10 'Advanced Assessment'.Q10:'Advanced Assessment'.Q10">
            <calcext:condition calcext:apply-style-name="ConditionalStyle_9" calcext:value="=&quot;Less than 6 months&quot;" calcext:base-cell-address="'Advanced Assessment'.C10"/>
          </calcext:conditional-format>
          <calcext:conditional-format calcext:target-range-address="'Advanced Assessment'.C10:'Advanced Assessment'.C10 'Advanced Assessment'.E10:'Advanced Assessment'.E10 'Advanced Assessment'.G10:'Advanced Assessment'.G10 'Advanced Assessment'.I10:'Advanced Assessment'.I10 'Advanced Assessment'.K10:'Advanced Assessment'.K10 'Advanced Assessment'.M10:'Advanced Assessment'.M10 'Advanced Assessment'.O10:'Advanced Assessment'.O10 'Advanced Assessment'.Q10:'Advanced Assessment'.Q10">
            <calcext:condition calcext:apply-style-name="ConditionalStyle_5" calcext:value="=&quot;Greater than 6 months less than 3 yrs&quot;" calcext:base-cell-address="'Advanced Assessment'.C10"/>
          </calcext:conditional-format>
          <calcext:conditional-format calcext:target-range-address="'Advanced Assessment'.C38:'Advanced Assessment'.C38 'Advanced Assessment'.E38:'Advanced Assessment'.E38 'Advanced Assessment'.G38:'Advanced Assessment'.G38 'Advanced Assessment'.I38:'Advanced Assessment'.I38 'Advanced Assessment'.K38:'Advanced Assessment'.K38 'Advanced Assessment'.M38:'Advanced Assessment'.M38 'Advanced Assessment'.O38:'Advanced Assessment'.O38 'Advanced Assessment'.Q38:'Advanced Assessment'.Q38">
            <calcext:condition calcext:apply-style-name="ConditionalStyle_10" calcext:value="&gt;321" calcext:base-cell-address="'Advanced Assessment'.C38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9" calcext:value="=&quot;Low Volume Low Margin&quot;" calcext:base-cell-address="'Advanced Assessment'.C26"/>
          </calcext:conditional-format>
          <calcext:conditional-format calcext:target-range-address="'Advanced Assessment'.C26:'Advanced Assessment'.C26 'Advanced Assessment'.E26:'Advanced Assessment'.E26 'Advanced Assessment'.G26:'Advanced Assessment'.G26 'Advanced Assessment'.I26:'Advanced Assessment'.I26 'Advanced Assessment'.K26:'Advanced Assessment'.K26 'Advanced Assessment'.M26:'Advanced Assessment'.M26 'Advanced Assessment'.O26:'Advanced Assessment'.O26 'Advanced Assessment'.Q26:'Advanced Assessment'.Q26">
            <calcext:condition calcext:apply-style-name="ConditionalStyle_4" calcext:value="=&quot;Good Volume Good Margin&quot;" calcext:base-cell-address="'Advanced Assessment'.C26"/>
          </calcext:conditional-format>
          <calcext:conditional-format calcext:target-range-address="'Advanced Assessment'.C38:'Advanced Assessment'.C38 'Advanced Assessment'.E38:'Advanced Assessment'.E38 'Advanced Assessment'.G38:'Advanced Assessment'.G38 'Advanced Assessment'.I38:'Advanced Assessment'.I38 'Advanced Assessment'.K38:'Advanced Assessment'.K38 'Advanced Assessment'.M38:'Advanced Assessment'.M38 'Advanced Assessment'.O38:'Advanced Assessment'.O38 'Advanced Assessment'.Q38:'Advanced Assessment'.Q38">
            <calcext:condition calcext:apply-style-name="ConditionalStyle_3" calcext:value="between(206,321)" calcext:base-cell-address="'Advanced Assessment'.C38"/>
          </calcext:conditional-format>
          <calcext:conditional-format calcext:target-range-address="'Advanced Assessment'.C38:'Advanced Assessment'.C38 'Advanced Assessment'.E38:'Advanced Assessment'.E38 'Advanced Assessment'.G38:'Advanced Assessment'.G38 'Advanced Assessment'.I38:'Advanced Assessment'.I38 'Advanced Assessment'.K38:'Advanced Assessment'.K38 'Advanced Assessment'.M38:'Advanced Assessment'.M38 'Advanced Assessment'.O38:'Advanced Assessment'.O38 'Advanced Assessment'.Q38:'Advanced Assessment'.Q38">
            <calcext:condition calcext:apply-style-name="ConditionalStyle_5" calcext:value="between(137,205)" calcext:base-cell-address="'Advanced Assessment'.C38"/>
          </calcext:conditional-format>
          <calcext:conditional-format calcext:target-range-address="'Advanced Assessment'.C38:'Advanced Assessment'.C38 'Advanced Assessment'.E38:'Advanced Assessment'.E38 'Advanced Assessment'.G38:'Advanced Assessment'.G38 'Advanced Assessment'.I38:'Advanced Assessment'.I38 'Advanced Assessment'.K38:'Advanced Assessment'.K38 'Advanced Assessment'.M38:'Advanced Assessment'.M38 'Advanced Assessment'.O38:'Advanced Assessment'.O38 'Advanced Assessment'.Q38:'Advanced Assessment'.Q38">
            <calcext:condition calcext:apply-style-name="ConditionalStyle_11" calcext:value="&lt;137" calcext:base-cell-address="'Advanced Assessment'.C38"/>
          </calcext:conditional-format>
          <calcext:conditional-format calcext:target-range-address="'Advanced Assessment'.C27:'Advanced Assessment'.C27">
            <calcext:condition calcext:apply-style-name="ConditionalStyle_7" calcext:value="=&quot;No CAPEX&quot;" calcext:base-cell-address="'Advanced Assessment'.C27"/>
          </calcext:conditional-format>
          <calcext:conditional-format calcext:target-range-address="'Advanced Assessment'.C17:'Advanced Assessment'.C17">
            <calcext:condition calcext:apply-style-name="ConditionalStyle_7" calcext:value="=&quot;&gt; 25% of Target Demographic&quot;" calcext:base-cell-address="'Advanced Assessment'.C17"/>
          </calcext:conditional-format>
          <calcext:conditional-format calcext:target-range-address="'Advanced Assessment'.C17:'Advanced Assessment'.C17">
            <calcext:condition calcext:apply-style-name="ConditionalStyle_3" calcext:value="=&quot;10% - 25%&quot;" calcext:base-cell-address="'Advanced Assessment'.C17"/>
          </calcext:conditional-format>
          <calcext:conditional-format calcext:target-range-address="'Advanced Assessment'.C17:'Advanced Assessment'.C17">
            <calcext:condition calcext:apply-style-name="ConditionalStyle_2" calcext:value="=&quot;5% - 10%&quot;" calcext:base-cell-address="'Advanced Assessment'.C17"/>
          </calcext:conditional-format>
          <calcext:conditional-format calcext:target-range-address="'Advanced Assessment'.C17:'Advanced Assessment'.C17">
            <calcext:condition calcext:apply-style-name="ConditionalStyle_1" calcext:value="=&quot;&lt; 5%&quot;" calcext:base-cell-address="'Advanced Assessment'.C17"/>
          </calcext:conditional-format>
          <calcext:conditional-format calcext:target-range-address="'Advanced Assessment'.D17:'Advanced Assessment'.D17">
            <calcext:condition calcext:apply-style-name="ConditionalStyle_20" calcext:value="formula-is(LEN(TRIM([.D17]))&gt;0)" calcext:base-cell-address="'Advanced Assessment'.D17"/>
          </calcext:conditional-format>
          <calcext:conditional-format calcext:target-range-address="'Advanced Assessment'.C18:'Advanced Assessment'.C18">
            <calcext:condition calcext:apply-style-name="ConditionalStyle_7" calcext:value="=&quot;Few (0-1) direct rivals; Market is growing.&quot;" calcext:base-cell-address="'Advanced Assessment'.C18"/>
          </calcext:conditional-format>
          <calcext:conditional-format calcext:target-range-address="'Advanced Assessment'.C18:'Advanced Assessment'.C18">
            <calcext:condition calcext:apply-style-name="ConditionalStyle_3" calcext:value="=&quot;Moderate (2-3) rivals; High growth possible.&quot;" calcext:base-cell-address="'Advanced Assessment'.C18"/>
          </calcext:conditional-format>
          <calcext:conditional-format calcext:target-range-address="'Advanced Assessment'.C18:'Advanced Assessment'.C18">
            <calcext:condition calcext:apply-style-name="ConditionalStyle_2" calcext:value="=&quot;Several strong rivals (4+); High entry barrier.&quot;" calcext:base-cell-address="'Advanced Assessment'.C18"/>
          </calcext:conditional-format>
          <calcext:conditional-format calcext:target-range-address="'Advanced Assessment'.C18:'Advanced Assessment'.C18">
            <calcext:condition calcext:apply-style-name="ConditionalStyle_1" calcext:value="=&quot;Market dominated by 1-2 giants; Stagnant or shrinking.&quot;" calcext:base-cell-address="'Advanced Assessment'.C18"/>
          </calcext:conditional-format>
          <calcext:conditional-format calcext:target-range-address="'Advanced Assessment'.C19:'Advanced Assessment'.C19">
            <calcext:condition calcext:apply-style-name="ConditionalStyle_7" calcext:value="=&quot;Registered Trademark AND Proprietary Process/Tech (e.g., unique formula).&quot;" calcext:base-cell-address="'Advanced Assessment'.C19"/>
          </calcext:conditional-format>
          <calcext:conditional-format calcext:target-range-address="'Advanced Assessment'.C19:'Advanced Assessment'.C19">
            <calcext:condition calcext:apply-style-name="ConditionalStyle_3" calcext:value="=&quot;Registered Trademark OR Proprietary Process.&quot;" calcext:base-cell-address="'Advanced Assessment'.C19"/>
          </calcext:conditional-format>
          <calcext:conditional-format calcext:target-range-address="'Advanced Assessment'.C19:'Advanced Assessment'.C19">
            <calcext:condition calcext:apply-style-name="ConditionalStyle_2" calcext:value="=&quot;Only a secret recipe/process (non-registered).&quot;" calcext:base-cell-address="'Advanced Assessment'.C19"/>
          </calcext:conditional-format>
          <calcext:conditional-format calcext:target-range-address="'Advanced Assessment'.C19:'Advanced Assessment'.C19">
            <calcext:condition calcext:apply-style-name="ConditionalStyle_1" calcext:value="=&quot;No unique advantage or IP.&quot;" calcext:base-cell-address="'Advanced Assessment'.C19"/>
          </calcext:conditional-format>
          <calcext:conditional-format calcext:target-range-address="'Advanced Assessment'.C29:'Advanced Assessment'.C29">
            <calcext:condition calcext:apply-style-name="ConditionalStyle_7" calcext:value="=&quot;CAC is &lt; 1/3 of LTV.&quot;" calcext:base-cell-address="'Advanced Assessment'.C29"/>
          </calcext:conditional-format>
          <calcext:conditional-format calcext:target-range-address="'Advanced Assessment'.C29:'Advanced Assessment'.C29">
            <calcext:condition calcext:apply-style-name="ConditionalStyle_3" calcext:value="=&quot;CAC is &lt; 1/2 of LTV.&quot;" calcext:base-cell-address="'Advanced Assessment'.C29"/>
          </calcext:conditional-format>
          <calcext:conditional-format calcext:target-range-address="'Advanced Assessment'.C29:'Advanced Assessment'.C29">
            <calcext:condition calcext:apply-style-name="ConditionalStyle_2" calcext:value="=&quot;CAC is approx. equal to LTV.&quot;" calcext:base-cell-address="'Advanced Assessment'.C29"/>
          </calcext:conditional-format>
          <calcext:conditional-format calcext:target-range-address="'Advanced Assessment'.C29:'Advanced Assessment'.C29">
            <calcext:condition calcext:apply-style-name="ConditionalStyle_1" calcext:value="=&quot;CAC is &gt; LTV.&quot;" calcext:base-cell-address="'Advanced Assessment'.C29"/>
          </calcext:conditional-format>
          <calcext:conditional-format calcext:target-range-address="'Advanced Assessment'.C30:'Advanced Assessment'.C30">
            <calcext:condition calcext:apply-style-name="ConditionalStyle_7" calcext:value="=&quot;LTV is &gt;5× the Average Transaction Value.&quot;" calcext:base-cell-address="'Advanced Assessment'.C30"/>
          </calcext:conditional-format>
          <calcext:conditional-format calcext:target-range-address="'Advanced Assessment'.C30:'Advanced Assessment'.C30">
            <calcext:condition calcext:apply-style-name="ConditionalStyle_3" calcext:value="=&quot;LTV is 3−5× the Average Transaction Value.&quot;" calcext:base-cell-address="'Advanced Assessment'.C30"/>
          </calcext:conditional-format>
          <calcext:conditional-format calcext:target-range-address="'Advanced Assessment'.C30:'Advanced Assessment'.C30">
            <calcext:condition calcext:apply-style-name="ConditionalStyle_2" calcext:value="=&quot;LTV is 2−3× the Average Transaction Value.&quot;" calcext:base-cell-address="'Advanced Assessment'.C30"/>
          </calcext:conditional-format>
          <calcext:conditional-format calcext:target-range-address="'Advanced Assessment'.C30:'Advanced Assessment'.C30">
            <calcext:condition calcext:apply-style-name="ConditionalStyle_1" calcext:value="=&quot;LTV is ≈1× the Average Transaction Value (no repeat business).&quot;" calcext:base-cell-address="'Advanced Assessment'.C30"/>
          </calcext:conditional-format>
          <calcext:conditional-format calcext:target-range-address="'Advanced Assessment'.C31:'Advanced Assessment'.C31">
            <calcext:condition calcext:apply-style-name="ConditionalStyle_7" calcext:value="=&quot;&gt;25% Net Profit Margin.&quot;" calcext:base-cell-address="'Advanced Assessment'.C31"/>
          </calcext:conditional-format>
          <calcext:conditional-format calcext:target-range-address="'Advanced Assessment'.C31:'Advanced Assessment'.C31">
            <calcext:condition calcext:apply-style-name="ConditionalStyle_3" calcext:value="=&quot;15% - 25%.&quot;" calcext:base-cell-address="'Advanced Assessment'.C31"/>
          </calcext:conditional-format>
          <calcext:conditional-format calcext:target-range-address="'Advanced Assessment'.C31:'Advanced Assessment'.C31">
            <calcext:condition calcext:apply-style-name="ConditionalStyle_2" calcext:value="=&quot;5% - 15%.&quot;" calcext:base-cell-address="'Advanced Assessment'.C31"/>
          </calcext:conditional-format>
          <calcext:conditional-format calcext:target-range-address="'Advanced Assessment'.C31:'Advanced Assessment'.C31">
            <calcext:condition calcext:apply-style-name="ConditionalStyle_1" calcext:value="=&quot;&lt;5% or Negative Net Profit Margin.&quot;" calcext:base-cell-address="'Advanced Assessment'.C31"/>
          </calcext:conditional-format>
          <calcext:conditional-format calcext:target-range-address="'Advanced Assessment'.C33:'Advanced Assessment'.C33">
            <calcext:condition calcext:apply-style-name="ConditionalStyle_7" calcext:value="=&quot;≤6 Months.&quot;" calcext:base-cell-address="'Advanced Assessment'.C33"/>
          </calcext:conditional-format>
          <calcext:conditional-format calcext:target-range-address="'Advanced Assessment'.C33:'Advanced Assessment'.C33">
            <calcext:condition calcext:apply-style-name="ConditionalStyle_3" calcext:value="=&quot;7 - 12 Months.&quot;" calcext:base-cell-address="'Advanced Assessment'.C33"/>
          </calcext:conditional-format>
          <calcext:conditional-format calcext:target-range-address="'Advanced Assessment'.C33:'Advanced Assessment'.C33">
            <calcext:condition calcext:apply-style-name="ConditionalStyle_2" calcext:value="=&quot;13 - 24 Months.&quot;" calcext:base-cell-address="'Advanced Assessment'.C33"/>
          </calcext:conditional-format>
          <calcext:conditional-format calcext:target-range-address="'Advanced Assessment'.C33:'Advanced Assessment'.C33">
            <calcext:condition calcext:apply-style-name="ConditionalStyle_1" calcext:value="=&quot;&gt;24 Months.&quot;" calcext:base-cell-address="'Advanced Assessment'.C33"/>
          </calcext:conditional-format>
          <calcext:conditional-format calcext:target-range-address="'Advanced Assessment'.C34:'Advanced Assessment'.C34">
            <calcext:condition calcext:apply-style-name="ConditionalStyle_7" calcext:value="=&quot;Full Pitch Deck AND Conservative 5-Year Financials (detailed assumptions).&quot;" calcext:base-cell-address="'Advanced Assessment'.C34"/>
          </calcext:conditional-format>
          <calcext:conditional-format calcext:target-range-address="'Advanced Assessment'.C34:'Advanced Assessment'.C34">
            <calcext:condition calcext:apply-style-name="ConditionalStyle_3" calcext:value="=&quot;Full Pitch Deck AND 3-Year Projections.&quot;" calcext:base-cell-address="'Advanced Assessment'.C34"/>
          </calcext:conditional-format>
          <calcext:conditional-format calcext:target-range-address="'Advanced Assessment'.C34:'Advanced Assessment'.C34">
            <calcext:condition calcext:apply-style-name="ConditionalStyle_2" calcext:value="=&quot;Basic 1-Page Summary (Lean Canvas) AND limited financials.&quot;" calcext:base-cell-address="'Advanced Assessment'.C34"/>
          </calcext:conditional-format>
          <calcext:conditional-format calcext:target-range-address="'Advanced Assessment'.C34:'Advanced Assessment'.C34">
            <calcext:condition calcext:apply-style-name="ConditionalStyle_1" calcext:value="=&quot;Only a verbal idea or rough figures.&quot;" calcext:base-cell-address="'Advanced Assessment'.C34"/>
          </calcext:conditional-format>
          <calcext:conditional-format calcext:target-range-address="'Advanced Assessment'.C25:'Advanced Assessment'.C25">
            <calcext:condition calcext:apply-style-name="ConditionalStyle_7" calcext:value="=&quot;A. Product Replication: (e.g., Franchising, Licensing).&quot;" calcext:base-cell-address="'Advanced Assessment'.C25"/>
          </calcext:conditional-format>
          <calcext:conditional-format calcext:target-range-address="'Advanced Assessment'.C25:'Advanced Assessment'.C25">
            <calcext:condition calcext:apply-style-name="ConditionalStyle_3" calcext:value="=&quot;B. Digital Adoption: (e.g., E-commerce/Subscription Model).&quot;" calcext:base-cell-address="'Advanced Assessment'.C25"/>
          </calcext:conditional-format>
          <calcext:conditional-format calcext:target-range-address="'Advanced Assessment'.C25:'Advanced Assessment'.C25">
            <calcext:condition calcext:apply-style-name="ConditionalStyle_2" calcext:value="=&quot;C. Partnership Expansion: (e.g., Strategic Alliances, Joint Ventures).&quot;" calcext:base-cell-address="'Advanced Assessment'.C25"/>
          </calcext:conditional-format>
          <calcext:conditional-format calcext:target-range-address="'Advanced Assessment'.C25:'Advanced Assessment'.C25">
            <calcext:condition calcext:apply-style-name="ConditionalStyle_1" calcext:value="=&quot;D. Direct Expansion: (e.g., Opening new branch locations).&quot;" calcext:base-cell-address="'Advanced Assessment'.C25"/>
          </calcext:conditional-format>
          <calcext:conditional-format calcext:target-range-address="'Advanced Assessment'.C35:'Advanced Assessment'.C35">
            <calcext:condition calcext:apply-style-name="ConditionalStyle_7" calcext:value="=&quot;A. Trade Sale (Acquisition): (Selling the company to a larger competitor).&quot;" calcext:base-cell-address="'Advanced Assessment'.C35"/>
          </calcext:conditional-format>
          <calcext:conditional-format calcext:target-range-address="'Advanced Assessment'.C35:'Advanced Assessment'.C35">
            <calcext:condition calcext:apply-style-name="ConditionalStyle_3" calcext:value="=&quot;B. Financial Buyout: (Selling equity back to the founders/management team).&quot;" calcext:base-cell-address="'Advanced Assessment'.C35"/>
          </calcext:conditional-format>
          <calcext:conditional-format calcext:target-range-address="'Advanced Assessment'.C35:'Advanced Assessment'.C35">
            <calcext:condition calcext:apply-style-name="ConditionalStyle_2" calcext:value="=&quot;C. Initial Public Offering (IPO): (Listing shares on a stock exchange - High bar for MSMEs).&quot;" calcext:base-cell-address="'Advanced Assessment'.C35"/>
          </calcext:conditional-format>
          <calcext:conditional-format calcext:target-range-address="'Advanced Assessment'.C35:'Advanced Assessment'.C35">
            <calcext:condition calcext:apply-style-name="ConditionalStyle_1" calcext:value="=&quot;D. Recapitalisation/Dividend Payout: (Taking profits/debt to pay out investors).&quot;" calcext:base-cell-address="'Advanced Assessment'.C35"/>
          </calcext:conditional-format>
          <calcext:conditional-format calcext:target-range-address="'Advanced Assessment'.C11:'Advanced Assessment'.C11">
            <calcext:condition calcext:apply-style-name="ConditionalStyle_7" calcext:value="=&quot;Registered with AOA AND a signed SHA in place.&quot;" calcext:base-cell-address="'Advanced Assessment'.C11"/>
          </calcext:conditional-format>
          <calcext:conditional-format calcext:target-range-address="'Advanced Assessment'.C11:'Advanced Assessment'.C11">
            <calcext:condition calcext:apply-style-name="ConditionalStyle_3" calcext:value="=&quot;Registered with AOA only.&quot;" calcext:base-cell-address="'Advanced Assessment'.C11"/>
          </calcext:conditional-format>
          <calcext:conditional-format calcext:target-range-address="'Advanced Assessment'.C11:'Advanced Assessment'.C11">
            <calcext:condition calcext:apply-style-name="ConditionalStyle_2" calcext:value="=&quot;Fully operational but only registered as a Sole Proprietorship/Partnership (not a limited entity).&quot;" calcext:base-cell-address="'Advanced Assessment'.C11"/>
          </calcext:conditional-format>
          <calcext:conditional-format calcext:target-range-address="'Advanced Assessment'.C11:'Advanced Assessment'.C11">
            <calcext:condition calcext:apply-style-name="ConditionalStyle_1" calcext:value="=&quot;Informal (non-registered) business.&quot;" calcext:base-cell-address="'Advanced Assessment'.C11"/>
          </calcext:conditional-format>
          <calcext:conditional-format calcext:target-range-address="'Advanced Assessment'.C12:'Advanced Assessment'.C12">
            <calcext:condition calcext:apply-style-name="ConditionalStyle_7" calcext:value="=&quot;Few or no special permits required (e.g., retail).&quot;" calcext:base-cell-address="'Advanced Assessment'.C12"/>
          </calcext:conditional-format>
          <calcext:conditional-format calcext:target-range-address="'Advanced Assessment'.C12:'Advanced Assessment'.C12">
            <calcext:condition calcext:apply-style-name="ConditionalStyle_3" calcext:value="=&quot;Standard business licensing required; process is clear.&quot;" calcext:base-cell-address="'Advanced Assessment'.C12"/>
          </calcext:conditional-format>
          <calcext:conditional-format calcext:target-range-address="'Advanced Assessment'.C12:'Advanced Assessment'.C12">
            <calcext:condition calcext:apply-style-name="ConditionalStyle_2" calcext:value="=&quot;Multiple, specialised, or annual licenses required (e.g., finance, specific manufacturing).&quot;" calcext:base-cell-address="'Advanced Assessment'.C12"/>
          </calcext:conditional-format>
          <calcext:conditional-format calcext:target-range-address="'Advanced Assessment'.C12:'Advanced Assessment'.C12">
            <calcext:condition calcext:apply-style-name="ConditionalStyle_1" calcext:value="=&quot;High ongoing compliance costs, frequent changes in regulations, or licenses are hard to obtain.&quot;" calcext:base-cell-address="'Advanced Assessment'.C12"/>
          </calcext:conditional-format>
          <calcext:conditional-format calcext:target-range-address="'Advanced Assessment'.A7:'Advanced Assessment'.A36">
            <calcext:condition calcext:apply-style-name="ConditionalStyle_12" calcext:value="=&quot;Foundation &amp; Legal&quot;" calcext:base-cell-address="'Advanced Assessment'.A7"/>
          </calcext:conditional-format>
          <calcext:conditional-format calcext:target-range-address="'Advanced Assessment'.A7:'Advanced Assessment'.A36">
            <calcext:condition calcext:apply-style-name="ConditionalStyle_13" calcext:value="=&quot;Operational Strategy &amp; Capability&quot;" calcext:base-cell-address="'Advanced Assessment'.A7"/>
          </calcext:conditional-format>
          <calcext:conditional-format calcext:target-range-address="'Advanced Assessment'.A7:'Advanced Assessment'.A36">
            <calcext:condition calcext:apply-style-name="ConditionalStyle_14" calcext:value="=&quot;Financial Health &amp; Economics&quot;" calcext:base-cell-address="'Advanced Assessment'.A7"/>
          </calcext:conditional-format>
          <calcext:conditional-format calcext:target-range-address="'Advanced Assessment'.A7:'Advanced Assessment'.A36">
            <calcext:condition calcext:apply-style-name="ConditionalStyle_15" calcext:value="=&quot;Market &amp; Offering&quot;" calcext:base-cell-address="'Advanced Assessment'.A7"/>
          </calcext:conditional-format>
          <calcext:conditional-format calcext:target-range-address="'Advanced Assessment'.A7:'Advanced Assessment'.A36">
            <calcext:condition calcext:apply-style-name="ConditionalStyle_16" calcext:value="=&quot;Investment &amp; Future Readiness&quot;" calcext:base-cell-address="'Advanced Assessment'.A7"/>
          </calcext:conditional-format>
        </calcext:conditional-formats>
      </table:table>
      <table:table table:name="Ratios" table:style-name="ta3">
        <table:table-column table:style-name="co5" table:number-columns-repeated="1024" table:default-cell-style-name="Default"/>
        <table:table-row table:style-name="ro1">
          <table:table-cell/>
          <table:table-cell table:style-name="ce108" table:number-columns-repeated="4"/>
          <table:table-cell table:number-columns-repeated="1019"/>
        </table:table-row>
        <table:table-row table:style-name="ro1">
          <table:table-cell/>
          <table:table-cell table:style-name="ce108"/>
          <table:table-cell table:style-name="ce108" office:value-type="float" office:value="155" calcext:value-type="float">
            <text:p>155</text:p>
          </table:table-cell>
          <table:table-cell table:style-name="ce108"/>
          <table:table-cell/>
          <table:table-cell table:style-name="ce108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/>
          <table:table-cell table:style-name="ce108" table:number-columns-repeated="4"/>
          <table:table-cell table:number-columns-repeated="1019"/>
        </table:table-row>
        <table:table-row table:style-name="ro1">
          <table:table-cell/>
          <table:table-cell table:style-name="ce108" office:value-type="float" office:value="140" calcext:value-type="float">
            <text:p>140</text:p>
          </table:table-cell>
          <table:table-cell table:style-name="ce110" table:formula="of:=[.B4]/[.$C$2]" office:value-type="percentage" office:value="0.903225806451613" calcext:value-type="percentage">
            <text:p>90%</text:p>
          </table:table-cell>
          <table:table-cell table:style-name="ce108"/>
          <table:table-cell table:style-name="ce111" table:formula="of:=[.B4]/[.$C$2]*[.$F$2]" office:value-type="float" office:value="320.645161290323" calcext:value-type="float">
            <text:p>321</text:p>
          </table:table-cell>
          <table:table-cell table:style-name="ce110" table:formula="of:=[.E4]/[.$F$2]" office:value-type="percentage" office:value="0.903225806451613" calcext:value-type="percentage">
            <text:p>90%</text:p>
          </table:table-cell>
          <table:table-cell table:number-columns-repeated="1018"/>
        </table:table-row>
        <table:table-row table:style-name="ro1">
          <table:table-cell/>
          <table:table-cell table:style-name="ce108" office:value-type="float" office:value="90" calcext:value-type="float">
            <text:p>90</text:p>
          </table:table-cell>
          <table:table-cell table:style-name="ce110" table:formula="of:=[.B5]/[.$C$2]" office:value-type="percentage" office:value="0.580645161290323" calcext:value-type="percentage">
            <text:p>58%</text:p>
          </table:table-cell>
          <table:table-cell table:style-name="ce108"/>
          <table:table-cell table:style-name="ce111" table:formula="of:=[.B5]/[.$C$2]*[.$F$2]" office:value-type="float" office:value="206.129032258065" calcext:value-type="float">
            <text:p>206</text:p>
          </table:table-cell>
          <table:table-cell table:style-name="ce110" table:formula="of:=[.E5]/[.$F$2]" office:value-type="percentage" office:value="0.580645161290323" calcext:value-type="percentage">
            <text:p>58%</text:p>
          </table:table-cell>
          <table:table-cell table:number-columns-repeated="1018"/>
        </table:table-row>
        <table:table-row table:style-name="ro1">
          <table:table-cell/>
          <table:table-cell table:style-name="ce108" office:value-type="float" office:value="60" calcext:value-type="float">
            <text:p>60</text:p>
          </table:table-cell>
          <table:table-cell table:style-name="ce110" table:formula="of:=[.B6]/[.$C$2]" office:value-type="percentage" office:value="0.387096774193548" calcext:value-type="percentage">
            <text:p>39%</text:p>
          </table:table-cell>
          <table:table-cell table:style-name="ce108"/>
          <table:table-cell table:style-name="ce111" table:formula="of:=[.B6]/[.$C$2]*[.$F$2]" office:value-type="float" office:value="137.41935483871" calcext:value-type="float">
            <text:p>137</text:p>
          </table:table-cell>
          <table:table-cell table:style-name="ce110" table:formula="of:=[.E6]/[.$F$2]" office:value-type="percentage" office:value="0.387096774193548" calcext:value-type="percentage">
            <text:p>39%</text:p>
          </table:table-cell>
          <table:table-cell table:number-columns-repeated="1018"/>
        </table:table-row>
        <table:table-row table:style-name="ro1">
          <table:table-cell/>
          <table:table-cell table:style-name="ce108" office:value-type="float" office:value="60" calcext:value-type="float">
            <text:p>60</text:p>
          </table:table-cell>
          <table:table-cell table:style-name="ce110" table:formula="of:=[.B7]/[.$C$2]" office:value-type="percentage" office:value="0.387096774193548" calcext:value-type="percentage">
            <text:p>39%</text:p>
          </table:table-cell>
          <table:table-cell table:style-name="ce108"/>
          <table:table-cell table:style-name="ce111" table:formula="of:=[.B7]/[.$C$2]*[.$F$2]" office:value-type="float" office:value="137.41935483871" calcext:value-type="float">
            <text:p>137</text:p>
          </table:table-cell>
          <table:table-cell table:style-name="ce110" table:formula="of:=[.E7]/[.$F$2]" office:value-type="percentage" office:value="0.387096774193548" calcext:value-type="percentage">
            <text:p>39%</text:p>
          </table:table-cell>
          <table:table-cell table:number-columns-repeated="1018"/>
        </table:table-row>
        <table:table-row table:style-name="ro1" table:number-rows-repeated="4">
          <table:table-cell/>
          <table:table-cell table:style-name="ce108" table:number-columns-repeated="4"/>
          <table:table-cell table:number-columns-repeated="1019"/>
        </table:table-row>
        <table:table-row table:style-name="ro1">
          <table:table-cell/>
          <table:table-cell table:style-name="ce109" office:value-type="string" calcext:value-type="string">
            <text:p>Greater than 140</text:p>
          </table:table-cell>
          <table:table-cell table:style-name="ce108" table:number-columns-repeated="2"/>
          <table:table-cell table:style-name="ce109" office:value-type="string" calcext:value-type="string">
            <text:p>Greater than 321</text:p>
          </table:table-cell>
          <table:table-cell table:number-columns-repeated="1019"/>
        </table:table-row>
        <table:table-row table:style-name="ro1">
          <table:table-cell/>
          <table:table-cell table:style-name="ce109" office:value-type="string" calcext:value-type="string">
            <text:p>Between 90 and 140</text:p>
          </table:table-cell>
          <table:table-cell table:style-name="ce108" table:number-columns-repeated="2"/>
          <table:table-cell table:style-name="ce109" office:value-type="string" calcext:value-type="string">
            <text:p>Between 206 and 321</text:p>
          </table:table-cell>
          <table:table-cell table:number-columns-repeated="1019"/>
        </table:table-row>
        <table:table-row table:style-name="ro1">
          <table:table-cell/>
          <table:table-cell table:style-name="ce109" office:value-type="string" calcext:value-type="string">
            <text:p>Between 60 and 89</text:p>
          </table:table-cell>
          <table:table-cell table:style-name="ce108" table:number-columns-repeated="2"/>
          <table:table-cell table:style-name="ce109" office:value-type="string" calcext:value-type="string">
            <text:p>Between 137 and 205</text:p>
          </table:table-cell>
          <table:table-cell table:number-columns-repeated="1019"/>
        </table:table-row>
        <table:table-row table:style-name="ro1">
          <table:table-cell/>
          <table:table-cell table:style-name="ce109" office:value-type="string" calcext:value-type="string">
            <text:p>Less than 60</text:p>
          </table:table-cell>
          <table:table-cell table:style-name="ce108" table:number-columns-repeated="2"/>
          <table:table-cell table:style-name="ce109" office:value-type="string" calcext:value-type="string">
            <text:p>Less than 137</text:p>
          </table:table-cell>
          <table:table-cell table:number-columns-repeated="1019"/>
        </table:table-row>
        <table:table-row table:style-name="ro1" table:number-rows-repeated="985">
          <table:table-cell/>
          <table:table-cell table:style-name="ce108" table:number-columns-repeated="4"/>
          <table:table-cell table:number-columns-repeated="101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vanced Business Idea Assessment Tool Indicators" table:style-name="ta4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table:style-name="ce112" office:value-type="string" calcext:value-type="string">
            <text:p>Original Indicator</text:p>
          </table:table-cell>
          <table:table-cell table:style-name="ce112" office:value-type="string" calcext:value-type="string">
            <text:p>Simplified &amp; Concise Wording</text:p>
          </table:table-cell>
          <table:table-cell table:style-name="ce112" office:value-type="string" calcext:value-type="string">
            <text:p>Recommended Scale Item / Range</text:p>
          </table:table-cell>
          <table:table-cell table:style-name="ce112" office:value-type="string" calcext:value-type="string">
            <text:p>Justification</text:p>
          </table:table-cell>
          <table:table-cell table:number-columns-repeated="1020"/>
        </table:table-row>
        <table:table-row table:style-name="ro1">
          <table:table-cell table:style-name="ce113" office:value-type="string" calcext:value-type="string">
            <text:p>Total Addressable Market (TAM) Size</text:p>
          </table:table-cell>
          <table:table-cell table:style-name="ce113" office:value-type="string" calcext:value-type="string">
            <text:p>Market Potential (How many potential customers exist?)</text:p>
          </table:table-cell>
          <table:table-cell table:style-name="ce113" office:value-type="string" calcext:value-type="string">
            <text:p>Scale Type: Percent of Target Population. GREAT: &gt; 25% of Target Demographic. GOOD: 10% - 25%. BORDERLINE: 5% - 10%. RED FLAG: &lt; 5%.</text:p>
          </table:table-cell>
          <table:table-cell table:style-name="ce113" office:value-type="string" calcext:value-type="string">
            <text:p>TAM is complex; MSMEs should focus on their specific target demographic within the region (e.g., number of smallholder farmers, urban youth). ZAMPS (Zimbabwe All Media Products Survey) is good, but local chamber/industry reports or government census data are more accessible for MSMEs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Competitors and marketshare</text:p>
          </table:table-cell>
          <table:table-cell table:style-name="ce114" office:value-type="string" calcext:value-type="string">
            <text:p>Competitive Landscape (Who are your rivals and how strong are they?)</text:p>
          </table:table-cell>
          <table:table-cell table:style-name="ce114" office:value-type="string" calcext:value-type="string">
            <text:p>Scale Type: Dichotomous/Simple Scale. GREAT: Few (0-1) direct rivals; Market is growing. GOOD: Moderate (2-3) rivals; High growth possible. BORDERLINE: Several strong rivals (4+); High entry barrier. RED FLAG: Market dominated by 1-2 giants; Stagnant or shrinking.</text:p>
          </table:table-cell>
          <table:table-cell table:style-name="ce114" office:value-type="string" calcext:value-type="string">
            <text:p>Focus on the number of direct competitors they will immediately face and the overall market vitality, which is easier to gauge than precise market share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To what extent do you have Intellectual Property (IP) patents, trademarks, or proprietary technology</text:p>
          </table:table-cell>
          <table:table-cell table:style-name="ce114" office:value-type="string" calcext:value-type="string">
            <text:p>Proprietary Edge (Do you own unique assets that rivals can't copy?)</text:p>
          </table:table-cell>
          <table:table-cell table:style-name="ce114" office:value-type="string" calcext:value-type="string">
            <text:p>Scale Type: Simple Checklist/Categorical. GREAT: Registered Trademark AND Proprietary Process/Tech (e.g., unique formula). GOOD: Registered Trademark OR Proprietary Process. BORDERLINE: Only a secret recipe/process (non-registered). RED FLAG: No unique advantage or IP.</text:p>
          </table:table-cell>
          <table:table-cell table:style-name="ce114" office:value-type="string" calcext:value-type="string">
            <text:p>IP is vital for defensibility. For MSMEs, trademarks (brand protection) and simple proprietary processes are the most realistic forms of IP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Customer Acquisition Cost (CAC)</text:p>
          </table:table-cell>
          <table:table-cell table:style-name="ce114" office:value-type="string" calcext:value-type="string">
            <text:p>Cost to Win a Customer (How much money does it cost to get one new customer?)</text:p>
          </table:table-cell>
          <table:table-cell table:style-name="ce114" office:value-type="string" calcext:value-type="string">
            <text:p>Scale Type: Ratio to LTV. GREAT: CAC is &lt; 1/3 of LTV. GOOD: CAC is &lt; 1/2 of LTV. BORDERLINE: CAC is approx. equal to LTV. RED FLAG: CAC is &gt; LTV.</text:p>
          </table:table-cell>
          <table:table-cell table:style-name="ce114" office:value-type="string" calcext:value-type="string">
            <text:p>CAC must be assessed relative to LTV. This ratio (LTV:CAC) is the most critical profitability indicator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Lifetime Value (LTV)</text:p>
          </table:table-cell>
          <table:table-cell table:style-name="ce114" office:value-type="string" calcext:value-type="string">
            <text:p>Customer Long-Term Value (How much profit do you expect from one customer over their relationship with you?)</text:p>
          </table:table-cell>
          <table:table-cell table:style-name="ce114" office:value-type="string" calcext:value-type="string">
            <text:p>Scale Type: Simple Multiplier. GREAT: LTV is &gt;5× the Average Transaction Value. GOOD: LTV is 3−5× the Average Transaction Value. BORDERLINE: LTV is 2−3× the Average Transaction Value. RED FLAG: LTV is ≈1× the Average Transaction Value (no repeat business).</text:p>
          </table:table-cell>
          <table:table-cell table:style-name="ce114" office:value-type="string" calcext:value-type="string">
            <text:p>Simplifies LTV calculation by focusing on the expected number of repeat purchases/transactions over the customer's lifespan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Net Profit Margin</text:p>
          </table:table-cell>
          <table:table-cell table:style-name="ce114" office:value-type="string" calcext:value-type="string">
            <text:p>Core Profitability (What percentage of your sales is actual profit?)</text:p>
          </table:table-cell>
          <table:table-cell table:style-name="ce114" office:value-type="string" calcext:value-type="string">
            <text:p>Scale Type: Percentage Range. GREAT: &gt;25% Net Profit Margin. GOOD: 15% - 25%. BORDERLINE: 5% - 15%. RED FLAG: &lt;5% or Negative Net Profit Margin.</text:p>
          </table:table-cell>
          <table:table-cell table:style-name="ce114" office:value-type="string" calcext:value-type="string">
            <text:p>Clear percentage ranges are intuitive for financial health. The ranges provided reflect solid (GREAT), healthy (GOOD), and risky (BORDERLINE) business operations for MSMEs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Break-Even Point</text:p>
          </table:table-cell>
          <table:table-cell table:style-name="ce114" office:value-type="string" calcext:value-type="string">
            <text:p>Time to Profitability (How long will it take to cover all initial costs?)</text:p>
          </table:table-cell>
          <table:table-cell table:style-name="ce114" office:value-type="string" calcext:value-type="string">
            <text:p>Scale Type: Time-based. GREAT: ≤6 Months. GOOD: 7 - 12 Months. BORDERLINE: 13 - 24 Months. RED FLAG: &gt;24 Months.</text:p>
          </table:table-cell>
          <table:table-cell table:style-name="ce114" office:value-type="string" calcext:value-type="string">
            <text:p>Time is the clearest measure of risk for MSMEs. Investors prefer shorter break-even times, especially in rapidly changing markets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Availability of a full pitch deck and 5-year projections to justify investment</text:p>
          </table:table-cell>
          <table:table-cell table:style-name="ce114" office:value-type="string" calcext:value-type="string">
            <text:p>Investment Readiness (Is your investment case professionally documented?)</text:p>
          </table:table-cell>
          <table:table-cell table:style-name="ce114" office:value-type="string" calcext:value-type="string">
            <text:p>Scale Type: Dichotomous/Simple Categorical. GREAT: Full Pitch Deck AND Conservative 5-Year Financials (detailed assumptions). GOOD: Full Pitch Deck AND 3-Year Projections. BORDERLINE: Basic 1-Page Summary (Lean Canvas) AND limited financials. RED FLAG: Only a verbal idea or rough figures.</text:p>
          </table:table-cell>
          <table:table-cell table:style-name="ce114" office:value-type="string" calcext:value-type="string">
            <text:p>Measures preparedness. A pitch deck and conservative projections signal seriousness and structured planning to investors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Which approach/ model from this range can be used for high-growth scaling</text:p>
          </table:table-cell>
          <table:table-cell table:style-name="ce114" office:value-type="string" calcext:value-type="string">
            <text:p>Scaling Strategy (How will you quickly grow the business across new regions/markets?)</text:p>
          </table:table-cell>
          <table:table-cell table:style-name="ce114" office:value-type="string" calcext:value-type="string">
            <text:p>Scale Type: Multiple Choice Question (MCQ). **A. ** Product Replication: (e.g., Franchising, Licensing). **B. ** Digital Adoption: (e.g., E-commerce/Subscription Model). **C. ** Partnership Expansion: (e.g., Strategic Alliances, Joint Ventures). **D. ** Direct Expansion: (e.g., Opening new branch locations).</text:p>
          </table:table-cell>
          <table:table-cell table:style-name="ce114" office:value-type="string" calcext:value-type="string">
            <text:p>Justification: Scaling is complex. Offering a choice of the most common and effective high-growth models gives the entrepreneur a starting point to define their strategy, which can then be assessed by an expert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What exit strategy from this range are you offering to investors</text:p>
          </table:table-cell>
          <table:table-cell table:style-name="ce114" office:value-type="string" calcext:value-type="string">
            <text:p>Investor Exit Plan (How will investors get their money back and make a profit?)</text:p>
          </table:table-cell>
          <table:table-cell table:style-name="ce114" office:value-type="string" calcext:value-type="string">
            <text:p>Scale Type: Multiple Choice Question (MCQ). **A. ** Trade Sale (Acquisition): (Selling the company to a larger competitor). **B. ** Financial Buyout: (Selling equity back to the founders/management team). **C. ** Initial Public Offering (IPO): (Listing shares on a stock exchange - High bar for MSMEs). **D. ** Recapitalisation/Dividend Payout: (Taking profits/debt to pay out investors).</text:p>
          </table:table-cell>
          <table:table-cell table:style-name="ce114" office:value-type="string" calcext:value-type="string">
            <text:p>Investors always want to know the exit plan. The options cover the most realistic scenarios for both early-stage (Buyout) and mature, successful (Trade Sale/IPO) businesses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Registered with Articles of Association and the Shareholders' Agreement</text:p>
          </table:table-cell>
          <table:table-cell table:style-name="ce114" office:value-type="string" calcext:value-type="string">
            <text:p>Legal Structure &amp; Governance (Is the business formally registered and are the owners' rights clearly defined?)</text:p>
          </table:table-cell>
          <table:table-cell table:style-name="ce114" office:value-type="string" calcext:value-type="string">
            <text:p>Scale Type: Simple Checklist/Categorical. GREAT: Registered with AOA AND a signed SHA in place. GOOD: Registered with AOA only. BORDERLINE: Fully operational but only registered as a Sole Proprietorship/Partnership (not a limited entity). RED FLAG: Informal (non-registered) business.</text:p>
          </table:table-cell>
          <table:table-cell table:style-name="ce114" office:value-type="string" calcext:value-type="string">
            <text:p>Highlights the critical difference between being a registered entity (AOA) and having clear, agreed-upon internal rules for owners (SHA), which protects investment.</text:p>
          </table:table-cell>
          <table:table-cell table:number-columns-repeated="1020"/>
        </table:table-row>
        <table:table-row table:style-name="ro1">
          <table:table-cell table:style-name="ce114" office:value-type="string" calcext:value-type="string">
            <text:p>Business has complex regulatory hurdles (e.g., permits, licensing)</text:p>
          </table:table-cell>
          <table:table-cell table:style-name="ce114" office:value-type="string" calcext:value-type="string">
            <text:p>Regulatory Risk (How easy is it to get and maintain legal operating licenses?)</text:p>
          </table:table-cell>
          <table:table-cell table:style-name="ce114" office:value-type="string" calcext:value-type="string">
            <text:p>Scale Type: Simple Risk Assessment. GREAT: Few or no special permits required (e.g., retail). GOOD: Standard business licensing required; process is clear. BORDERLINE: Multiple, specialised, or annual licenses required (e.g., finance, specific manufacturing). RED FLAG: High ongoing compliance costs, frequent changes in regulations, or licenses are hard to obtain.</text:p>
          </table:table-cell>
          <table:table-cell table:style-name="ce114" office:value-type="string" calcext:value-type="string">
            <text:p>Focuses on the complexity and cost of compliance. This is a major factor in ease of doing business in many African markets.</text:p>
          </table:table-cell>
          <table:table-cell table:number-columns-repeated="1020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_1" table:target-range-address="'Basic Assessment'.F2:'Basic Assessment'.I4" table:contains-header="false"/>
        <table:database-range table:name="Table_2" table:target-range-address="'Basic Assessment'.A7:'Basic Assessment'.B24"/>
        <table:database-range table:name="Table_3" table:target-range-address="'Basic Assessment'.C7:'Basic Assessment'.R24" table:contains-header="false"/>
        <table:database-range table:name="Table_4" table:target-range-address="'Basic Assessment'.C31:'Basic Assessment'.E34" table:contains-header="false"/>
        <table:database-range table:name="Table_5" table:target-range-address="'Advanced Assessment'.F2:'Advanced Assessment'.I4" table:contains-header="false"/>
        <table:database-range table:name="Table_6" table:target-range-address="'Advanced Assessment'.A7:'Advanced Assessment'.B37"/>
        <table:database-range table:name="Table_7" table:target-range-address="'Advanced Assessment'.C7:'Advanced Assessment'.R36" table:contains-header="false"/>
        <table:database-range table:name="Table_8" table:target-range-address="'Advanced Assessment'.C43:'Advanced Assessment'.E46" table:contains-header="false"/>
        <table:database-range table:name="Table_9" table:target-range-address="'Advanced Business Idea Assessment Tool Indicators'.A1:'Advanced Business Idea Assessment Tool Indicators'.D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acifico" svg:font-family="Pacific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ff9900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00ff00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9900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38761d"/>
      <style:text-properties fo:color="#00000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8" style:display-name="ConditionalStyle_8" style:family="table-cell" style:parent-style-name="Default">
      <style:table-cell-properties fo:background-color="#38761d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ff0000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8761d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0000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660000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transparent"/>
      <style:text-properties fo:color="#ff00ff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transparent"/>
      <style:text-properties fo:color="#0000ff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16" style:display-name="ConditionalStyle_16" style:family="table-cell" style:parent-style-name="Default">
      <style:table-cell-properties fo:background-color="transparent"/>
      <style:text-properties fo:color="#00ff00" fo:font-weight="bold" style:font-weight-asian="bold" style:font-weight-complex="bold"/>
    </style:style>
    <style:style style:name="ConditionalStyle_5f_20" style:display-name="ConditionalStyle_20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Assessment" style:display-name="PageStyle_Basic Assess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_20_Assessment" style:display-name="PageStyle_Advanced Assess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tios" style:display-name="PageStyle_Rati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vanced_20_Business_20_Idea_20_Assessment_20_Tool_20_Indicators" style:display-name="PageStyle_Advanced Business Idea Assessment Tool Indicato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58" meta:object-count="2"/>
    <meta:generator>LibreOfficeDev/6.0.5.2$Linux_X86_64 LibreOffice_project/</meta:generator>
  </office:meta>
</office:document-meta>
</file>